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LiHei Pro" svg:font-family="LiHei Pro"/>
    <style:font-face style:name="PingFang SC" svg:font-family="PingFang SC"/>
    <style:font-face style:name="PingFang TC" svg:font-family="PingFang TC"/>
    <style:font-face style:name="Times" svg:font-family="Times"/>
  </office:font-face-decls>
  <office:automatic-styles>
    <style:style style:name="P1" style:family="paragraph" style:parent-style-name="Standard">
      <style:paragraph-properties>
        <style:tab-stops>
          <style:tab-stop style:position="0.3938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paragraph-properties fo:margin-bottom="0.1667in" style:line-height-at-least="0.2361in"/>
      <style:text-properties style:font-name="Times" fo:font-size="12.0pt" fo:color="#000000" fo:background-color="#ececec"/>
    </style:style>
    <style:style style:name="P6" style:family="paragraph" style:parent-style-name="Standard">
      <style:paragraph-properties style:line-height-at-least="0.2361in"/>
      <style:text-properties style:font-name="PingFang TC" fo:font-size="12.0pt" fo:color="#000000"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Times" fo:font-style="italic" fo:font-style-asian="italic" fo:font-style-complex="italic" fo:letter-spacing="0.0000in"/>
    </style:style>
    <style:style style:name="T5" style:family="text">
      <style:text-properties style:font-name="PingFang SC" fo:letter-spacing="0.0000in"/>
    </style:style>
    <style:style style:name="T6" style:family="text">
      <style:text-properties style:font-name="Apple Color Emoji" fo:letter-spacing="0.0000in"/>
    </style:style>
    <style:style style:name="T7" style:family="text">
      <style:text-properties style:font-name="PingFang TC" fo:letter-spacing="0.0000in"/>
    </style:style>
    <style:style style:name="T8" style:family="text">
      <style:text-properties fo:font-style="italic" fo:font-style-asian="italic" fo:font-style-complex="italic" fo:letter-spacing="0.0000in"/>
    </style:style>
    <style:style style:name="T9" style:family="text">
      <style:text-properties style:font-name="Times" fo:font-style="italic" fo:font-style-asian="italic" fo:font-style-complex="italic" fo:letter-spacing="0.0000in" fo:background-color="#ececec"/>
    </style:style>
    <style:style style:name="T10" style:family="text">
      <style:text-properties style:font-name="Times" fo:font-style="italic" fo:font-style-asian="italic" fo:font-style-complex="italic" fo:letter-spacing="0.0000in" fo:background-color="#e0e0e0"/>
    </style:style>
    <style:style style:name="TableColumn1" style:family="table-column">
      <style:table-column-properties style:column-width="3.4625in" style:rel-column-width="32767*"/>
    </style:style>
  </office:automatic-styles>
  <office:body>
    <office:text>
      <text:p text:style-name="P1"/>
      <text:p text:style-name="P2"><text:span text:style-name="T1">許世勤   |  2021.06.25 09:21   |   </text:span><text:a xlink:type="simple" xlink:href="http://palinfo.habago.org/Entry?Command=Information_PrintForum#FORUM40785"><text:span text:style-name="T2">#</text:span></text:a></text:p>
      <text:p text:style-name="P3"><text:span text:style-name="T1">前陣子陳培哲抨擊土產疫苗採行的技術，何美鄉則跳出來意有所指地稱「Novavax的蛋白質疫苗最近在三期試驗有良好的結果」。</text:span><text:span text:style-name="T3"><text:line-break/><text:line-break/></text:span><text:span text:style-name="T1">同樣是練拳擊，但每個人都能成為拳王？為了護航，以專業地位或各種專家說法來偷換概念，這就是欺騙。</text:span><text:span text:style-name="T3"><text:line-break/><text:line-break/></text:span><text:span text:style-name="T1">實踐是檢驗真理的唯一標準，混淆與欺騙並不能擊敗現實。最近德國CureVac同樣設計了mRNA疫苗，在二期的時候結果非常漂亮，但三期試驗的效價非常差。同樣是mRNA疫苗，但是CureVac卻無法取得如BNT那樣的成功。像這樣被現實打臉打得啪啪作響的例子，這幾年下來實在看了不少。</text:span><text:span text:style-name="T3"><text:line-break/><text:line-break/></text:span><text:span text:style-name="T1">撇除細節，CureVac的mRNA設計當然與BNT不同，但是土產疫苗跟Novavax完全一樣？完全一樣不會有利益衝突？人渣黨敢跟美國主子搶飯碗嗎？</text:span><text:span text:style-name="T3"><text:line-break/><text:line-break/></text:span><text:span text:style-name="T1">我們做實驗最討厭模稜兩可的結果，因為那很難下結論。即使我今天做出了某種結果，我也只能宣稱在某種特定條件下，我的結論可以成立，但在這個條件之外不能保證。對結果的過度延伸，也是一種欺騙。</text:span></text:p>
      <text:p text:style-name="P2"><text:span text:style-name="T1">陳真   |  2021.06.25 01:36   |   </text:span><text:a xlink:type="simple" xlink:href="http://palinfo.habago.org/Entry?Command=Information_PrintForum#FORUM40784"><text:span text:style-name="T2">#</text:span></text:a></text:p>
      <text:p text:style-name="P4"><text:span text:style-name="T1">台灣人真要坐以待斃？(二十四)：「事實查核中心」別再造謠了</text:span><text:span text:style-name="T3"><text:line-break/><text:line-break/></text:span><text:span text:style-name="T1">陳真</text:span><text:span text:style-name="T3"><text:line-break/><text:line-break/></text:span><text:span text:style-name="T1">2021. 06. 25.</text:span><text:span text:style-name="T3"><text:line-break/><text:line-break/><text:line-break/></text:span><text:span text:style-name="T1">高端公司在上個月5月12日貼出公告，招募65歲以上受試者參與二期試驗。因此，當我想了解美國衛生院跟高端到底授權了哪些內容時，就誤以為那是今年的5月5日，事實上是去年。</text:span><text:span text:style-name="T3"><text:line-break/><text:line-break/></text:span><text:span text:style-name="T1">我以為是今年的5月5日授權，授權之後，5月12 日便開始貼出公告招募志願受試者。這是我犯下這個基本錯誤的由來。</text:span><text:span text:style-name="T3"><text:line-break/><text:line-break/></text:span><text:span text:style-name="T1">可是，5月12日的這則招募公告，在引起眾人嘩然之後，就被該公司撤下了。</text:span><text:span text:style-name="T3"><text:line-break/><text:line-break/></text:span><text:span text:style-name="T1">剛剛，我想再去看那則招募公告，找到所謂「事實查核中心」的「澄清」(這是CIA 的一個外圍組織，以後再寫)，裏頭說，該公告後來加註說明該項招募乃是二期試驗的「次要實驗」，主要是採用高劑量施打在老年人身上。</text:span><text:span text:style-name="T3"><text:line-break/><text:line-break/></text:span><text:span text:style-name="T1">該試驗主持人謝思民醫師說，這是應官方要求所臨時加做的試驗，亦即如果中等劑量的二期試驗解盲沒過，那就還有施打高劑量的老年人口之「次要試驗」數據可以採用。</text:span><text:span text:style-name="T3"><text:line-break/><text:line-break/></text:span><text:span text:style-name="T1">我覺得這很奇怪，擔心萬一解盲沒過，所以就先準備好另一組數據？亦即另外再同時做另一種高劑量的「次要試驗」做為備胎？萬一又沒過呢？就再做低劑量的「次要試驗」，非得做到通過為止？</text:span><text:span text:style-name="T3"><text:line-break/><text:line-break/></text:span><text:span text:style-name="T1">而且，該「次要試驗」只針對老年人。問題是，解盲如果沒過就沒過，後者如何可能取代前者？如果不確定中等劑量是否適當，難道不是應該在二期解盲之前就先同時進行各種劑量的測試？</text:span><text:span text:style-name="T3"><text:line-break/><text:line-break/></text:span><text:span text:style-name="T1">高端公司後來更正的招募公告加註「說明」提到：這個高劑量試驗是一個「獨立的二期試驗」，跟二期試驗「不相關」 。可是，既然是跟二期試驗「無關」的一個「獨立試驗」，為何又能在萬一解盲沒過時可以取代或彌補二期試驗的失敗？  </text:span><text:span text:style-name="T3"><text:line-break/><text:line-break/></text:span><text:span text:style-name="T1">更不合理的是：</text:span><text:span text:style-name="T3"><text:line-break/><text:line-break/></text:span><text:span text:style-name="T1">「試驗計畫主持人謝思民醫師說，原本可以等高端疫苗第二期臨床試驗研究都解盲，看看中劑量對年長者是否產生足夠保護力，若保護力不夠，再追加進行高劑量的實驗。不過，食藥署擔心，若要等解盲後才動作，可能延誤時程，因此要求在第二期臨床結束前，盡快展開年長族群的高劑量臨床試驗。」</text:span><text:span text:style-name="T3"><text:line-break/><text:line-break/></text:span><text:span text:style-name="T1">二期試驗只能大約知道實驗疫苗的「安全性」，而不是「保護力」。有沒有保護力，得做過三期試驗才知道。但是，高端卻公開說謊，讓一般人誤以為二期試驗就能證明疫苗的安全性和有效性。事實上，你打入生理食鹽水應該也很安全，重點是，它並沒有任何保護力。不應該故意把保護力和安全性混為一談。</text:span><text:span text:style-name="T3"><text:line-break/><text:line-break/></text:span><text:span text:style-name="T1">明明是安全性測試，卻故意要說成保護力，高端的母公司基亞，過去就是不斷使用這一套似是而非的手法進行炒股，蓄意混淆視聽，害死無數散戶。</text:span><text:span text:style-name="T3"><text:line-break/><text:line-break/></text:span><text:span text:style-name="T1">綠油油的所謂「事實查核中心」，還不趕緊去糾正高端，別再參與造謠了。 </text:span></text:p>
      <text:p text:style-name="P2"><text:span text:style-name="T1">陳真   |  2021.06.24 19:17   |   </text:span><text:a xlink:type="simple" xlink:href="http://palinfo.habago.org/Entry?Command=Information_PrintForum#FORUM40783"><text:span text:style-name="T2">#</text:span></text:a></text:p>
      <text:p text:style-name="P3"><text:span text:style-name="T1">謝謝指正，對不起，我看錯日期了。我把它刪掉。</text:span></text:p>
      <text:p text:style-name="P2"><text:span text:style-name="T1">Xuan-wei   |  2021.06.24 12:28   |   </text:span><text:a xlink:type="simple" xlink:href="http://palinfo.habago.org/Entry?Command=Information_PrintForum#FORUM40782"><text:span text:style-name="T2">#</text:span></text:a></text:p>
      <text:p text:style-name="P4"><text:span text:style-name="T1">關於高端疫苗的公開（正式）報告，最近的是第一期試驗，全文如網址。<text:line-break/></text:span><text:a xlink:type="simple" xlink:href="https://doi.org/10.1101/2021.03.31.21254668"><text:span text:style-name="T4">https://doi.org/10.1101/2021.03.31.21254668</text:span></text:a><text:span text:style-name="T1"><text:line-break/>看起來具備相當合理的抗原及佐劑的設計，安全性也符合預期。<text:line-break/>至於是否有效還是要看第三期試驗的結果。</text:span></text:p>
      <text:p text:style-name="P2"><text:span text:style-name="T1">Xuan-wei   |  2021.06.24 12:08   |   </text:span><text:a xlink:type="simple" xlink:href="http://palinfo.habago.org/Entry?Command=Information_PrintForum#FORUM40781"><text:span text:style-name="T2">#</text:span></text:a></text:p>
      <text:p text:style-name="P3"><text:span text:style-name="T1">陳醫師您好，<text:line-break/>上一篇(24)中，高端發佈的訊息是在去年(2020年)。</text:span></text:p>
      <text:p text:style-name="P2"><text:span text:style-name="T1">唐欽孝   |  2021.06.23 22:17   |   </text:span><text:a xlink:type="simple" xlink:href="http://palinfo.habago.org/Entry?Command=Information_PrintForum#FORUM40779"><text:span text:style-name="T2">#</text:span></text:a></text:p>
      <text:p text:style-name="P3"><text:span text:style-name="T1">還有一個剛好。<text:line-break/>4/19美國國務院「最新全球旅遊警示」，在台灣還沒有疫情，在美國CDC對台灣的旅遊安全警示仍是第1級的狀況下，突然將台灣從第一級「採取尋常防護措施」，改列為第三級「重新考慮是否前往」。<text:line-break/>然後，然後5/14台灣就真的進入三級防疫警戒。</text:span></text:p>
      <text:p text:style-name="P2"><text:span text:style-name="T1">陳真   |  2021.06.23 11:04   |   </text:span><text:a xlink:type="simple" xlink:href="http://palinfo.habago.org/Entry?Command=Information_PrintForum#FORUM40778"><text:span text:style-name="T2">#</text:span></text:a></text:p>
      <text:p text:style-name="P3"><text:span text:style-name="T1">台灣人真要坐以待斃？(二十三)：疫情教給我一件事<text:line-break/><text:line-break/>陳真<text:line-break/><text:line-break/>2021. 06.23.<text:line-break/><text:line-break/><text:line-break/>我也覺得很納悶，為什麼才打個幾天AZ疫苗會有這麼高的死亡率？高到非常不合理，很詭異。人渣黨卻告訴大家說沒問題，說老年人原本每天就要死一堆。這種喪盡天良的鬼話也說得出口。這就好像某家餐廳，進去一百個顧客，卻有十幾個馬上翹辮子抬出來。然後，餐廳老闆卻說這沒什麼，說原本人就會死，說原本老年人每天就會死一堆。這種鬼話合理嗎？人都會死，但有各種死法，可是，打這些顯然有問題的疫苗卻是猝死。<text:line-break/><text:line-break/>日本鬼子 "贈送" 我們的AZ 疫苗，是日本已經停打、是日本人自己也都不敢打的東西，人渣黨卻要我們對日本鬼子叩首跪謝。今天，如果這些疫苗是大陸贈送的，或是陸製疫苗，結果打幾天疫苗就死了一百多人，你想，人渣黨及其文人走狗們會怎麼炒作？<text:line-break/><text:line-break/>常有人私下寫信給我，問說該不該打AZ？我只能說，在眾多死者之死因調查清楚前，在檢查這幾批疫苗確定沒有問題之前，我絕不會讓家人冒這個極其詭異的風險去打AZ。你看，甚至還有媽媽打完AZ疫苗，回家照樣餵母奶，餵完之後，當天寶寶竟然就死了，死後口鼻還有血漬。難道這也要說原本新生兒就有一定的死亡率？<text:line-break/><text:line-break/>疫情教給我一件事，那就是我發現：我過去對人渣黨及美國人的品性還是太遠遠高估了。這回，他們又再次讓我開了眼界。但我相信，這一切完全不透光的詭異事物的背後，必然有著某種更大的政治圖謀，因為人渣們的反應太不合常理，千方百計要遮掩各種真相。<text:line-break/><text:line-break/>更詭異的是，正常社會是千方百計阻擋病毒入侵，但是人渣黨卻是千方百計阻擋疫苗，打從一年多前，就千方百計嚇阻、打壓一切對於防疫的積極意見。我不相信利益動機可以單獨解釋這無數的怪異行徑。真正的主導者是美國，必有不堪聞問的陰暗企圖在裏頭。<text:line-break/><text:line-break/>我甚至懷疑島內疫情爆發是蓄意為之，否則不可能每件事都剛好那麼巧，剛好天佑高端，剛好天佑人渣黨。現在準備要推出黑心土產疫苗了，就剛好發生3+11事件，剛好疫情就時機精準地嚴重爆發了。天底下有這麼巧合的事嗎？一次巧合也就算了，每次都巧合，無數的巧合？<text:line-break/><text:line-break/><text:line-break/>=================<text:line-break/><text:line-break/>母打疫苗7小時後餵母乳女嬰亡 母哭：打前都問過醫師<text:line-break/><text:line-break/>2021-06-22 聯合報 / 記者蔡維斌／雲林即時報導<text:line-break/><text:line-break/>雲林縣發生第一起哺乳中母親餵母乳造成女嬰死亡案，母親今天傷心說，她昨天下午4點多到虎尾快打站施打AZ疫苗，因自己哺乳中，很是擔心，不僅查過網，施打前更問過醫師都說沒問題，才放心施打，晚上11點多餵小寶貝吃母乳也都好好的，沒想到11點多就發現孩子口吐白沫，鼻口微帶血漬，送醫後就不治。<text:line-break/><text:line-break/>她說，昨天下午四點多她依通知前往虎尾國小快打站施打AZ疫苗，因她自知哺乳中，很擔心會不會施打後餵母乳會有問題，施打前查了很多網路疫苗訊息，沒特別說哺乳中女性不要打。<text:line-break/><text:line-break/>她說，但為慎重起見，昨天施打前，還向現場醫生詢問自己餵母乳中，是否可以施打，醫生說沒問題，她才放心施打，打完回家直到11點多，她餵食母乳，孩子在吃乳前或吃完母乳後，都活潑如常，活動力也很好，不見任何異狀，不料，在今天凌晨約三點多，她醒來查看一下孩子，就發現不對。<text:line-break/><text:line-break/>她又說，當時看到小女兒口出白沫且含有些微血漬，鼻口也一樣有血漬，她趕緊叫醒家人，幫忙把孩子送醫經約兩小時搶救，已告不治。<text:line-break/><text:line-break/>「一切都好好的怎會突然這樣？」她說，女嬰才兩個多月大，是她的第一胎，這段期間白白胖胖長得十分可愛，健康情形完好，也都有按時施打嬰兒疫苗，萬萬沒想到她自己施打疫苗後，竟與小寶貝天人永隔，讓她失去了心頭肉，她很是傷心。<text:line-break/><text:line-break/>至於女嬰死因，家屬已報請檢察官相驗，是否將申請賠償或相關救濟，家屬說，一切等先釐清原因後再說。</text:span></text:p>
      <text:p text:style-name="P2"><text:span text:style-name="T1">黄川   |  2021.06.23 09:33   |   </text:span><text:a xlink:type="simple" xlink:href="http://palinfo.habago.org/Entry?Command=Information_PrintForum#FORUM40777"><text:span text:style-name="T2">#</text:span></text:a></text:p>
      <text:p text:style-name="P4"><text:span text:style-name="T1">最近有关注台湾az疫苗注射的新闻，有个疑问，纵然az是一个众所周知有比较明显缺陷的疫苗而且疫苗本身也有小概率风险，可为什么台湾注射az的死亡率这么高，高的异常，</text:span><text:span text:style-name="T5">远远</text:span><text:span text:style-name="T1">超出其他注射az的地区。</text:span></text:p>
      <text:p text:style-name="P2"><text:span text:style-name="T1">陳真   |  2021.06.21 00:22   |   </text:span><text:a xlink:type="simple" xlink:href="http://palinfo.habago.org/Entry?Command=Information_PrintForum#FORUM40776"><text:span text:style-name="T2">#</text:span></text:a></text:p>
      <text:p text:style-name="P3"><text:span text:style-name="T1">甘地也是留英，學著英國人的形象妝扮自己，穿西裝、打領帶，叼洋煙，講究刀叉禮儀等等。<text:line-break/><text:line-break/>英國人自我滿意度很高，於是發明了許多花樣讓自己遵守，以示與眾不同，高人一等。比方說，攪拌咖啡時，左三圈右三圈，絲毫馬虎不得；攪拌完之後可不能像我這樣拿起湯匙舔乾淨。<text:line-break/><text:line-break/>我對這些裝模作樣的繁文縟節，始終感到非常厭煩。你喜歡，我沒意見，但不要強迫我做傻事。直到今天，我都還不知道怎麼使用西餐上的一堆長短不一的刀叉與湯匙，哪根先，哪根後，我實在搞不清楚，更無興趣遵守。<text:line-break/><text:line-break/>對我來說，一根湯匙一支叉子就夠了。但是，洋人覺得這樣很沒水準，可能覺得一根到底，食物味道會混淆，無法品嚐原味。可是，先舔一舔不就好了？洋人說，這樣沒水準。但我不知道要這種水準做什麼？<text:line-break/><text:line-break/>英國人連蝦子有殼都不知道，因為他們認為剝蝦殼是很沒水準的野蠻人行為，因此在英國餐點中，絕對看不到有殼的蝦。<text:line-break/><text:line-break/>我認識個好朋友(台灣人)，在劍橋開一家外賣中餐館。他說，他曾經經營餐廳店面，洋顧客用餐一半時，叫他從廚房滾出來，對他破口大罵，罵說為何蝦子竟然有殼？！英國人以為蝦子就是沒頭沒尾光溜溜一隻。如果你看過豆豆先生的電影，你就會知道，他們甚至不知道龍蝦也有殼，所以豆豆先生去國外旅遊時，吃龍蝦就連著殼一起吃。<text:line-break/><text:line-break/>甘地原本很崇洋，精確地講是崇英。但是，學成歸國之際，一趟火車之旅便讓他覺醒了。他在南非買了只有白人才有資格乘坐的高級車廂，被列車長連人帶包丟下車，在月台度過寒冷的一夜。<text:line-break/><text:line-break/>隨後，目擊了大英帝國在印度的無數泯滅人性惡行，於是走向反抗英國殖民之路。<text:line-break/><text:line-break/>我並沒有崇洋的這個階段，因此也沒有所謂覺醒。但我曾經是某種意義上的世界人，我喜歡的很多藝術往往來自歐洲與世界各國。我從不覺得那是 "別人" 的文化，我甚至把西洋歷史也視為自己的歷史，心中並無違和感；若非父親重病，事實上，我原本打算就留在英國。<text:line-break/><text:line-break/>直到現在，我仍然熱愛那些來自歐洲的藝術，包括各種文學與音樂。但我終究還是覺醒了。經過過去這大約七、八年、由美國帶頭發起的仇中反華風潮，我終於意識到我是我，洋人是洋人。"我" 不可能是 "他"，"他" 也不想與 "我" 共舞，反倒視 "我" 為敵，百般抹黑與傷害；針對華人的暴力攻擊，更是變本加厲，宛如家常便飯。<text:line-break/><text:line-break/>幾年下來，隨著各種針對中國與華人惡形惡狀毫無廉恥的抹黑與傷害，慢慢地，我和他們之間築起了一道牆，我終於清楚地理解到：我們是我們，他們是他們；在我們打敗他們之前，他們是不可能善待我們的。<text:line-break/><text:line-break/>在這樣一種無惡不作的洋人時代背景下，不光是理性，就連情感上我都不再感動，就連莫札特我都已經還給他們了。有些時候，看到自己十年寒窗、日出而作日落不息、走過千百回的校園與圖書館，偶有惆悵，就像一段失落的青春，如此而已；原來那些曾經以為是 "我的" 記憶、"我的" 山水人事與歷史，只是異國它鄉的一場過客體驗。<text:line-break/><text:line-break/>能還的我都還了，套句陳凱歌的話，過去的只是夢，往後才是生活。</text:span></text:p>
      <text:p text:style-name="P2"><text:span text:style-name="T1">蔡亦鸣   |  2021.06.20 21:40   |   </text:span><text:a xlink:type="simple" xlink:href="http://palinfo.habago.org/Entry?Command=Information_PrintForum#FORUM40775"><text:span text:style-name="T2">#</text:span></text:a></text:p>
      <text:p text:style-name="P3"><text:span text:style-name="T1">中国的精英阶层一如乔姆斯基所说对中国的恶行了如指掌，而对中国之外的恶行视而不见嗤之以鼻。就好像走出山洞的人以为外面就是世界，然后彻底相信不再疑惑，外面是世界，中国是山洞。可中国之外不过就是个大一些的山洞。</text:span></text:p>
      <text:p text:style-name="P2"><text:span text:style-name="T1">鄭豐遠   |  2021.06.20 21:07   |   </text:span><text:a xlink:type="simple" xlink:href="http://palinfo.habago.org/Entry?Command=Information_PrintForum#FORUM40774"><text:span text:style-name="T2">#</text:span></text:a></text:p>
      <text:p text:style-name="P4"><text:span text:style-name="T1">念淨貼的這文章，某個意義上我是完全同意。擁有一個強大的精神內核(邊芹語)是很重要的。中國人生性良善，但良善的人更需要變強大，否則你的良善只會導致脆弱; 外邊打個雷，就能給你嚇得無所適從。<text:line-break/><text:line-break/>我們這一代人很幸運，有機會見證這樣一種變化，所謂百年未有之大變局，變得不只是所謂硬件實力消長，或許那些看不見的，屬於精神和氣節上的變化更為重要。<text:line-break/><text:line-break/>至於洋人，將之拋諸腦後之前，大家不妨多仔細觀察，多去體會其文化本質，把它當作一種(負面)教材，再"照我思索"，也許你的世界將從此變得不同。<text:line-break/><text:line-break/>這兩天中國網路世界發生一件事，一個相當有名氣的傳播所謂科普知識的頻道(叫"迴形針")被揭開其背後金主身份，竟然是以美國民主基金會為首的一眾"NGO"。在金主授意下，這個頻道的影片表面看似分享客觀的科學知識，實際散播各種惡意抹黑中國的思想，比如什麼中國人海鮮吃太多造成全世界的重擔啦，什麼美國人都不登月了，中國人也不該登月啦，一堆陰陽怪氣的的鬼扯蛋。被揭發後，其主事者之一竟然還理直氣壯地說殺了一個迴形針，還有千千萬萬個迴形針 (原話是什麼我忘了，不過大概就是這意思)。<text:line-break/><text:line-break/>還是那句話，你得先是一個中國人，然後才是個人。別急著做什麼世界人國際人發揮大愛大格局拯救地球北極熊，你如果連自己同胞的生存發展權益都不屑一顧，卻整天把洋人噴出來的口水往臉上抹，那真的是很可恥很可惡的一件事。</text:span></text:p>
      <text:p text:style-name="P2"><text:span text:style-name="T1">李念淨   |  2021.06.20 19:40   |   </text:span><text:a xlink:type="simple" xlink:href="http://palinfo.habago.org/Entry?Command=Information_PrintForum#FORUM40773"><text:span text:style-name="T2">#</text:span></text:a></text:p>
      <text:p text:style-name="P3"><text:a xlink:type="simple" xlink:href="https://www.zhihu.com/question/465932695/answer/1950134314"><text:span text:style-name="T4">https://www.zhihu.com/question/465932695/answer/1950134314</text:span></text:a><text:span text:style-name="T1"><text:line-break/><text:line-break/><text:line-break/>我希望有朝一日，洋人誇中國時，中國人能漠然以對，洋人貶中國時，中國人同樣漠然以對，他們的悲喜不會對我們產生影響，他們的好惡不會讓我們改轍易弦。<text:line-break/><text:line-break/>我希望有朝一日，中國人能夠擁有對世事萬物一套獨立而完整的評價體系，形成中國自己的社會解釋能力，對於洋人的讚美或者抨擊，能夠抱持著天地不仁以萬物為芻狗式的態度。<text:line-break/><text:line-break/>我希望有朝一日，中國人在評價一件事情或者決定是否要做一件事情時，國際觀瞻不再是主導性甚至是決定性的評價標準，中國人不再那麼在乎外國媒體乃至於外國人的態度，不以洋喜不以洋悲。<text:line-break/><text:line-break/>我希望有朝一日，中國人能夠塑造他們的行為，而不是由他們來塑造中國人的行為，他們的悲喜不再讓我們高興或者沮喪，但我們的悲喜可以讓他們高興或者沮喪。<text:line-break/><text:line-break/>我希望有朝一日，中國公民前往國外時，不會再發生唯一能看見的簡體中文印刷品，是邪教的宣傳冊，中國公民在海外著名景點時，不會有個老男人或者老女人拿著個破錄音機在那兒放一嘴港台腔的錄音。<text:line-break/><text:line-break/>我特別討厭這麼一種劇情，即：中國人在面臨洋人的結構性壓迫和系統性刁難時，必須充分發揮自己的聰明才智，從種種困境中努力尋找對方的漏洞，抓住其中的空隙，趁著對方的不備，一頓極限操作突圍而出，展現了自己的智慧，同時偶爾還能贏得對方的尊重。<text:line-break/><text:line-break/>這是掙扎求存行為，它不應該成為中國社會的行為常態。我認為，面臨洋人的結構性壓迫和系統性刁難時，唯一正確的做法是把桌子給掀了，然後砸對面臉上，約法三章，對方要么和中國人在一個平等的環境下說事，要么就得準備好承擔相應後果。不能總是對方出題，我們做題，然後我們還為自己成功解決了故意刁難我們的難題而沾沾自喜，這毫無疑問是在鼓勵對方下次把題出的更難，正確態度是：你算個什麼東西？也配給我出題？<text:line-break/><text:line-break/>對於個人來說，待人和善是一種處世哲學，一個無害化的個人在有序的社會中是較為有利的，但是對於一個國家來說，無害化是自取滅亡之道，因為國際社會是一個無政府社會，展現自己安全無害，只能讓其他人變本加厲，不能把群體的行為準則視作個體行為準則的簡單放大，個人無害化，或許可以八面玲瓏，國家無害化，那結果就是阿貓阿狗都可以來咬你一口。<text:line-break/><text:line-break/>《葉問》裡，葉問和打死了洪師傅的龍捲風決鬥，賽場裁判明顯偏袒龍捲風，眼看著龍捲風陷入劣勢，故意叫停比賽，並對停賽時龍捲風的偷襲行為不聞不問，在看到龍捲風被擊倒後，中途禁止葉問用腿，迫使他只能用拳迎敵，最後他僅用拳就擊敗了對手，電影裡觀眾在歡呼，我只覺得悲涼。<text:line-break/><text:line-break/>不要和我說什麼那是拳擊賽，不讓用腿是對的，如果是這樣，為什麼一開始不說清楚？龍捲風被踢倒後才中途要求葉問不准用腿？還有《霍元甲》，霍元甲被人下了毒，和日本人對決，最後憑藉著自己的武德，以死贏得了日本人的尊重。這種用命換來的憐憫式尊重，我看不要也罷。<text:line-break/><text:line-break/>我覺得中國人不需要日本人的尊重，中國人需要的是日本人的畏懼和服從，就像他們對美國人那樣。面對對方的出題式刁難時，正確做法是《奪寶奇兵》中印第安納·瓊斯和阿拉伯黑衣劍客對決時，對方把刀舞的水潑不進，印第安納·瓊斯看呆了，然後掏出槍來一槍擊倒對方。不是說中國人見誰都得掏槍，但是在國家層面，面對刁難式出題時，這才是正確態度。<text:line-break/><text:line-break/>==========<text:line-break/><text:line-break/>在大陸的知乎看過不少的好文章，這篇有不少論點個人覺得不錯，尤其是"議題設定"這點講得很好。<text:line-break/><text:line-break/>面對西方的抹黑，中國不能總是被動的辯護，要懂得走自己的路。<text:line-break/><text:line-break/>面對外國人的態度，則不應該特別的對待，歧視或諂媚，都是不健康的。</text:span></text:p>
      <text:p text:style-name="P2"><text:span text:style-name="T1">吳聲志   |  2021.06.19 16:58   |   </text:span><text:a xlink:type="simple" xlink:href="http://palinfo.habago.org/Entry?Command=Information_PrintForum&amp;iPage=1#FORUM40772"><text:span text:style-name="T2">#</text:span></text:a></text:p>
      <text:p text:style-name="P3"><text:span text:style-name="T1">大家好，針對我3月份的分析做一些補充，先從最後一段說起，4. 簡單來說我方現握有兩張王牌：<text:line-break/>1是拜登、2是川普，所以我對未來感到很樂觀，而且情勢越來越明朗。<text:line-break/><text:line-break/>拜登執政的風格與川普完全不同，川普幹壞事是直接來，而拜登是好話說盡，壞事做絕，且拜登做事比較周全且較有遠見，但相較於川普，他有致命的缺點，就是常常狀況外，這次拜登的勝選對我方來說非常重要，因為拜登的勝選，兩岸很有可能明年就完成統一，若是川普勝選，以他的精明、強悍、靈活和沒有連任壓力，兩岸統一可能要2024川普卸任後了，真是開心。<text:line-break/><text:line-break/>以拜登這五個月的表現來說，只能說是嘆為觀止，外交上一事無成，打在我們身上的每一拳，不是變成空包彈，就是反震回去，內政上，大基建和各種政策根本無法實行（沒錢、競爭力也不夠），就算成功也贏不了我們，整個拜登的中美爭霸，對中國一點威脅也沒有，更是加重美國的內傷，還有那1.9兆造成的惡性通膨，幾乎是宣告了美國的沒落，而天兵拜登總統還要繼續印鈔硬幹，比較值得一提的是新冠病毒的控制，其他的政策在我看來根本是愚不可及，只是在裂解美國，這就是我方的第一張王牌至今的貢獻。<text:line-break/><text:line-break/>至於第二張王牌川普，則會引領美國日趨強大的孤立主義對拜登發出攻擊，川普的特色除了上述的精明、靈活、強悍以外，他能理解小老百性的心聲和把話說進心裡是他的長處，另外就是他個人的魅力，但他的缺點是短視近利，格局太小，只顧自己人的利益，把反對者當成敵人，這也會大大的裂解美國，沒有多久，川普就會帶領他孤立主義的大軍攻打拜登（建制派）。<text:line-break/><text:line-break/>2016年美國總統大選，川普從共和黨的邊緣一路勝選，就是美國老百性對當權者的揭竿起義，有一點像我們古代的農民起義，至於美國強大的孤立主義則是因爲美國地大物博的原因，只要努力生產，自然能夠致富，所以自然把重心放在自己的土地上，這點和我們中國人很像，因地大物博，自古以來很少向外侵略。<text:line-break/><text:line-break/>再來談談兩岸統一的補充，美國現在殖民控制著台灣，是拿來當作對付祖國的武器，甚至武裝台灣，企圖讓兩岸內戰，此舉會讓整個台灣毀於戰火，但如果和平統一，台灣仍然面臨一個很大的問題，那就是美國人在台灣製造的對祖國的仇恨（美國殖民毒素）該如何解決，這件事情沒處理好，台灣有可能會步上當年英國退出斯里蘭卡以後，斯里蘭卡連年內戰的後塵，目前看起來是解決最好的時候，美國隨時可能崩潰，藉時將不得已將台灣歸還中國，中國只要要求美國幫忙處理即可，現在正好是民進黨執政，只要美國人和民進黨連手除掉那些深綠就可以了，以綠破綠，長治久安，此時那些深綠（美日遺毒）絕對不會放過台灣，會不擇手段製造動亂，而台灣人一定要冷靜，不要被利用，就如鄔思道（雍正王朝）所言，敵人要亂，我們就要穩，待動亂結束，和平統一，台灣人將有兩百年的好光景。<text:line-break/><text:line-break/>就我的觀察，因著美國的長期洗腦，那些民進黨的支持者心靈遭受了極大的毀滅，眼神充滿了無緣無故的殺氣和恨，這非常的可怕，因爲無緣無故，就我所知無法治療，除非天降神兵，例如：沙烏地阿拉伯王儲 穆罕默德·本·沙爾曼，才有可能治癒，不然就算民進黨毀滅，他們恐怕也不只能行屍走肉一輩子。</text:span></text:p>
      <text:p text:style-name="P2"><text:span text:style-name="T1">陳真   |  2021.06.19 12:11   |   </text:span><text:a xlink:type="simple" xlink:href="http://palinfo.habago.org/Entry?Command=Information_PrintForum#FORUM40771"><text:span text:style-name="T2">#</text:span></text:a></text:p>
      <text:p text:style-name="P3"><text:span text:style-name="T1">維根斯坦被一些人視為分析哲學的大師，其實他對分析很感冒。他說，分析哲學家就像拼命一層一層剝洋蔥想尋找出真正洋蔥的傻蛋。<text:line-break/><text:line-break/>維根斯坦還有個例子是在諷刺所有哲學家。他說：一群遊客來到一棟美麗建築面前，分析兮兮神經兮兮的哲學家們卻趕緊衝入屋內，找大樓管理員借閱建築藍圖，想了解各種尺寸數據與工法，但是正常人卻站在偉大的建築面前，讚嘆不已。<text:line-break/><text:line-break/>有句話說，得天下英才而教育之，乃人生一大樂。反之，得天下腦殘來夾纏之，真是生不如死。<text:line-break/><text:line-break/>我能理解，有些時候為了應付一些腦子嚴重進水卻自以為很理性的重度傻蛋，你得故意講些事實與數據或什麼邏輯的，這樣對方聽了也許才會高興，滿足一下他可笑的虛榮心。<text:line-break/><text:line-break/>但是，對於腦子正常的人哪需要講那些？你只要請他睜開眼睛看就行了。因為，橫在我們面前的，並非什麼認知難題或道德困境，而是只要有腦子存在腦殼裏頭就理當可以一目了然的現象，就如同一片美麗花園和一個血腥屠宰場的差別，哪需要去研究兩者的什麼事實與數據才能知道美醜善惡？中國與西方的差別便是如此，一個至善，一個至惡，只要有眼睛就能看見。<text:line-break/><text:line-break/>智商真的很重要。當然，除了智商，還得有意願，就像結婚典禮牧師問男女雙方願不願意結為連理那樣，只要你願意，就能立即看清是非。<text:line-break/><text:line-break/>反過來說也一樣，除了意願，也許智商(或說聰慧)也挺重要，否則他很難逃脫鋪天蓋地的洗腦。<text:line-break/><text:line-break/>絕大多數人應該都落在這個不上不下的灰色地帶，不是很聰明，意願亦不足。對於為數大約99.9%的這類人口，我覺得，只要搶到麥克風，他們就會立即轉向，自動跟著主流聲音走，自動到連自己都沒有察覺自己大轉彎的地步。<text:line-break/><text:line-break/>搶麥克風很重要，否則，若要一個一個慢慢教育，教育到海枯石爛恐怕也只是徒費唇舌。能夠被教育的，或者說，需要提供他們更多資訊與知識的，也許是那 0.1% 具有獨立思考能力的人口。這些人，就像領頭羊，帶著其他羊群走，也許有一天真能搶到麥克風也說不定。<text:line-break/><text:line-break/>聽起來很菁英主義，但是，現實似乎就是這樣。這也就是為何敵人無論如何也要控制媒體與教育的原因，因為那是一種蓄牧業，是維持權力的核心基礎。羊群也許會因為某種事件而騷動，頂多咩咩咩抱怨兩句，但羊就是羊，羊群本身並無改變己身命運的能力。</text:span></text:p>
      <text:p text:style-name="P2"><text:span text:style-name="T1">孫從輔   |  2021.06.19 06:44   |   </text:span><text:a xlink:type="simple" xlink:href="http://palinfo.habago.org/Entry?Command=Information_PrintForum#FORUM40770"><text:span text:style-name="T2">#</text:span></text:a></text:p>
      <text:p text:style-name="P4"><text:span text:style-name="T1">王孟源先生在博客上回覆一位頭腦不清的讀者留言，把我心裡一些模糊想法很精準地說了出來。中國政府在道德上與行動上遠優於英美政府，不是什麼立場問題，而是任何人以天生良知加上邏輯論證都會得到的必然結果。原文引用如下：<text:line-break/><text:line-break/>//<text:line-break/><text:line-break/>讀者Freedom HK：「中國的外宣完全就是說給國內的小粉紅和民族主義者聽的，而完全不在乎給外界的觀感。我生活在海外，雖然知道英語系媒體對中國的很多報導和評論都是很缺乏深入瞭解的，但是中國的外宣把我完全推到了反中的一邊。這也無怪乎在全世界，反中已經成為了深得人心的普世價值。美國或者說英語系媒體不需要做什麼有意的抹黑或者帶風向，中國靠自己的外宣就可以把自己搞垮了。中國的愚蠢更是拖累了全世界中國以外的亞裔群體，沒有人會想和中國有什麼關聯。<text:line-break/>這種在全世界盛行的反中價值和中國國內喊的震天響的“厲害了我的國”對比之下，我對中國的未來不抱任何希望，更不希望這樣的國家強大，它帶給全世界的荼毒和威脅遠遠超過現在的規則為基礎的國際秩序。」<text:line-break/><text:line-break/><text:line-break/>王孟源：<text:line-break/><text:line-break/>「錯誤的結論必然來自錯誤的事實和邏輯。你這裡的錯誤前提很多，不過最基本的是“我感覺怎麼樣，就是對的”；這正是美式洗腦的核心，必須推翻客觀絕對的是非對錯標準，建立對自私態度和愚昧心理的徹底崇拜（不止是寬容！），才能對其的所謂“自由”、“民主”價值觀自圓其説。事實上你的感覺，唯一的意義在於呈現了你自己的人品和智商，與公共事務沒有其他的交集。<text:line-break/><text:line-break/>反映到你的論述上，先有了那個感覺至上的前提，才能接著推論“中共外宣説得不夠漂亮，就應該成為人類公敵”的奇談。評論一個政體的價值好壞，當然並不是一個淺易的話題，但所用的標準至少必須與實際民生有所相關。尤其現今的人類社會，依舊是高度的不平等，有至少1/7的人口屬於赤貧狀態，也就是經常性的沒飯吃。把個人的感覺應用在公共議題上，必然要先忽略這些底層民眾的痛苦，所以前面我說這是極端自私的心態；而且這種極端自私，是英美傳媒有意推廣的：所謂的一人一票、民意至上，這個民意顯然不是公益，甚至不是私利，而是愚昧的意識型態，只有這樣，財閥掌控的媒體才能可靠地扭曲選舉、竊取公權力，英國脫歐是一個典型案例，新冠疫情下有歐美群眾不願戴口罩則是這種洗腦的副作用。<text:line-break/><text:line-break/>當前人類社會的高度不平等，是過去兩百多年英美霸權有意而且用心維持、創造出來的問題，藉以廉價搾取這些落後國家、地區、族群和階級的資源和人力，畢竟如果人類有了大同社會，人人都是吃飽喝足的中產階級，Matt Gaetz要到哪裡找17嵗的援交女孩？Jeffrey Epstein怎麼能批量收買15嵗的性奴？如果你不想理解這個殘酷的事實，而拒絕學習經濟原理，那麼更淺顯的案例也很多，例如Obama剛上臺，就對阿富汗增兵，其中一個附帶的小作業是對巴基斯坦北方的Taliban活動地區進行無區別（Indiscriminate）的無人機攻擊，結果當然是多次將婚喪禮集會搞成人間地獄。當年聯合國還和美國公開爭辯，前者估計每年被殺的1000多人中，至少一半是無辜的，後者則宣稱能從5000米高空100%絕對準確地辨識受害者的政治屬性。這只是美國每年在外作孽的一小部分，主流英文媒體固然視而不見，但像是《Gray Zone》這類的良心組織已經把真相整理出來，放在YouTube上，你連5分鐘都不願意投入，卻自認有權在公共論壇上為虎作倀，幫助邪惡帝國打壓國際政治上唯一的希望，成為屠殺和搶劫全人類的共犯，除了是被自私和愚昧徹底洗腦之外，怎麼有可能呢？<text:line-break/><text:line-break/>我的文字被轉載到大陸之後，也有小粉紅和你一樣，視我為異端邪説；他們的論點，説來説去，就是我的立場不堅。其實我哪有什麼主觀的立場？我的一生奉獻給對真相的追求，事實如何，我就如何說。當然你可以說，那些小粉紅的本質和香港的黃絲、以及台灣的綠衛兵一樣，都是先確立立場，然後把主觀偏見無限放大升級。但這裡的差別在於，從理性客觀的標準，也可以論證出中國遠優於英美的結論；這不是預設的立場，而是普世皆準的邏輯論證結果。」</text:span></text:p>
      <text:p text:style-name="P2"><text:span text:style-name="T1">陳真   |  2021.06.19 04:13   |   </text:span><text:a xlink:type="simple" xlink:href="http://palinfo.habago.org/Entry?Command=Information_PrintForum#FORUM40769"><text:span text:style-name="T2">#</text:span></text:a></text:p>
      <text:p text:style-name="P3"><text:span text:style-name="T1">(續)<text:line-break/><text:line-break/>聽起來也許很矛盾，不過這是事實：我事實上不但沒有任何意圖去影響他人，甚至希望人們最好別受我影響。<text:line-break/><text:line-break/>我相信我自己講的一切，否則我就不會把它寫下來了。但我並無任何意圖影響他人。我覺得，人們還是自己用自己的腦子去判斷事情比較好，而非揀現成的結論。<text:line-break/><text:line-break/>我並不擔心一己結論的正確性或可信度，我擔心的是，一個東西，如果不是經過你自己的腦子與心靈感受，事實上你不可能移植任何既定的結論到你心裏頭；你頂多只是在字面上複製貼上而已，意義不大。<text:line-break/><text:line-break/>因為不喜影響他人，所以我也都儘可能遠離那種會跟人產生討論或爭論的是非之地，我更不可能為了影響他人而故意改變修辭。<text:line-break/><text:line-break/>也許你會說，如果不願影響他人，那何必寫？這樣質疑是荒唐的。一隻小鳥在樹上唱歌，或是老鷹高空鳴叫，他豈是想要影響誰？又不是在發情求偶。一個詩人，痛之所至，有感而發，寫下詩篇，又豈是打算影響他人？花朵綻放，枝葉搖曳，當然也不是因為想要被人看見。即便身處深山，杳無人煙，花草風雪依舊該怎麼樣就怎麼樣。<text:line-break/><text:line-break/>文史哲或風花雪月方面的文字不用說了，即便是政治上的事，我也沒有任何想要影響誰的打算，但我確實有想要攻擊敵人、攻擊人渣、把他們打倒的強烈企圖。</text:span></text:p>
      <text:p text:style-name="P2"><text:span text:style-name="T1">李念淨   |  2021.06.18 21:19   |   </text:span><text:a xlink:type="simple" xlink:href="http://palinfo.habago.org/Entry?Command=Information_PrintForum#FORUM40768"><text:span text:style-name="T2">#</text:span></text:a></text:p>
      <text:p text:style-name="P4"><text:span text:style-name="T1">我不知道這個神舟的最早由來是哪裡<text:line-break/>不過很容易讓人聯想到這首作於馬關條約以後的詩<text:line-break/><text:line-break/>『世間無物抵春愁，合向蒼冥一哭休。四萬萬人齊下淚，天涯何處是神州。』<text:line-break/>譚嗣同《有感一章》<text:line-break/><text:line-break/>以一百年的時間，中國就從一個三流的半殖民地國家統一成了過去那樣的亞洲第一大國，這還是在內憂外患的前提下完成的，可以說是世界奇蹟。<text:line-break/></text:span></text:p>
      <text:p text:style-name="P2"><text:span text:style-name="T1">李念淨   |  2021.06.18 21:15   |   </text:span><text:a xlink:type="simple" xlink:href="http://palinfo.habago.org/Entry?Command=Information_PrintForum#FORUM40767"><text:span text:style-name="T2">#</text:span></text:a></text:p>
      <text:p text:style-name="P3"><text:a xlink:type="simple" xlink:href="https://new.qq.com/omn/20210618/20210618A095KD00.html"><text:span text:style-name="T4">https://new.qq.com/omn/20210618/20210618A095KD00.html</text:span></text:a><text:span text:style-name="T1"><text:line-break/><text:line-break/>北京時間6月17日9時22分，長征二號F遙十二運載火箭托舉神舟十二號載人飛船拖曳著紅色尾焰升空。 “最強雙十二”聯手，將聶海勝、劉伯明、湯洪波3名航天員送入太空。這是中國空間站在軌建造階段首次載人飛行任務，空間站建造任務再次向前邁出一大步。<text:line-break/><text:line-break/>集齊天地往返“技能點”<text:line-break/><text:line-break/>神舟十二號載人飛船是中國空間站任務階段第一艘載人飛船，也是迄今為止中國研製的標準最高、各方面指標要求最嚴格的載人航天器。<text:line-break/><text:line-break/>按照預定計劃，神舟十二號飛船將採用自主快速交會對接的模式，與空間站天和核心艙前向對接口對接形成組合體，3名航天員將在太空駐留約90天后返回地面。<text:line-break/><text:line-break/>北京時間2021年6月17日清晨，神舟十二號載人飛行任務航天員乘組出征儀式現場。郭超凱 攝<text:line-break/><text:line-break/>“神舟十二號是迄今為止功能最完整、最完全的飛船，形象點來說，它已經完全實現載人航天工程立項之初載人飛船的研製目標。”中國航天科技集團五院總體設計部神舟十二號載人飛船系統總體副主任設計師高旭如是說。從進入發射場那一刻，他便期待著發射那天到來。<text:line-break/><text:line-break/>高旭介紹，神舟十二號飛船由軌道艙、返回艙和推進艙構成，全船共有14個分系統，是航天員實現天地往返的“生命之舟”。軌道艙配備了航天員在軌生活支持設備、交會對接敏感器等關鍵設備，為自主快速交會對接做好充分準備；返回艙是飛船發射和返回過程中航天員所乘坐的艙段，是飛船的“大腦”；推進艙則裝配推進系統、電源等設備，為飛船提供動力，並在飛行過程中進行姿態軌道的控制。<text:line-break/><text:line-break/>事實上，神舟載人飛船的跨越式發展並非一步達成，自1992年9月21日中國載人航天工程“三步走”發展戰略立項以來，神舟載人飛船通過一次又一次驗證，一發又一發的成功不斷積累經驗和技術。<text:line-break/><text:line-break/>神舟一號到神舟四號實現了天地往返的無人驗證，神舟五號搭載航天員楊利偉實現載人天地往返，神舟六號實現多人多天天地往返活動，神舟七號實現航天員出艙活動，神舟八號到神舟十號突破了無人交會對接和有人交會對接，神舟十一號實現了航天員的中期駐留。<text:line-break/><text:line-break/>時至今日，神舟十二號飛船成功發射，奠定了空間站建造任務載人飛船天地往返的良好開端。至此，神舟十二號集齊了全任務全模式天地往返所需要的全部“技能點”。<text:line-break/><text:line-break/>在這項舉世矚目的任務中，神舟十二號載人飛船刷新了中國載人航天技術的新高度，完成五項“中國首次”，即首次實現與天和核心艙的載人自主快速對接，首次實施繞飛與空間站進行徑向交會，首次具備從不同高度軌道返回東風著陸場的能力，首次實現載人飛船長期在軌停靠，首次具備天地結合多重保證的應急救援能力。<text:line-break/><text:line-break/>神舟十二號載人飛船將首次實施載人自主快速對接，在空間站不斷調整姿態的配合下，神舟十二號載人飛船最快能實現發射後6.5小時與空間站對接。此外，神舟十二號飛船飛船將首次實現載人飛船長期在軌停靠，飛船將在軌停靠3個月。<text:line-break/><text:line-break/>中國航天科技集團五院專家介紹，在神舟十二號之前，神舟載人飛船都從固定的軌道返回地球，空間站任務中空間站為了節省推進劑的消耗，軌道位置會隨著不同時間節點而進行相應的調整，為滿足長期停靠的要求。神舟團隊為此對返回軌道重新進行適應性設計，使載人飛船返回高度從固定值調整為相對范圍，並改進返回的算法，提高載人飛船返回適應性和可靠性，讓神舟飛船首次具備從不同高度軌道返回東風著陸場的能力。<text:line-break/><text:line-break/>“載人航天，人命關天”始終是神舟團隊心中的信條。為了保證天上、地上都具有保護航天員生命、在緊急條件下接回航天員的能力，神舟團隊開創了天地結合的應急救援任務模式，即攜帶兩艘飛船進場，由一艘飛船作為發射飛船的備份，作為遇到突發情況時航天員的生命救援之舟。神舟隊伍採用“滾動待命”策略，在前一發載人飛船發射時，後一發載人飛船在發射場待命，並具備8.5天應急發射能力以實現太空救援的能力，全力保障航天員的生命安全。<text:line-break/><text:line-break/>=====<text:line-break/><text:line-break/>長期被美國排除出多國合作計畫的中國終於完成了太空站的建設。<text:line-break/><text:line-break/></text:span></text:p>
      <text:p text:style-name="P2"><text:span text:style-name="T1">高治平   |  2021.06.18 20:21   |   </text:span><text:a xlink:type="simple" xlink:href="http://palinfo.habago.org/Entry?Command=Information_PrintForum#FORUM40766"><text:span text:style-name="T2">#</text:span></text:a></text:p>
      <text:p text:style-name="P4"><text:span text:style-name="T1">很高興有這對話，讓我認識更多。多年前就聽過，但稍微密集閱讀也就是這兩年，謝謝讓我知道這裡的天條，會再多閱讀之前的文章。雖然社會經驗、訓練領域、個性迥異、表達方式等差異大，但耿直、正義感是我喜歡follow的主因。</text:span></text:p>
      <text:p text:style-name="P2"><text:span text:style-name="T1">陳真   |  2021.06.18 18:57   |   </text:span><text:a xlink:type="simple" xlink:href="http://palinfo.habago.org/Entry?Command=Information_PrintForum#FORUM40765"><text:span text:style-name="T2">#</text:span></text:a></text:p>
      <text:p text:style-name="P3"><text:span text:style-name="T1">謝謝治平。我沒有要當頭棒喝，也沒有打算循循善誘，因為我從來不會想去 "算計" 別人，我只是說我心裏話。<text:line-break/><text:line-break/>底下所言，與你無關，純粹是講一種事實上我已經講過幾百萬遍的道理。<text:line-break/><text:line-break/>說 "什麼"(what)是科學，"怎麼"(how)說卻是人文。科學沒有表達空間，人文才有。在算數上，一加一等於二，你就只能寫二，不管怎麼寫，都還是二。但是，一加一如果不是一個科學問題，那就可以有無限種表達方式了。這東西在我看來很重要，因為它意味著某種看待世界的眼光。<text:line-break/><text:line-break/>巴勒網有一個不能觸犯的天條就是不准觸及他人的個別人事物(公眾人物除外)。我知道幾乎沒有幾個人懂得這個天條，儘管我已經說明過幾百萬次，結果還是一樣，人們還是不懂。<text:line-break/><text:line-break/>其實，巴勒網還有第二個生死以之的天條就是表達方式。這個我也是說明過幾百萬次，但是，結果也還是一樣，人們還是不懂。<text:line-break/><text:line-break/>我記得最近我好像又重提了 "反輻射混蛋與伊拉克禁運" 的文章被集體閹割的事，每個編輯都把我文中結尾 "他媽的" 三個字給刪了。大家的家教都很好，沒法忍受 "髒話"，但是很奇怪，他們卻能夠毫無困難地忍受世上一切極端惡行。<text:line-break/><text:line-break/>別人家教很好，我很欽佩，也很羨慕，但是，各位其實更應該知道表達方式的基本重要性。在某個意義上，表達空間就是一種生存空間，在這個空間底下，有著無限的生存方式。天地有多大，這個空間就該有多大；每一種表達方式或生存方式都是合理的，乃至神聖的。<text:line-break/><text:line-break/>不同方式之間會有所競爭，但是，競爭所倚靠乃是 "說服" 能力，簡單說就是 "魅力"，而非暴力。<text:line-break/><text:line-break/>主流人士，或是更極端一點，比方說權貴人士，或者說上流階級，往往自我滿意度很高，他不但滿意於自己的表達方式之翩翩丰采，更是看不起與之相對立者，動輒以暴力即權力制止與消滅。這也就是我的 "他媽的" 三個字為何會不約而同遭到十幾位報章雜誌或網站編輯集體刪除的原因。在他們看來，這就是髒話，好沒水準哦，好不溫馨哦，充滿恨耶，這樣太不和諧了，必須刪除。<text:line-break/><text:line-break/>我不記得陳豐偉的 "南方電子報" 當時有沒有刪除 "他媽的"，印象中好像沒有。當時的陳豐偉和現在的陳豐偉當然還是同一個人，但是，想法與作法是否還是一樣，我就不知道了。<text:line-break/><text:line-break/>我之前在 "立報" 有個專欄，寫了五年，後來停刊。但我其實不是因為停刊而停寫，而是恰好在停刊之前，發生了一件事，觸犯了我的天條，於是我就當下決定不寫了。<text:line-break/><text:line-break/>那件事是這樣：立報編輯要求我有篇文章不要寫 "日本鬼子"。事實上，我並非因此不悅，畢竟每個期刊或報章雜誌一定會有它的表達限制。我之所以決定不寫是因為，我不想因此而放棄 "日本鬼子" 的用法，更不想讓編輯為難，就如同我自行退出醫師公會群組一樣，不想讓管理員為難，畢竟他們並不是我的敵人，日本鬼子才是，人渣黨也是，美國更是。<text:line-break/><text:line-break/>可是，不寫日本鬼子，難道要寫 "日本魔鬼" 就更好聽嗎？日本人對我們國家所幹的邪惡之事之巨大與泯滅天良，我不能說他一句鬼子嗎？大家的修養都那麼優雅？連聽到 "鬼子" 就會臉紅心跳？<text:line-break/><text:line-break/>大家應該知道姜文有部電影就叫做 "鬼子來了"，在坎城獲得最佳導演獎。你想，如果影展當局要求電影改名，把沒水準、不溫馨的 "鬼子" 去掉，改成 "日本人來了"。你覺得姜文會接受嗎？我想絕對不會。為什麼？因為他是個文人，文人不會喜歡搞政治正確的花樣，更不喜歡什麼溫馨啦、愛啦、和諧啦等等這些自欺欺人的文字遊戲。<text:line-break/><text:line-break/>我雖非作家，但我可以用無數的 "愛" 字來傳達一種邪惡心思，這有什麼難呢？反之亦然。一個東西髒不髒，怎麼會是一種matter of words？髒不髒、壞不壞是看內在，不是看字眼。<text:line-break/><text:line-break/>我父親在九年前過世後，我就決定不再站上講台。我最後一場演講是在埔里基督教醫院，講道德哲學與知識的關係。講完後，有位聽眾跑來跟我相認，是一位以前在淡水馬偕醫院其它科別之同事。他說，他覺得我 "變得" 好溫和。我說，我二十幾年前不溫和嗎？他說 "政治上很激烈"。我默然了，只能微笑以對。<text:line-break/><text:line-break/>我之所以默然是因為，這顯然又是關乎表達方式的問題了。<text:line-break/><text:line-break/>我不知道為什麼，那些自己覺得混得不錯、自我滿意度很高的人，似乎都很喜歡干涉別人的表達方式：你要溫馨哦，要和諧哦，要互相傾聽互相包容，不可以有恨哦，好像把我們當幼兒園小朋友似的。可是，我都能夠包容優雅人士們的表達方式和存在方式，為何他們卻總是想干涉我觀看與訴說這世界的方式？<text:line-break/><text:line-break/>面對偌大惡行，面對喪心病狂貪婪無度的惡棍與敵人，長年肆虐島嶼，也要保持優雅，風度翩翩，才是溫馨美妙的嗎？<text:line-break/><text:line-break/>鬥爭與反抗，在我看來就是最溫馨可愛最甜蜜的事了。不管怎麼樣，一個人理當我手寫我心，而不是把對方當成一種可以哄騙的對象，從而故意採取一些修辭手段來達成某種目的。那是商人或業代的幹法。這樣一種心態，恰恰就是出於一種蔑視與不尊重。<text:line-break/><text:line-break/>當然，幼兒園老師或小朋友們的家長，往往也是這樣。不過，那是因為對方是小小孩，你跟他之間是不平等的，認知不平等，力量不平等，地位不平等。<text:line-break/><text:line-break/>對於大人如果還存有這種心態，我倒覺得挺可怕。<text:line-break/><text:line-break/>我有很多很 "溫馨" 的朋友，整天愛啊愛的，其中大多是基督徒，"字面上"那種基督徒，以為自己很聖潔那種所謂基督徒。他們也常常對我搞這一套自以為是的把戲。我不會介意，我只會感到害怕，因為太世故、心機太複雜了。我的"怕"，就像小白兔看到獵人那樣一種恐懼。<text:line-break/><text:line-break/>雖然心思敏感，對人世悲歡常有惆悵，但我生性陽光開朗，卻不得已經常得躲入洞穴之中，晝伏夜出，逃避 "獵人"，療傷止痛，原因在此。<text:line-break/><text:line-break/>我懷疑有多少人能理解我在講的意思，但我沒法表達得更好了。</text:span></text:p>
      <text:p text:style-name="P2"><text:span text:style-name="T1">高治平   |  2021.06.18 15:07   |   </text:span><text:a xlink:type="simple" xlink:href="http://palinfo.habago.org/Entry?Command=Information_PrintForum#FORUM40764"><text:span text:style-name="T2">#</text:span></text:a></text:p>
      <text:p text:style-name="P3"><text:span text:style-name="T1">附帶報告一下，我在資訊業老同事群組裡的嘗試，確實看到幾位原先對抗、強辯的同事改變態度，開始容忍批評，甚至有一位給予正面回應。<text:line-break/><text:line-break/>可是在南一中校友群組，就如石沈大海，沒有直接反對我的主張，依舊護短對當前的社會環境歌舞昇平。</text:span></text:p>
      <text:p text:style-name="P2"><text:span text:style-name="T1">高治平   |  2021.06.18 14:53   |   </text:span><text:a xlink:type="simple" xlink:href="http://palinfo.habago.org/Entry?Command=Information_PrintForum#FORUM40763"><text:span text:style-name="T2">#</text:span></text:a></text:p>
      <text:p text:style-name="P4"><text:span text:style-name="T1">個人認為當頭棒喝當然是很好的方式，讓人頓悟，從善如流。<text:line-break/><text:line-break/>但觀察那麼多年，發覺太多的人是沈溺在對抗與「敵我意識」中而虛耗。<text:line-break/><text:line-break/>近來嘗試著先肯定他們的某些事情，希望能得到對方傾聽的意願，再提出建議。<text:line-break/><text:line-break/>建議的主旨就是各人都監督自己支持的政黨，以負責的態度來做品管，「討厭民進黨」的任何批評，都實質阻礙了817對民進黨的反省，這當然是817不負責任的錯，但總是要想辦法讓他們自己照鏡子。<text:line-break/><text:line-break/>自知這樣的嘗試會被認為是「不可能」、會被認為是迂腐，但我認為支持人渣黨的人，對批評的反應就只有對抗，台灣在無止境的對抗下，只會越來越敗壞。只有訴諸817的良心、負責心，或許台灣還有希望。<text:line-break/><text:line-break/>以上是我對還有良心，對台灣的未來自認有責任的大眾的提醒方式。<text:line-break/>對哪些人渣、政客，完全同意陳真的看法。<text:line-break/>（5/8日曾經與陳真醫師短暫交談，更加深了我對這社會的信心。）</text:span></text:p>
      <text:p text:style-name="P2"><text:span text:style-name="T1">陳豐偉   |  2021.06.18 14:16   |   </text:span><text:a xlink:type="simple" xlink:href="http://palinfo.habago.org/Entry?Command=Information_PrintForum#FORUM40762"><text:span text:style-name="T2">#</text:span></text:a></text:p>
      <text:p text:style-name="P3"><text:span text:style-name="T1">葉小慧<text:line-break/><text:line-break/>首先，公務社群裡並不是進行這類討論的地方。例如現在群組就是在專注講注射疫苗的事務性細節。<text:line-break/><text:line-break/>第二，主事者的決斷才是最重要的。我就是那站在第一線的主事者之一。<text:line-break/><text:line-break/>第三，陳真帶來的衝突，帶給我力量可以更嚴格地約束成員以事務性語言進行事務性討論，否則之後還是會有人提出抗議的。<text:line-break/><text:line-break/>不管怎麼說，我才是那位承受各方壓力在做事的人啦。先看我怎麼做吧。</text:span></text:p>
      <text:p text:style-name="P2"><text:span text:style-name="T1">葉小慧   |  2021.06.18 14:02   |   </text:span><text:a xlink:type="simple" xlink:href="http://palinfo.habago.org/Entry?Command=Information_PrintForum#FORUM40761"><text:span text:style-name="T2">#</text:span></text:a></text:p>
      <text:p text:style-name="P4"><text:span text:style-name="T1">看不太懂陳豐偉的說法，疑惑：<text:line-break/><text:line-break/>既然認為有些衝突才能讓群體再多做些改變，那何必急於「約束」陳真醫師的留言而「第一時間刪除」呢？為什麼不讓更多人看到留言，共進討論頻道規則呢？高雄縣醫師公會每個都是高知識分子，基本的討論素養應該不下於鄉民們吧？<text:line-break/><text:line-break/></text:span></text:p>
      <text:p text:style-name="P2"><text:span text:style-name="T1">陳豐偉   |  2021.06.18 12:45   |   </text:span><text:a xlink:type="simple" xlink:href="http://palinfo.habago.org/Entry?Command=Information_PrintForum#FORUM40760"><text:span text:style-name="T2">#</text:span></text:a></text:p>
      <text:p text:style-name="P3"><text:span text:style-name="T1">陳真<text:line-break/><text:line-break/>還是要謝謝你帶來的「衝突」啦。社會學的衝突理論我們大概都看過一些，有些衝突，才能讓群體再多做些改變。如果我不約束社群語言裡的政治性，是不是哪天也會有其他醫師起來抗議呢？我覺得還是會有啦。<text:line-break/><text:line-break/>為了預防其他醫師日後的抗議，或為了政治性語言吵起來，我還是會盡量讓這個社群「事務化」。能做多少算多少。細節也就不再多說了。</text:span></text:p>
      <text:p text:style-name="P2"><text:span text:style-name="T1">陳真   |  2021.06.18 12:01   |   </text:span><text:a xlink:type="simple" xlink:href="http://palinfo.habago.org/Entry?Command=Information_PrintForum#FORUM40759"><text:span text:style-name="T2">#</text:span></text:a></text:p>
      <text:p text:style-name="P4"><text:span text:style-name="T1">台灣人真要坐以待斃？(二十二)：醫界的集體墮落<text:line-break/><text:line-break/>陳真<text:line-break/><text:line-break/>2021. 06. 18.<text:line-break/><text:line-break/><text:line-break/>這位高同學，謝謝你親自示範我所要批評的逢迎拍馬，就是像你寫的這樣，莫名其妙就把陳豐偉給捧上天了。大家看：陳豐偉多麼了不起啊，"令人欽佩的品德"，"正是台灣社會所亟需的 (崇高) 品德"，居然願意來到巴勒網這種矮人一截的 "非主流" 地方，身為長官，居然願意 "傾聽" 老百姓的心聲。<text:line-break/><text:line-break/>陳豐偉這種人品，真的是太令人欽佩了，大家應該學習陳祕書長的偉大風骨，學習他的胸懷，大家應該 "敞開心胸"，"互相傾聽"，不要只會批評，而是要感恩陳祕書長，感恩長官，大家應該向長官們 "致敬"。<text:line-break/><text:line-break/>高雄醫師公會群組就是充斥類似這樣的封建精神與馬屁文化。可惜黃志中（高雄市衛生局局長）沒來巴勒網留言，要不然就更偉大了。我應該恭請他來留言，給大家示範一下長官們崇高的品格嗎？<text:line-break/><text:line-break/>事實上，我覺得你應該　"致敬" 的人是我才對，怎麼會是陳豐偉呢？但是，台灣人很 "聰明"，總是知道該致敬誰，該唾棄誰。<text:line-break/><text:line-break/>至於豐偉說什麼有人批評連戰、柯文哲和張麗善 "違反指揮中心的規定"，是為了 "嗆聲" 醫師公會理事長。這樣講很可笑。他怎麼不以人渣黨更為惡劣千萬倍的例子來嗆聲醫師公會對這些更加嚴重千萬倍的違規都不吭聲？<text:line-break/><text:line-break/>那聽不起來不是在嗆聲 "長官"，而是在呼籲 "長官" 應該去抓壞人，所以理事長才會回應對方說 "你太高估醫師公會（的職權）了＂。<text:line-break/><text:line-break/>我不想陷入這類無謂的、枝枝節節的瑣碎討論，我要說的是一種本質上的大問題，一種醫界與學界的集體墮落甚至狼狽為奸。<text:line-break/><text:line-break/>至於公會群組，你不需要再費心思考怎麼管理了，因為我都自己退出了，已經又恢復一言堂了不是嗎？哪裡還會有什麼管理問題？<text:line-break/><text:line-break/>你都不擔心、不在乎拿全體台灣人的性命、健康和身家財產當籌碼，來圖利黑心土產疫苗的可能重大後果嗎？</text:span></text:p>
      <text:p text:style-name="P2"><text:span text:style-name="T1">張華   |  2021.06.18 11:53   |   </text:span><text:a xlink:type="simple" xlink:href="http://palinfo.habago.org/Entry?Command=Information_PrintForum#FORUM40758"><text:span text:style-name="T2">#</text:span></text:a></text:p>
      <text:p text:style-name="P3"><text:span text:style-name="T1">我想到的抗議辦法是，號召大家某一天打個黑傘出門上街走走。</text:span></text:p>
      <text:p text:style-name="P2"><text:span text:style-name="T1">孫從輔   |  2021.06.18 11:19   |   </text:span><text:a xlink:type="simple" xlink:href="http://palinfo.habago.org/Entry?Command=Information_PrintForum#FORUM40757"><text:span text:style-name="T2">#</text:span></text:a></text:p>
      <text:p text:style-name="P4"><text:span text:style-name="T1">黎建南先生最近的評論節目中，引用了一段在廣州生活的一群台灣人在端午節報平安的影片。除了影片本身，讓我比較感動的是底下許多大陸網友普遍正面的回應。大陸民眾從小被教導台灣人是同胞，實在是台灣人的福氣。不論台灣人對大陸人有過多麼刻薄的言語或行動，要化解起來並不難，機會永遠在那。<text:line-break/><text:line-break/>影片聯結：</text:span><text:a xlink:type="simple" xlink:href="https://youtu.be/vyyoqtog_ng?t=280"><text:span text:style-name="T4">https://youtu.be/vyyoqtog_ng?t=280</text:span></text:a></text:p>
      <text:p text:style-name="P2"><text:span text:style-name="T1">高治平   |  2021.06.18 09:21   |   </text:span><text:a xlink:type="simple" xlink:href="http://palinfo.habago.org/Entry?Command=Information_PrintForum#FORUM40756"><text:span text:style-name="T2">#</text:span></text:a></text:p>
      <text:p text:style-name="P3"><text:span text:style-name="T1">對陳豐偉秘書長致敬，您願意在此貼文，相信也是傾聽這社會的非主流心聲。這是令人欽佩的品德，也是這咱社會亟需的品德，願大家都能敞開心胸，為了人民、為了子孫而傾聽彼此。最重要的是，有識之士要站出來，監督、問責自己支持的政治人物與政黨，作一位負責任的公民，要求自己支持的人與團體為人民做實事。</text:span></text:p>
      <text:p text:style-name="P2"><text:span text:style-name="T1">許世勤   |  2021.06.18 08:44   |   </text:span><text:a xlink:type="simple" xlink:href="http://palinfo.habago.org/Entry?Command=Information_PrintForum#FORUM40754"><text:span text:style-name="T2">#</text:span></text:a></text:p>
      <text:p text:style-name="P4"><text:span text:style-name="T1">其實在黨國教育下，我們起初都被教育成為「忠黨愛國」的好公民。<text:line-break/>我以前也是「萬惡的共產黨」「美國價值就是世界價值」的信徒。<text:line-break/>三嬸剛從大陸廣西嫁來台灣的時候，我還拿國旗「嗆聲」並「洋洋自得」。<text:line-break/><text:line-break/>一直到讀研究所的時候，我在網路上看到一篇文章，<text:line-break/>內容是描述「巧克力」是怎樣的一個產業結構。<text:line-break/><text:line-break/>一個非洲的可可工人，其一年的工資竟然買不起「一顆」Godiva的巧克力。<text:line-break/>加上巧克力工廠對童工的剝削，讓我開始對「美國價值」產生懷疑。<text:line-break/><text:line-break/>去年Biden選總統的時候，一些藍營人士把Biden當作救世主。<text:line-break/>他們不斷轉貼Biden的兒子如何死去，Biden如何堅強，<text:line-break/>好像Biden是要來打敗魔王Trump的救星。<text:line-break/><text:line-break/>似乎只要Biden選上了，台灣就得救了，世界也就得救了。<text:line-break/><text:line-break/>Biden宣布6/19是紀念「中止奴隸制度」的日子，與此同時，<text:line-break/>美國最高法院宣布非洲的可可工人、童工，不能對雀巢的剝削行為求償：<text:line-break/></text:span><text:a xlink:type="simple" xlink:href="https://reurl.cc/DgmGAm"><text:span text:style-name="T4">https://reurl.cc/DgmGAm</text:span></text:a><text:span text:style-name="T1"><text:line-break/><text:line-break/>表面上這些工人與雀巢是「合作關係」，<text:line-break/>實際上這些工人仍是資本剝削下的奴隸。<text:line-break/>奴隸制只是換了個面貌，但還是奴隸制。<text:line-break/>好像周星馳電影中的台詞：「你會是乞丐中的霸主，還是乞丐！」<text:line-break/><text:line-break/>G7最近還在商討如何遏制中國崛起，<text:line-break/>繼續做著西方列強主導世界的美夢。<text:line-break/>如果全球不設法從美國一手主導的這個「世界秩序」中解放，<text:line-break/>真正的奴隸制永遠不會消失。<text:line-break/>除了中國崛起，我想不到有什麼更好的途徑。</text:span></text:p>
      <text:p text:style-name="P2"><text:span text:style-name="T1">陳豐偉   |  2021.06.18 07:34   |   </text:span><text:a xlink:type="simple" xlink:href="http://palinfo.habago.org/Entry?Command=Information_PrintForum#FORUM40753"><text:span text:style-name="T2">#</text:span></text:a></text:p>
      <text:p text:style-name="P3"><text:span text:style-name="T1">關於陳真舉出的，某醫師在高雄縣醫師公會公務社群裡提到連戰打疫苗的例子。當時這位醫師的發言，的確也觸動我心裡的警戒線。但我後來沒有刪除，是因為這位醫師是拿連戰的例子來「嗆」公會理事長。他並不是直接發言批評連戰，而是理事長在轉達市府疫苗政策是如何如何，政策已定我們只能遵守時，醫師拿連戰的例子來「嗆」理事長。在公會社群裡，理事長是權力的象徵，刪掉一則對理事長嗆聲的發言，恐會讓人覺得濫用權力。所以我還是決定把這衝突過程保留下來。<text:line-break/><text:line-break/>要怎麼讓會員認同，即使在吐槽時也不要把政治性詞語帶進來，這我還要再想想。</text:span></text:p>
      <text:p text:style-name="P2"><text:span text:style-name="T1">陳真   |  2021.06.18 01:02   |   </text:span><text:a xlink:type="simple" xlink:href="http://palinfo.habago.org/Entry?Command=Information_PrintForum#FORUM40752"><text:span text:style-name="T2">#</text:span></text:a></text:p>
      <text:p text:style-name="P3"><text:span text:style-name="T1">台灣人真要坐以待斃？(二十一)：疫苗黑箱<text:line-break/><text:line-break/>陳真<text:line-break/><text:line-break/>2021. 06. 18.<text:line-break/><text:line-break/><text:line-break/>我工作的醫院這兩天有病患篩檢陽性，後來新冠肺炎確診，導致當地居民人心惶惶。但是，疫苗不來，疫情難止。<text:line-break/><text:line-break/>院方前一陣子天天問我要不要打疫苗，我說當然要，但我不打AZ，因為那是歐洲十幾個國家以及日本停用或禁用的疫苗，我不想冒險，畢竟小可愛才六歲。但是，醫院還是天天問我，似有強迫之意，但我抵死不從。據說全院醫護人員只剩我還沒打疫苗。<text:line-break/><text:line-break/>後來，陳G邁揚言說6月20日以前如果還有醫事人員不打，所屬機構就會被罰兩百萬，當事人也會罰一萬五千。<text:line-break/><text:line-break/>我在大約11日打電話去衛生局詢問，問說何時醫生才能打莫德納？對方一問三不知，要我去問醫師公會。我於是又打去醫師公會，得到的回應是已經登記截止。我說我根本沒有收到通知。他們說，要自己去網站上看，不會主動通知。<text:line-break/><text:line-break/>我上網去看，發現從開放第一線醫事人員登記施打莫德納到登記截止，前後僅有十幾小時，誰會剛好在那個時間點去看到這樣一則公告？於是我問公會怎麼辦？他們說涼拌，只能認了，因為施打名單已經送去衛生局，惟一方法就是請衛生局承辦人員直接補登記。<text:line-break/><text:line-break/>於是我又打去衛生局，得到的回覆也是一問三不知，並且表明不可能幫我補登記打疫苗，只能透過醫師公會登記，別無其它方法，只能等著被罰款，要不就是施打AZ。<text:line-break/><text:line-break/>雙方皮球就這樣踢來踢去，我來回打了十幾通電話，像人球一樣，得不到任何答覆。衛生局只會不斷表明第一線醫護人員不打疫苗將會罰款。我說，你們這樣不是很矛盾嗎？一方面強迫醫師打疫苗，一方面卻又說根本不知道莫德納疫苗在哪裡，更不知道何時才能施打。<text:line-break/><text:line-break/>衛生局說，那就打AZ。我說，我對歐洲十幾個國家、包括日本人也都不敢打的AZ疫苗缺乏信心，不想冒險。衛生局的回覆很堅定。他們說，沒得你選擇，只差沒有像G邁那樣說 "這是命令！"<text:line-break/><text:line-break/>我已經省略很多這段漫長的踢皮球過程之荒謬細節，總之就是一問三不知，只會說醫師一定要打疫苗，不然G邁就不客氣了哦，可是，到底莫德納在哪，卻又說完全不知道。真的是很顢頇。<text:line-break/><text:line-break/>在這踢皮球過程中，我還打電話給醫師公會理事長，他說他也沒辦法，他也不知道莫德納在哪。<text:line-break/><text:line-break/>直到這時候，我才知道原來醫師公會居然還分成高雄市和高雄縣。行政區分上，現在已經沒有 "高雄縣" 了，但醫師公會仍然還保留舊制。報上說，公會內部常有藍綠鬥爭。我對於這類組織，向來敬而遠之。<text:line-break/><text:line-break/>踢了一整天的皮球，最後，我就寫Line 給我工作醫院的秘書小姐。沒想到，幾分鐘後，院方主管就打電話來說，明天早上來醫院就可以打莫德納啊。我一聽，真是快暈倒，真不知道衛生局和醫師公會到底是在幹啥。特別是衛生局，只會說不知道、不知道、不知道，或是說沒辦法、沒辦法、沒辦法，還強調說什麼登記截止就是截止，彷彿軍令如山。<text:line-break/><text:line-break/>連我身為一線醫護人員，尚且對於疫苗黑箱作業完全茫然，更何況一般人。在美國，在大陸，疫苗如此普遍，到處都是，而且打疫苗還能抽大獎，送汽車，送房子。在台灣，疫苗卻被搞成稀世珍品，搞成黑市作業，搞成特權福利。綠營民代自己爆料說，各地都有偷打疫苗的"祕密基地"，官方拿來做人情。至於其他有錢有閒者，早就跑了，飛美航班天天爆滿。<text:line-break/><text:line-break/>報上說，北市AZ疫苗剩很多，因為醫護人員普遍對這疫苗心存疑慮，於是，有些疫苗就在某診所 (叫做好心肝診所) 讓非醫護人員打了。<text:line-break/><text:line-break/>人渣黨很開心，藉此發動網軍攻擊柯文哲，甚至包括連戰因為罹癌開刀，住院期間，在主治醫生的建議下施打了疫苗，居然也變成人渣黨的攻擊對象。高雄縣醫師公會群組之所以讓人難以忍受的原因是，醫師們在群組裏攻擊連戰，說他偷打疫苗。可是，你怎麼會去攻擊一個罹癌的老人 "偷打" 疫苗，卻反而對於真正惡行昭彰的人渣黨如此卑微如此呵護？<text:line-break/><text:line-break/>就如陳文茜所指控，真正利用特權，拿走至少幾萬支疫苗的，就是人渣黨這群狗官。彭文正還聲明擁有來自 AIT 的人證物證，具體指控蔡英文老早就已經偷打了由外交管道取得的輝瑞疫苗，卻還在那邊演戲說什麼將來要打土產疫苗。我不信有點腦子的人會不打國際認證的疫苗，卻願意去打一支未經合格檢驗的土產疫苗：<text:line-break/><text:line-break/>https://bit.ly/3zANkpq<text:line-break/><text:line-break/>我想說的不是哪個人越級打了疫苗，而是說，這幾千名越級施打者，藍綠都有，而且綠說不定比藍的多，但是，醫師公會的人卻反而針對連戰等人進行攻擊，卻完全不許別人對阻擋疫苗一事有任何提及。我一提起，馬上被秒刪。這其實並不是一個帶有基本專業價值的群組，而是顏色掛帥，禁止異聲，護衛黨中央。<text:line-break/><text:line-break/>請問，全世界有哪個地方是像台灣這樣？別人是早就準備好總人口數幾倍以上的疫苗，千方百計鼓勵大家趕緊施打，而台灣卻是千方百計禁止疫苗進口，然後自己拿個幾萬劑，讓自己人先打，然後一方面卻又四處去獵巫與栽贓，發動網軍與走狗文人，指控藍營的誰誰誰越級偷打；並且花費八倍以上的天價，去事先訂購一千萬劑根本八字都還沒一撇的土產疫苗，準備強迫國人充當實驗品：<text:line-break/><text:line-break/>https://bit.ly/3q64yGY<text:line-break/><text:line-break/>堂堂一個醫師公會，放棄專業價值與天職，竟也跟著綠營起舞，逢迎拍馬，禁止異聲，說大家不可以談 "政治"。有利於黨的就是 "公務"，不利於黨的言論就是禁止談論的 "政治"。</text:span></text:p>
      <text:p text:style-name="P2"><text:span text:style-name="T1">陳真   |  2021.06.18 00:03   |   </text:span><text:a xlink:type="simple" xlink:href="http://palinfo.habago.org/Entry?Command=Information_PrintForum#FORUM40751"><text:span text:style-name="T2">#</text:span></text:a></text:p>
      <text:p text:style-name="P4"><text:span text:style-name="T1">台灣人真要坐以待斃？(二十)：尋求志士<text:line-break/><text:line-break/>陳真<text:line-break/><text:line-break/>2021. 06. 17.<text:line-break/><text:line-break/><text:line-break/><text:line-break/>謝謝豐偉的諒解與理解，我想你應該可以做更多，但我知道，與其要求別人當烈士當烏鴉，不如要求自己。<text:line-break/><text:line-break/>我以前是亡命份子，要錢沒有，要命一條。現在卻是一個六歲小女娃的爸，跟猴子沒兩樣，每天嘻哈哭鬧體力旺盛，實難招架；公私忙碌得難有一點空檔，每天能睡上四小時就算平安日了。<text:line-break/><text:line-break/>以前一人做事一人當，槍炮黑牢刑求全不怕，大不了一死，現在卻得承擔家庭角色；別說死，就連坐個幾星期的牢恐怕都是一項災難，而且醫院門診就得開天窗；再加上生活孤立，人口單薄，每天忙到爆炸，很難義無反顧。<text:line-break/><text:line-break/>目前我能做的，也就只是很窩囊地罵兩聲，只能期待各方志士挺身而出，去給這個人渣黨及美國在台軍政府一點真正的壓力，或是期待祖國早日解放台灣，掙脫殖民地位，拯救陷於水火的台灣同胞。<text:line-break/><text:line-break/>但是，期待祖國畢竟太慢了，自己養出來的台奸人渣，還是得應該自己對付。<text:line-break/><text:line-break/>以前會砍頭的蔣家軍事統治年代，後果再恐怖的事都敢做了，現在這種搞詐騙的黑金年代，大家卻反而溫溫吞吞；所謂抗議，往往議而不抗，全是鍵盤作業。好人越客氣，人渣就越囂張。<text:line-break/><text:line-break/>在此尋求志士數十名，保證不會砍頭，也不至於數年或數十年重罪，但是，坐個一年半載的黑牢或許難免。當然，這還是得看你打算怎麼做，也許你可以做得更委婉一點，就不會有太長的刑期，像巴勒網這樣，頂多關兩天就出來了。<text:line-break/><text:line-break/>不過，重點是人數至少也要有十幾個，才有可能持續接力進行，對方才會有壓力。反抗方法應該很多，特別是住台北的人，不妨以蒼生為念，嚴肅考慮一下。先把方法訂出來，公開給大家知道，看看有多少支持者，看看可不可行。<text:line-break/><text:line-break/>巴勒網曾經做過幾次接力靜站，曾經逼得以色列駐台代表打電話給我，大吐苦水，從六日戰爭開始講起，談了一個多小時，結論是要求我們撤退。我沒答應，他就打電話給警政署，把我抓起來移送法辦。<text:line-break/><text:line-break/>但我後來不起訴，因為我們每次抗議現場僅維持兩人，不構成集遊法三人以上的犯罪要件。<text:line-break/><text:line-break/>參與者或帶頭者，不妨先把自己能夠付得起的最大代價想清楚，然後就在那個代價範圍內去做活動。在英國，抗爭也經常是這樣，分成 "合法" 與 "以身試法" 兩組，大家先想好自己的付出上限，不方便坐牢的就不要去做有可能坐牢之事。<text:line-break/><text:line-break/>如果有我可以參與的抗議方式，我可以每個月從高雄北上支援一或二次。但我個人生性木訥，言語笨拙，既不會演說，更不習慣吵吵鬧鬧的推擠抗爭方式，畢竟現場警察並不是我們的敵人；展現意志並不是靠大小聲，而是靠毅力與堅持。<text:line-break/><text:line-break/>我自己目前的尺度是不坐牢。等小孩大了，不再事事得依靠父母，我的尺度也許就可以再大一點。<text:line-break/><text:line-break/>台灣這塊土地養我育我，人們向來待我不薄，我為它、為眾人、同時也為自己和自己的家人，付出一點體力和時間，也是應該的。將來比較能夠自由身時，就能付出更多。<text:line-break/><text:line-break/>各位志士不妨想想看要不要挺身而出！每個人有他自己的生活難處，沒法勉強，也不應勉強，從來沒有勉強他人當烈士的道理。但是，如果你自身生活狀況允許出一點小事，坐個小黑牢，不會影響你的家庭與工作時，何不考慮挺身而出？<text:line-break/><text:line-break/>因為，如果連這麼泯滅人性的惡行大家都能縱容，那麼，還有什麼惡事是無法忍受的？還有什麼更大的邪惡之事是人渣們和他們的美國主子幹不出來的？<text:line-break/><text:line-break/>我想過一些方法，比方說，拿一張白紙，上頭寫些話給人渣們，走路經過或開車經過AIT或總督府時，就把信件揉成一團往機構丟(揉成一團才丟得遠)。一兩個人做這事沒什麼意義，但是，假若有成千上百人或 "人次"，持續這樣做時，總會有一點壓力吧。<text:line-break/><text:line-break/>它太容易執行了，完全就是舉手之勞。而且，親自送信給走狗總督和美國駐台軍政府總不犯法吧？大不了算是亂丟垃圾，罰個三、五百元。<text:line-break/><text:line-break/>但是，切記信件勿有恐嚇性內容，以免被人渣黨以更大罪名整肅。你就寫個比方說 "人命關天，疫苗優先"、"謀財害命，泯滅天良" 等等。<text:line-break/><text:line-break/>總之，各方仁人志士，何不想想辦法？看能做點什麼，讓台灣人民能夠儘早獲得充足的合格疫苗，免於死亡、傷病和恐懼，免於身家財產的無限耗損，免於被迫充當黑心土產疫苗的實驗品。</text:span></text:p>
      <text:p text:style-name="P2"><text:span text:style-name="T1">李念淨   |  2021.06.17 22:57   |   </text:span><text:a xlink:type="simple" xlink:href="http://palinfo.habago.org/Entry?Command=Information_PrintForum#FORUM40750"><text:span text:style-name="T2">#</text:span></text:a></text:p>
      <text:p text:style-name="P3"><text:span text:style-name="T1">當然，這種程度的極限就是代理人戰爭</text:span></text:p>
      <text:p text:style-name="P2"><text:span text:style-name="T1">李念淨   |  2021.06.17 22:54   |   </text:span><text:a xlink:type="simple" xlink:href="http://palinfo.habago.org/Entry?Command=Information_PrintForum#FORUM40749"><text:span text:style-name="T2">#</text:span></text:a></text:p>
      <text:p text:style-name="P4"><text:span text:style-name="T1">最近看了一些日本的形偵劇，覺得美國在全球的犯罪手法的確頗為相似<text:line-break/>差別只是在於把個人換成國家<text:line-break/><text:line-break/>真實事件有<text:line-break/>北九州監禁殺人事件<text:line-break/>在這個案例中，兇手以1敵7<text:line-break/>利用心理控制、囚徒困境，以及日本人不假外人的心理習性<text:line-break/>他雖沒有親自動手，卻能夠輕易地指示一整個家庭的成員對其中一個人進行殺害並滅證<text:line-break/><text:line-break/>虛構的如<text:line-break/>古畑任三郎的重生之死<text:line-break/>犯人石坂浩二利用了藤原龍也一家的各種性格<text:line-break/>幾乎達成了讓家族成員自相殘殺的完美犯罪<text:line-break/><text:line-break/>所以說，要說美國在台灣的罪惡是什麼，表面上看，美國對台灣似乎僅止於兩三個官員訪台的影響<text:line-break/><text:line-break/>實際上，從藍綠兩黨在台灣的倒行逆施<text:line-break/>如現在的人渣黨(民進黨)荒唐的施政<text:line-break/>以及過去的國民黨的暴行可以看得出來美國對於台灣的控制程度<text:line-break/><text:line-break/>美國人雖未直接動手，卻透過間接的支援，使各方政客都可以聽命於他的利益<text:line-break/>做出違背台灣本身利益的行為，最簡單地即是花費巨帑購買大批軍火</text:span></text:p>
      <text:p text:style-name="P2"><text:span text:style-name="T1">江秉鴻   |  2021.06.17 19:39   |   </text:span><text:a xlink:type="simple" xlink:href="http://palinfo.habago.org/Entry?Command=Information_PrintForum#FORUM40748"><text:span text:style-name="T2">#</text:span></text:a></text:p>
      <text:p text:style-name="P3"><text:span text:style-name="T1">Re: 「順民」<text:line-break/>蔡小英總統在2016年8月剛選上總統的時候就跟民間司改人士講得很清楚：「在威權時期，大家不是都選擇服從嗎？」</text:span><text:span text:style-name="T6">👍</text:span><text:span text:style-name="T1"><text:line-break/>我最近常開玩笑的問人家：今天...你服從了嗎？</text:span><text:span text:style-name="T6">🤡</text:span><text:span text:style-name="T1"><text:line-break/></text:span><text:a xlink:type="simple" xlink:href="https://www.storm.mg/article/151658"><text:span text:style-name="T4">https://www.storm.mg/article/151658</text:span></text:a></text:p>
      <text:p text:style-name="P2"><text:span text:style-name="T1">陳豐偉   |  2021.06.17 15:36   |   </text:span><text:a xlink:type="simple" xlink:href="http://palinfo.habago.org/Entry?Command=Information_PrintForum#FORUM40746"><text:span text:style-name="T2">#</text:span></text:a></text:p>
      <text:p text:style-name="P4"><text:span text:style-name="T1">嗯，我是這裡的長期讀者啦，一開站就開始看了。陳真批評過我好幾次，我知道他是就事論事。<text:line-break/><text:line-break/>我們的Line社群才成立兩個月，許多規則還在摸索。謝謝陳真提醒的「謝謝日本」背後的政治意涵，我也已經提醒我們會員，不要以為自己同溫層裡的共同語言就真的是大家的共識，也要去想其實也有一群人不怎麼認同但不敢說。</text:span></text:p>
      <text:p text:style-name="P2"><text:span text:style-name="T1">葉小慧   |  2021.06.17 14:59   |   </text:span><text:a xlink:type="simple" xlink:href="http://palinfo.habago.org/Entry?Command=Information_PrintForum#FORUM40745"><text:span text:style-name="T2">#</text:span></text:a></text:p>
      <text:p text:style-name="P3"><text:span text:style-name="T1">高雄看來有兩個醫師公會，一個是高雄「市」醫師公會，通稱高雄醫師公會，另一個是陳豐偉擔任秘書長的高雄「縣」醫師公會。依據「臺灣醫界」刊物資訊及高雄縣醫師公會網站，高雄縣醫師公會群組似乎相當蓬勃發展，陳豐偉是在今年三月開始擔任秘書長。<text:line-break/><text:line-break/>臺灣醫界：</text:span><text:a xlink:type="simple" xlink:href="https://www.tma.tw/ltk/110640509.pdf"><text:span text:style-name="T4">https://www.tma.tw/ltk/110640509.pdf</text:span></text:a><text:span text:style-name="T1"><text:line-break/>高雄縣醫師公會秘書長網頁：</text:span><text:a xlink:type="simple" xlink:href="http://www.kcma.org.tw/CMSType.aspx?tid=1&amp;;mid=85"><text:span text:style-name="T4">http://www.kcma.org.tw/CMSType.aspx?tid=1&amp;;mid=85</text:span></text:a><text:span text:style-name="T1"><text:line-break/><text:line-break/></text:span></text:p>
      <text:p text:style-name="P2"><text:span text:style-name="T1">陳真   |  2021.06.17 14:52   |   </text:span><text:a xlink:type="simple" xlink:href="http://palinfo.habago.org/Entry?Command=Information_PrintForum#FORUM40744"><text:span text:style-name="T2">#</text:span></text:a></text:p>
      <text:p text:style-name="P4"><text:span text:style-name="T1">台灣人真要坐以待斃？(十九)：你是順民嗎？<text:line-break/><text:line-break/>陳真<text:line-break/><text:line-break/>2021. 06. 17.<text:line-break/><text:line-break/><text:line-break/>陳豐偉念高中時我就認識了，很有才華，算是很早期的黨外支持者，後來變成高醫學弟，小我六屆。<text:line-break/><text:line-break/>醫師公會群組的事，重點不是在他，而是在於 "大家"，也許也包括你我各位。我先前那幾篇文字 (編號十四到十八) 重點不在於所謂言論自由 (我根本不相信也不喜歡這東西)，而是在於順民。台灣人真是太乖了，都已經被歹徒論斤稱兩給賣了，還很開心地幫人家數鈔票。<text:line-break/><text:line-break/>美國與人渣黨藉疫情公然謀財害命之事，若發生在其他任何社會或國家，後果必然很嚴重，反抗一定很激烈。比方說，若是發生在南韓，我看政權恐怕得垮台，政客得坐穿牢底，因為像美國與人渣黨這些撒旦信徒之所作所為，已經遠遠超過道德底線，喪盡天良，泯滅人性。<text:line-break/><text:line-break/>但是，台灣人卻連公開罵兩聲都不敢，特別是知識界更是猥瑣，例如醫界和學界，全世界真的很難找到如此窩囊馴服的一群人。你看，比方說醫師公會，別說對黨開罵，就連溫柔地 "建議" 一下人渣黨別再阻擋疫苗也不敢。不但連這樣也不敢，甚至乖得像龜孫子似的，爭相討好，言行舉止非常窩囊，動不動就長官好，長官棒，長官辛苦了，謝謝長官，長官息怒，長官請指示....整個心態很扭曲，完全沒有做為一個 "人" 應有的基本道德感與義憤。<text:line-break/><text:line-break/>在這島上，不管怎麼改朝換代，知識界永遠都是最馴服最狗腿的一群人。醫界或學界裏頭，敢像陳培哲院士或蘇偉碩醫師那樣，為公義為人民公開說幾句良心話的人，簡直鳳毛麟角。<text:line-break/><text:line-break/>因此，大家別畫錯重點，我不是在責怪陳豐偉，他能做的大概也就是那樣了。我也不是在追求什麼言論自由，我若是管理員，凡是逢迎拍馬，凡是鬼扯蛋，凡是罵小不罵大，凡是企圖混淆視聽帶風向的，我一律消音，因為這類言論有害無益，毫無存在價值。<text:line-break/><text:line-break/>我沒那麼傻，我沒傻到去相信什麼言論自由。等正義一方掌握了麥克風，再來講什麼言論自由也不遲。<text:line-break/><text:line-break/>所謂自由，就是一種有利於強者的工具、武器和藉口，包括什麼市場自由、經濟自由、言論自由、學術自由、講學自由、出版自由、匯率自由等等等，全是吃人不吐骨頭的；強迫弱勢一方去實行，但自己卻從來不實行，所有西方國家就是如此。他們在方方面面管制、控制得滴水不漏，然後卻拿槍桿子強迫弱者要開放、要自由，要任其出入，任其掠奪，任其蹂躪。<text:line-break/><text:line-break/>所謂自由，就是這麼回事。自由如果那麼好，那麼棒，我怎麼從未見過任何一個西方國家實行？反倒全是控制得滴水不漏。<text:line-break/><text:line-break/>哪天，如果祖國控制了全球輿論，我也絕不反對強迫熱愛民主自由的西方國家必須民主，必須自由，必須開放，必須讓人民幣無限印行，無限通行，必須讓祖國資金進入，供其無限炒房炒股，任其控制產業，必須讓祖國在西方國家成立無數掛人權羊頭賣政治狗肉的顛覆組織以製造動亂，我是說製造自由造謠自由使用暴力以更換政權的空間，必須讓祖國的航空母艦全球到處自由航行，必須像美國一樣，也讓祖國在西方國家四周圍部署幾千個軍事基地和核彈基地與生化武器實驗室，必須也讓祖國在世界各地自由建造幾千個祕密監獄，專門無限期關押刑求虐殺反民主反自由的西方恐怖份子。<text:line-break/><text:line-break/>言論是槍炮，概念像飛彈，話語權就是核武器，西方所謂民主與自由就是這麼回事。<text:line-break/><text:line-break/>事實上，祖國，才是一個真正意義上的民主國家，真正效忠全民的利益，而非效忠於黑金，效忠於軍火商與大財團。</text:span></text:p>
      <text:p text:style-name="P2"><text:span text:style-name="T1">致</text:span><text:span text:style-name="T5">远</text:span><text:span text:style-name="T1"><text:s/>  |  2021.06.17 12:01   |   </text:span><text:a xlink:type="simple" xlink:href="http://palinfo.habago.org/Entry?Command=Information_PrintForum#FORUM40743"><text:span text:style-name="T2">#</text:span></text:a></text:p>
      <text:p text:style-name="P3"><text:span text:style-name="T1">乔姆斯基（noam chomsky）的推特账号被封停。</text:span></text:p>
      <text:p text:style-name="P2"><text:span text:style-name="T1">許世勤   |  2021.06.17 09:21   |   </text:span><text:a xlink:type="simple" xlink:href="http://palinfo.habago.org/Entry?Command=Information_PrintForum#FORUM40742"><text:span text:style-name="T2">#</text:span></text:a></text:p>
      <text:p text:style-name="P4"><text:span text:style-name="T1">從Google查詢，陳豐偉醫師看來是位精神科醫師，<text:line-break/>天下雜誌提到「早在20多年前，「陳豐偉」在南部文壇、社運圈就是個響亮的名字」，<text:line-break/>應該不會有這樣的知名度，卻來假裝醫師公會的祕書長。<text:line-break/><text:line-break/>其實多少「成功人士」，他們對資源的剝削造成分配的極度不平均。<text:line-break/>當他們做一些慈善義舉的時候，好像是一件相當偉大的事，<text:line-break/>卻忘了那些汙染、不平等、剝削就是他們的「成果」。<text:line-break/><text:line-break/>台灣的放生團體，成員多是一些擁有一定財富的人。<text:line-break/>「念過佛經的蛇不會咬人」他們放生是為了消自己的業障，<text:line-break/>毒蛇放生後，他自己覺得安心了，可以繼續他的「事業」。<text:line-break/><text:line-break/>美軍在全世界蹂躪了多少國家？多少人民因此流離失所。<text:line-break/>當美國提供「救援」或「物資」時，美國成了拯救人類的救星。<text:line-break/>好像人民的痛苦與絕望，都是源自美國所指控的那個「獨裁者」。<text:line-break/><text:line-break/>如果一個小民省吃儉用，用自己有限的能力去幫助一些人，我會相信他們的善心。<text:line-break/>如果有人根本連圓鍬都沒拿過，卻宣稱自己跟農民、工人站在一起，要「捍衛」他們的利益，<text:line-break/>像「太陽花」那樣躺在立法院裡面吹冷氣、喝酒，卻自稱是解救台灣的「革命份子」，<text:line-break/>我絕對相信這就是一群騙子，不然就是藉機尋找自己的「贖罪券」。<text:line-break/>對自己的媽媽嗆聲「我在為了台灣的未來努力，你們又為台灣做了什麼？」<text:line-break/>真搞不懂是怎樣的洗腦，可以養成這樣一大批驢蛋。<text:line-break/><text:line-break/>幾年前我參加陳明忠的簽書會，剛好「悲情城市」的侯導上台致詞，<text:line-break/>他一開頭就直接批評「太陽花就是一群騙子」。<text:line-break/>比起相信那些自稱進步份子的傢伙，我寧可相信侯導。<text:line-break/><text:line-break/>慈善義舉不是不好，如果不真正與受苦的對象站在一起，根本不可能了解問題的源頭。<text:line-break/>聽說共產黨員要下鄉三年，與農民工人共同勞作、生活。<text:line-break/>我認為這是很好的，共產黨至少直面問題的原因。</text:span></text:p>
      <text:p text:style-name="P2"><text:span text:style-name="T1">陳建廷   |  2021.06.17 08:53   |   </text:span><text:a xlink:type="simple" xlink:href="http://palinfo.habago.org/Entry?Command=Information_PrintForum#FORUM40741"><text:span text:style-name="T2">#</text:span></text:a></text:p>
      <text:p text:style-name="P5"><text:span text:style-name="T7">懷軒，陳豐偉醫師是高雄縣醫師公會秘書長<text:line-break/></text:span><text:a xlink:type="simple" xlink:href="http://www.kcma.org.tw/CMSType.aspx?tid=1&amp;;mid=85"><text:span text:style-name="T8">http://www.kcma.org.tw/CMSType.aspx?tid=1&amp;;mid=85</text:span></text:a></text:p>
      <text:p text:style-name="P2"><text:span text:style-name="T1">懷軒   |  2021.06.17 08:13   |   </text:span><text:a xlink:type="simple" xlink:href="http://palinfo.habago.org/Entry?Command=Information_PrintForum&amp;iPage=2#FORUM40740"><text:span text:style-name="T2">#</text:span></text:a></text:p>
      <text:p text:style-name="P3"><text:span text:style-name="T1">高雄醫師公會網站上祕書長一職並不是陳豐偉，是高雄醫師公會網站太久沒更新(人員是民國108年的資訊)還是這位陳豐偉是其他單位的秘書長就不知道了。<text:line-break/><text:line-break/></text:span><text:a xlink:type="simple" xlink:href="https://www.doctor.org.tw/about4.php"><text:span text:style-name="T4">https://www.doctor.org.tw/about4.php</text:span></text:a><text:span text:style-name="T1"><text:line-break/></text:span></text:p>
      <text:p text:style-name="P2"><text:span text:style-name="T1">陳真   |  2021.06.16 17:55   |   </text:span><text:a xlink:type="simple" xlink:href="http://palinfo.habago.org/Entry?Command=Information_PrintForum&amp;iPage=2#FORUM40739"><text:span text:style-name="T2">#</text:span></text:a></text:p>
      <text:p text:style-name="P4"><text:span text:style-name="T1">台灣人真要坐以待斃？(十八)：不要談政治？<text:line-break/><text:line-break/>陳真<text:line-break/><text:line-break/>2021. 06. 16.<text:line-break/><text:line-break/><text:line-break/>我自己退出了高雄醫師公會的群組，原因無它，只是受不了睜眼說瞎話。群組管理員，也就是高雄醫師公會祕書長陳豐偉，叫大家只能談公務，不可談政治，否則驅離群組。<text:line-break/><text:line-break/>如果此話當真，那麼，這群組所有曾經發言者，幾乎全都得驅離。因為，所有公務當然就是政治；若非政治，那麼公務又是指的什麼？任何公務總不可能與政治無關吧？<text:line-break/><text:line-break/>而且，我加入群組也才兩三天，回頭看之前其他人的發言，充滿所謂政治性，管理員兼祕書長為何從未有任何反應？既不刪文，也沒驅逐誰，直到我出現後，突然變成違規者，所有發言全部被祕書長秒刪，一字不剩，並揚言驅離。<text:line-break/><text:line-break/>我並無意談論這個群組，更不想對任何人有所不敬，而只是就事論事。<text:line-break/><text:line-break/>我也贊同任何群組都應當設立發言標準，否則難以經營。但是，陳豐偉所設立的 "勿談政治、只談公務" 的標準卻難以自圓其說。例如，高雄衛生局主管說，"全民" 都很感謝日本人，這是哪門子公務？或是，攻擊罹癌開刀的連戰接受疫苗注射，說他違反什麼指揮中心的規定，這又是哪門子的公務？另外則是攻擊柯文哲，攻擊國民黨的雲林縣長張麗善，這又是哪門子的公務？<text:line-break/><text:line-break/>令人更難以忍受的則是對於公部門的畢恭畢敬。我不是說應該惡言相向，而是說這些政治人物畢竟是我們的公僕才對，而不是什麼長官；醫師公會是專業團體，不是行政部門的下屬，更不是讓官員大小聲呼來喚去的對象。<text:line-break/><text:line-break/>其實，大家都是成年人，無須裝蒜。事實就是：只要是迎合當權的聲音，不管怎麼 "政治性" 都沒關係。反之，只要稍有批評，"政治" 的大帽子就馬上扣上來了。將近四十年前，我常講這些道理，四十年後的今天，卻還是在講一模一樣的東西。<text:line-break/><text:line-break/>我舉三個已經舉過好幾次的例子來說明：<text:line-break/><text:line-break/>一， 高醫生態環境什麼碗糕社。<text:line-break/><text:line-break/>念大學時，高醫有個學生社團，叫做什麼生態碗糕社，我也加入了。社長和許多社員對於我的加入都很戒備，因為我是公開掛牌運作的黨外人士，惡名昭彰。<text:line-break/><text:line-break/>有一天，社團開會時，我只不過是發言說：關心生態環境不是整天搞賞鳥活動，應該也要關心環境的污染問題，那才是生態殺手。我還引用一些研究數據說，我們應該關心高雄嚴重的空污和水源污染所可能導致的超高癌症罹患率 (特別是楠梓區的肺癌，是當時全台灣平均值的七倍)。<text:line-break/><text:line-break/>結果呢，你以為老師或同學們會感謝或肯定我冒著生命危險為眾人發聲嗎？當然不會。人們不但不會感謝你或敬佩你，反而會對你開始攻擊或不屑或猜疑，開始造謠抹黑。<text:line-break/><text:line-break/>我在生態社團發言之後沒幾天，一群同學居然去教室堵我，要我自己識相點，立即滾出社團，最好滾出高醫。他們說，"不要用政治來污染純潔的校園"；甚至還有學弟埋伏校園暗巷，企圖對我動粗。<text:line-break/><text:line-break/>你看，高雄當時的空污和水源污染那麼可怕，所有工廠完全任意排放廢氣廢水，根本肆無忌憚，空氣惡臭難聞，每條河川五顏六色，全是重金屬污染。但是，那些生態碗糕社的師生們，卻說那是政治問題，不應該談。我若硬要談，便是污染社團，污染校園，就得驅離社團，開除社籍。<text:line-break/><text:line-break/>幾天後，我自己選擇退出社團，因為我不想浪費時間跟這樣一群同學瞎攪和。<text:line-break/><text:line-break/>二，兒童人權。<text:line-break/><text:line-break/>我在兒童福利與人權方面的作為，不想多說了。我想說的是，為何關心每年無錢就醫因而活活致死的數千名兒童以及雛妓和童工等問題，卻會變成我 "煽惑內亂" 的罪狀之一？為什麼？因為當時的掌權者說，那是 "政治" 話題，不可以談。誰談政治誰倒楣。<text:line-break/><text:line-break/>簡單說，只要是批評當權者的言論，統統都是 "政治性"，都是不被允許的。我記得，當時主流的中國時報，曾寫了一篇特稿，說我不是真的關心兒童，而是把兒童問題給政治化，"跳進政治的大染缸"。<text:line-break/><text:line-break/>這意思是說，你若要關心兒童，那很好，好棒好有愛心哦，但是，請你去孤兒院陪小孩玩，不要談什麼兒童人權，也不要談什麼兒童醫療政策，那全都是政治性話題，只有那些別有居心的陰謀份子才會談政治；你們如果真的要關心兒童，就不該談 "政治"，而是應該去孤兒院直接發揮愛心。<text:line-break/><text:line-break/>大家聽懂這意思嗎？這常讓我想起巴西大主教及解放神學的提倡者卡麥拉（Dom Helder Camara），生前幾度遭到暗殺未遂，留下一句名言說：<text:line-break/><text:line-break/>「當我把食物給窮人，他們說我是聖徒，當我問窮人為何沒飯吃，他們說我是共產黨。」<text:line-break/><text:line-break/>你關心窮人很好很棒哦，請你趕快想辦法拿麵包給他們吃，但是，你若膽敢問說為何窮人沒飯吃？那你就是存心要跟當權者過不去。同理，你拼命照顧病人很棒哦，但你可別問說為何官方要千方百計阻止疫苗進口，否則你就是在談政治，就得驅離公會群組。<text:line-break/><text:line-break/>三，某醫學中心的評鑑事件。<text:line-break/><text:line-break/>三十年前，我在某醫院工作，剛好遇到四年一次的評鑑。前一天，大家開會討論。科裏的護理部主管，為了製造假象，表示將會把一些精神症狀 "比較亂"、比較嚴重的病人，在評鑑委員來之前，先打鎮靜劑，然後關進保護室。<text:line-break/><text:line-break/>我反對，我說這樣做違反人權。但我當時人微言輕，有位病人隔天照樣還是被提前送進保護室，而且全身約束，五花大綁，病人感到莫名其妙。沒想到，評鑑委員直到中午才來到精神科。也就是說，那位病人足足被綁了兩三小時。因為綁太久，最後還尿溼褲子。<text:line-break/><text:line-break/>事後，在一次科會中，我把這事情又拿出來講，結果，引起一些醫生和護士的不悅。他們其實平常對我很好，但他們真的生氣了，為什麼呢？有位資深的醫生公開在會議上對我說，希望我不要用政治來污染醫療。<text:line-break/><text:line-break/>為什麼他們說我 "談政治" 呢？因為在當時幾乎所有台灣人的認知裏，所謂人權，就是一種 "政治"，一種很骯髒的東西，是黨外人士或民進黨那些壞人的專用語言，不應該用 "政治" 來污染醫療，污染醫院，污染校園。<text:line-break/><text:line-break/>事後，有位對我很好的女醫師，還特別跑來找我，憤憤不平地說她對我很失望，叫我以後不要再講什麼人權。她說，這些政治上的東西跟醫療無關，不要污染醫療。<text:line-break/><text:line-break/>面對這一大群同事，我無言以對。<text:line-break/><text:line-break/>幾十年來，在一些根本問題上，台灣其實並沒有進步，反倒因為網軍的橫行無阻及媒體的徹底壟斷而變本加厲。</text:span></text:p>
      <text:p text:style-name="P2"><text:span text:style-name="T1">王化   |  2021.06.16 13:49   |   </text:span><text:a xlink:type="simple" xlink:href="http://palinfo.habago.org/Entry?Command=Information_PrintForum&amp;iPage=2#FORUM40738"><text:span text:style-name="T2">#</text:span></text:a></text:p>
      <text:p text:style-name="P3"><text:span text:style-name="T1">陳醫師，人渣黨掏空國家的方式太多太可怕，短暫旅居過中東某國家，所聽所聞人渣黨靠買賣石油大吸台灣的血液，多說有生命危險，只能說，身為台灣人感到無奈與悲哀。<text:line-break/><text:line-break/>可憐年輕人被人渣黨教育成毫無思辨能力，人渣黨把年輕人洗腦到對自己的人生毫無目標，所以極度好操弄，因為人渣黨喊那些看似高尚的空洞口號，讓年輕人誤認為這個人渣黨在拯救自己國家，被教育成廢物的年輕人只能藉此來展現自己的價值。<text:line-break/><text:line-break/>現在台灣社會已經成了文革時期，敢說黨不對 = 不愛國，人人得而誅之，可惜年輕人已經無法判斷是非對錯了。心痛，無奈....</text:span></text:p>
      <text:p text:style-name="P2"><text:span text:style-name="T1">許世勤   |  2021.06.16 12:45   |   </text:span><text:a xlink:type="simple" xlink:href="http://palinfo.habago.org/Entry?Command=Information_PrintForum&amp;iPage=2#FORUM40737"><text:span text:style-name="T2">#</text:span></text:a></text:p>
      <text:p text:style-name="P4"><text:span text:style-name="T1">這個人渣黨在乎事實嗎？<text:line-break/><text:line-break/>昨天一打開電腦，被迫看見政府製造的假新聞「菲律賓有意購買高端疫苗」，<text:line-break/>結果傍晚就看到菲律賓政府官方否認傳言。<text:line-break/><text:line-break/>現在不是要辦假消息嗎？那麼這個國際笑話級的假消息辦不辦？<text:line-break/><text:line-break/>新竹副縣長傳遞關於日本官員稱台灣只要一百萬劑AZ疫苗的訊息，<text:line-break/>視頻就貼在那了，人家說了什麼是有所憑據的，卻被檢警以「散布謠言」查辦。<text:line-break/><text:line-break/>所謂假消息，最大來源不就是這個政府？還不說林瑋豐自導自演的「認知作戰」，<text:line-break/>成天以假消息、假新聞，以及各種以假亂真的所謂「專家」言論，<text:line-break/>對人民發動不計其數「認知作戰」的不就是這個政府？<text:line-break/><text:line-break/>騙人的最高境界就是連自己都騙，騙到連自己都信，<text:line-break/>所以「世界應該向台灣學習」，我倒是認為他是真心相信這件事的。</text:span></text:p>
      <text:p text:style-name="P2"><text:span text:style-name="T1">高治平   |  2021.06.16 12:24   |   </text:span><text:a xlink:type="simple" xlink:href="http://palinfo.habago.org/Entry?Command=Information_PrintForum&amp;iPage=2#FORUM40736"><text:span text:style-name="T2">#</text:span></text:a></text:p>
      <text:p text:style-name="P3"><text:span text:style-name="T1">可以理解為什麼許多「本土台派」因為心中的情感與理想，會傾向同情、支持民進黨；但是民進黨已執政了十三年了，支持民進黨的人理當負起責任，監督、問責執政者，這樣民進黨才會以最小的腐化，為人民做實事。<text:line-break/><text:line-break/>這樣說是因為，多數支持民進黨的都不喜歡看到別人對民進黨的批評，看到了就會幫民進黨辯護，往往辯得理不直而氣壯，甚至泯滅、顛倒事實，自己不監督、沒要求，又不准別人合法合理的問責，民進黨當然腐化，腐化的嚴重，不止荒廢政策、貪污、瀆職，靠一張嘴就穩固政權，如此護短、寵豬豈不舉灶？台灣人的子孫前途堪慮！</text:span></text:p>
      <text:p text:style-name="P2"><text:span text:style-name="T1">孫從輔   |  2021.06.16 12:08   |   </text:span><text:a xlink:type="simple" xlink:href="http://palinfo.habago.org/Entry?Command=Information_PrintForum&amp;iPage=2#FORUM40735"><text:span text:style-name="T2">#</text:span></text:a></text:p>
      <text:p text:style-name="P4"><text:span text:style-name="T1">陳豐偉先生的回應不自洽處有二，無法令人信服。<text:line-break/><text:line-break/>1. 回應先提及發言裡的政治性，後又提及社群裡的衝突，請問刪文的標準是因為政治還是因為衝突？如果沒有衝突，是否「感謝日本」的政治性發言就不會被刪除？<text:line-break/><text:line-break/>2. 回應提到要藉由一些衝突讓大家感受到xxx。請問刪文了要如何讓大家感受到xxx？刪文前有調查過大家有感受到xxx嗎？<text:line-break/><text:line-break/>我注意到小有權力的人常隨個人主觀好惡行使權力外，還喜歡用一些話術來加以解釋。比如自訂一些不自洽的規則，然後宣稱自己是依規則行使權力。或者明明針對少數人與特定事件行使權力，卻口口聲聲要讓「大家」接受、讓「大家」感受、讓「大家」學會、讓「大家」成長。</text:span></text:p>
      <text:p text:style-name="P2"><text:span text:style-name="T1">李念淨   |  2021.06.16 09:37   |   </text:span><text:a xlink:type="simple" xlink:href="http://palinfo.habago.org/Entry?Command=Information_PrintForum#FORUM40733"><text:span text:style-name="T2">#</text:span></text:a></text:p>
      <text:p text:style-name="P4"><text:span text:style-name="T1">陳豐偉先生的事情<text:line-break/>總結一下就是台灣的（當然也不只台灣的）<text:line-break/>小人物多半是非常享受運用權力的<text:line-break/>從警察公務員，乃至什麼社區管理員之類<text:line-break/>什麼百般刁難一般就屬於這種情況了<text:line-break/>不分職業貴賤，只分人類品德，只有品德有一個水準的人才不會有這種享受權力的情況<text:line-break/><text:line-break/>---<text:line-break/><text:line-break/>其實這半個月民怨沸騰，反倒能看得出人渣黨對於議題設定真是天下無敵<text:line-break/><text:line-break/>人渣黨不ㄧ定能改變民意的走向<text:line-break/><text:line-break/>但人渣黨在美國支持下可以透過金錢、輿論，直接設定「今天要討論的議題是什麼」<text:line-break/><text:line-break/>比方說討論雙北的疫苗有沒有打到位，柯文哲名單有沒有特權，可以「直接打亂台灣疫情責任的主次順序」<text:line-break/><text:line-break/>透過不斷的「爆料」哪怕是真是假是對是錯都不重要，主要的目的只有一條：就是壓倒對手<text:line-break/><text:line-break/>（比方美國指控中國以西方人虐待黑奴的方式迫害維吾爾人，這種指控不是針對事實，而是拿來對西方人民宣傳，所以單純反駁是沒有用的）<text:line-break/><text:line-break/>要徹底根治這種現象，只有<text:line-break/>1.人民在乎事實<text:line-break/>2.對方陣營掌握議題設定權，用更大的力量壓過人渣黨<text:line-break/><text:line-break/>5-28到6-1號這幾天人渣黨的確在網路聲量上大逆風，但是這個月到現在，人渣黨已經在網路上透過議題設定，挽回不少聲量，不過這是挺反直覺的就是：<text:line-break/><text:line-break/>疫情責任最大的不就是美國跟人渣黨？<text:line-break/>討論在野勢力幹什麼？</text:span></text:p>
      <text:p text:style-name="P2"><text:span text:style-name="T1">陳真   |  2021.06.16 09:35   |   </text:span><text:a xlink:type="simple" xlink:href="http://palinfo.habago.org/Entry?Command=Information_PrintForum#FORUM40731"><text:span text:style-name="T2">#</text:span></text:a></text:p>
      <text:p text:style-name="P3"><text:span text:style-name="T1">台灣人真要坐以待斃？(十七)：報告長官？<text:line-break/><text:line-break/>陳真<text:line-break/><text:line-break/>2021. 06. 16.<text:line-break/><text:line-break/>報告秘書長：<text:line-break/><text:line-break/>一，那不過只是一個事務性、技術性的醫師公會群組，成不成長一點意義都沒有。人們現在關切的不是這樣一個群組是不是心靈成長，而是關切人渣黨千方百計阻撓疫苗，並以納稅人的錢，竟然花八倍以上的荒唐圖利價格去購買一千萬劑根本不合格的土產疫苗。天底下有這麼可惡可恨之事嗎？<text:line-break/><text:line-break/>這等行為，理當集體槍斃一百遍！這等以全民生命為代價、謀財害命的行徑，才是重點，而不是什麼群組有沒有心靈成長。這些醫師，都已經成年了不是嗎？又不是幼兒園小朋友在學習怎麼開班會，誰管他心靈有無成長。<text:line-break/><text:line-break/>二，該被刪的是那些個人政治表態以及什麼 "全民感恩日本人" 的官方留言，還有動不動就 "長官命令" 我們這樣那樣的言論，黃志中或陳G邁幾時變成你的長官了？我們現在是在部隊裏當軍醫嗎？<text:line-break/>你看那個陳G邁，真是忘了我是誰，動不動就說什麼 "這是我的命令"！全體人民的生命健康與身家財產，才是一切相關議論與施政的惟一核心重點。<text:line-break/><text:line-break/>三，阻擋疫苗一事，怎會跟上述那樣一些低級留言等量其觀？批評疫苗千方百計被擋，危及眾人性命，以及批評拿根本不合格的騙人土產疫苗企圖謀財害命的行徑，怎麼會是什麼 "政治性" 留言？那才是防疫上最大的根本問題，而不是跟著人渣黨帶風向，追究有誰越級偷打疫苗。<text:line-break/><text:line-break/>四，一個防疫群組，卻說防疫是 "政治性" 的東西，不應該談，這不是很可笑嗎？難道防疫不是政策，不是公眾事務，而是一種私事？<text:line-break/><text:line-break/>五，你應該設立的群組言論標準不是排除什麼政治性留言，而是要求大家只談純粹事務性的東西，比方說去哪登記打疫苗、怎麼登記、如何排序等等等。<text:line-break/><text:line-break/>但是，事實上，該群組卻充滿歌功頌德，充滿對於批評者或在野黨的攻擊或貶損，或是充滿一些毫不科學的誤導言論，例如什麼土產疫苗可能比國際認證的疫苗還棒之類。我若是群組管理者，所有這些傻話鬼話我都會刪掉，但我絕不會去刪除要求疫苗進口的人民普遍聲音。</text:span></text:p>
      <text:p text:style-name="P2"><text:span text:style-name="T1">許世勤   |  2021.06.16 09:14   |   </text:span><text:a xlink:type="simple" xlink:href="http://palinfo.habago.org/Entry?Command=Information_PrintForum#FORUM40730"><text:span text:style-name="T2">#</text:span></text:a></text:p>
      <text:p text:style-name="P4"><text:span text:style-name="T1">我遇過很多人，平時自詡公正客觀，但也僅限於某個領域，在某個節點就變成了綠油精。<text:line-break/><text:line-break/>比方說，某些律師解釋刑法時會強調刑法的「屬地主義」。當詐騙集團被抓的時候，基於犯罪受害人的地點在中國大陸，於是國際上依照屬地原則將人犯遣送中國大陸，但某些「法學專家」卻跳出來譴責大陸無權審判台籍詐騙份子。在台灣撞死人的英國人潛逃回英，卻不見這些「專家」跳出來大聲疾呼必需「引渡」人犯。<text:line-break/><text:line-break/>本來以為在生物醫學領域，這種基於意識形態的判斷比較少，但台灣人在面對大陸或東南亞國家的時候，莫名的優越感卻油然而生。一次在實驗室進行文獻分享，學弟報了一篇發表在Nature的研究，實驗室主持人卻基於內容來自大陸的發表，據此表示高度質疑。「因為是中國的研究，所以這個研究有問題」平時不學無術對於科學論文幾乎目不識丁的人，這時候也跳出來批評這不好、那不好，而且洋洋得意「我與老師所見略同」。好像只要是中國大陸的科學研究，一概都是虛假沒有價值的，即使成果被國際學術所接受。科學上保持質疑很好，但我們應該是根據數據提出問題，不是根據對象。<text:line-break/><text:line-break/>專業的領域當有專業的發言，自詡專家的人卻自廢武功。每天強調讓世界看見台灣，「愛台灣」「台灣價值」說得頭頭是道，實際上卻不斷自我孤立，把自己屏除在世界之外。我們在這裡談巴勒斯坦，談美利堅帝國，但多數人的思考已經有個內建程式：萬惡的中國，正義的美國。不論你怎麼強調事實與邏輯，結果都一定會導向中國崛起是破壞世界秩序的源頭。這個木馬程式盤根錯節，除了重灌，我不知道還有什麼方法。</text:span></text:p>
      <text:p text:style-name="P2"><text:span text:style-name="T1">李念淨   |  2021.06.16 09:13   |   </text:span><text:a xlink:type="simple" xlink:href="http://palinfo.habago.org/Entry?Command=Information_PrintForum#FORUM40729"><text:span text:style-name="T2">#</text:span></text:a></text:p>
      <text:p text:style-name="P3"><text:span text:style-name="T1">其實管理網路論壇的人，一般都頗享受使用這種權力<text:line-break/>就是對於網路上的文字有絕對的生殺大權<text:line-break/><text:line-break/>而且最重要的是利用這種規則<text:line-break/>對於自己喜歡的言論就盡量無視規則<text:line-break/>對於自己看不順眼的就對規則無限放大<text:line-break/><text:line-break/>怎麼說呢<text:line-break/>就是非常享受當一個專制君主的感覺<text:line-break/>符合自己立場的叫「遵守規則」<text:line-break/>自己討厭的就是「違反規定」「蓄意鬧事」<text:line-break/><text:line-break/>比方說賴群 比方說ptt 比方說巴哈 等等等等<text:line-break/>這種現象不只在台灣，在全世界都非常普遍<text:line-break/><text:line-break/>我是覺得如果是個人網站，自己想寫什麼，想刪什麼都無可厚非<text:line-break/>但是上面陳先生那個言論，讓我想到小時候的風紀股長的樣子，或ptt有些版主的樣子，非常享受運用權力刪除言論的感覺<text:line-break/><text:line-break/></text:span></text:p>
      <text:p text:style-name="P2"><text:span text:style-name="T1">張華   |  2021.06.16 06:49   |   </text:span><text:a xlink:type="simple" xlink:href="http://palinfo.habago.org/Entry?Command=Information_PrintForum#FORUM40726"><text:span text:style-name="T2">#</text:span></text:a></text:p>
      <text:p text:style-name="P4"><text:span text:style-name="T1">陳秘書長，可以麻煩您幫小市民向中央部門反應：我們需要莫德那，BNT疫苗，至少我，一個中華民國的納稅人，願意挪出買高端疫苗的價錢，去買莫德那，BNT疫苗。這樣的出價應該很快就能買到。非常感謝~</text:span></text:p>
      <text:p text:style-name="P2"><text:span text:style-name="T1">陳豐偉   |  2021.06.16 06:28   |   </text:span><text:a xlink:type="simple" xlink:href="http://palinfo.habago.org/Entry?Command=Information_PrintForum#FORUM40725"><text:span text:style-name="T2">#</text:span></text:a></text:p>
      <text:p text:style-name="P3"><text:span text:style-name="T1">來這邊回應一下好了。<text:line-break/><text:line-break/>昨天我是先刪掉講好心肝的醫師發言後，再刪掉陳真的發言。<text:line-break/><text:line-break/>然後我就在《社群》發出了這些呼籲<text:line-break/><text:line-break/>『在此呼籲大家，盡量減少發言裡的政治性，專注在公會的事務。比如說「感謝日本」，許多人覺得這是自己真情流露，但也確實有些人不是這麼想。當你說「感謝日本」時，也許有人會質問「為什麼要感謝日本」，但《公務社群》不是用來處理這些問題。我們在此，就是要處理一些事務性的、規則性的、條文性的、很瑣碎的事情，把訊息傳達給會員，如此而已。』<text:line-break/><text:line-break/>簡言之，維護一個社群，有時需要一步一步讓會員去理解什麼可以說，什麼不適合說。<text:line-break/><text:line-break/>一下子要讓大家都接受「不要把平常在同溫層的習慣用語帶進來」，不容易。有時就要藉由一些衝突，才能讓大家感受到，對呀，其實有人有不同意見耶。<text:line-break/><text:line-break/>陳真回溯去看，說以前的怎麼沒有刪掉？<text:line-break/><text:line-break/>我看重的是，在這樣的衝突與提醒後，大家會學會自制、互相提醒，這樣才是一個社群的成長。</text:span></text:p>
      <text:p text:style-name="P2"><text:span text:style-name="T1">陳真   |  2021.06.16 05:33   |   </text:span><text:a xlink:type="simple" xlink:href="http://palinfo.habago.org/Entry?Command=Information_PrintForum#FORUM40724"><text:span text:style-name="T2">#</text:span></text:a></text:p>
      <text:p text:style-name="P4"><text:span text:style-name="T1">台灣人真要坐以待斃？(十六)：醫師公會上面還有 "長官"？<text:line-break/><text:line-break/>陳真<text:line-break/><text:line-break/>2021. 06. 16.<text:line-break/><text:line-break/><text:line-break/>關於高雄醫師公會群組的事，很多人寫信來，我做個說明：<text:line-break/><text:line-break/>首先，據說陳豐偉公開表示我對他不公平，因為他說他同樣也把其他 “非關公務” 的留言全刪除了，因此他說他不是針對我。但這不是事實。<text:line-break/><text:line-break/>我回頭去看了一下群組內容，那些所謂 “非關公務” 的評論全都還在，包括什麼 “全民都很感激日本" 這種不是事實的鬼話都還在，並無刪除，其他一些批評柯文哲及張麗善和連戰什麼 "違反指揮中心" 的評論也都統統還在，其他還有一堆，全是這一類。<text:line-break/><text:line-break/>如果這些無謂的個人表態都可以講，為何我指出執政者草菅人命阻擋疫苗的事卻不能講？我講的是關乎整個疫情的重大基本事實與病因，而上述那些不當留言，卻只是一種個人評論與政治表態，應該去刪它們才對，不是刪我的。<text:line-break/><text:line-break/>我不認為陳豐偉能夠理解我在說什麼，否則他就不會以為自己很公正了。也許他已經把 “藍綠” 給內化 到 "黑白" 裡頭，只要是讚美當權者的，或是合乎綠色利益的言論，都會被自動地視為正常且合乎規定的言論，反之，稍有批評，他竟然在數秒鐘內全數刪除，說我的言論不符規定。<text:line-break/><text:line-break/>群組裏的主要不當留言非常多，比方說，動不動就 "長官命令"、"長官指示"...我的天！醫師公會的全體醫師們，幾時有了什麼 "長官"？我是在部隊裏當軍醫嗎？否則怎麼會有長官？一個專業組織竟然自貶為屬下，而且好像還為此沾沾自喜，豈不荒唐？<text:line-break/><text:line-break/>政治人物應該是被人民批評、檢討與責成甚至叫他下台滾蛋的對象，醫師公會更應該站在維護民眾生命與健康的立場，去為公衛與健康政策把關與發聲，怎麼反而把自己搞得像什麼老佛爺底下的小李子那樣窩囊卑微？<text:line-break/><text:line-break/>高雄市的防疫，我真是一頭霧水，非常混亂，我不怪黃志中，因為我知道他是一個非常認真工作的局長。我知道問題是出在整個黨已經完全不把人命當一回事了，拼命阻擋疫苗，千方百計攻擊批評者，然後用八倍以上的荒唐價格去購買一千萬支根本八字都還沒一撇的土產疫苗。<text:line-break/><text:line-break/>我完全能認同一個群組應該設定言論範圍，否則不可能經營。比方說，設定 "技術性公務問題"，例如如何配送疫苗，何處施打與人員登記等等，就請大家只談這些，而不要一方面歌功頌德，一方面攻擊批評者或在野黨，一方面卻又唯唯諾諾把自己當成黨的屬下。<text:line-break/><text:line-break/>我之所以加入這群組，只是希望在一片黑箱、而且充滿謊言與欺騙的所謂防疫環境中，看能不能多少獲得一些訊息。但我修養差，無法忍受鬼話與荒唐事，因此，我貼完這一篇就會秒退，離開這群組，眼不見為淨。至於這一篇，也請陳豐偉秒刪！</text:span></text:p>
      <text:p text:style-name="P2"><text:span text:style-name="T1">陳真   |  2021.06.16 02:03   |   </text:span><text:a xlink:type="simple" xlink:href="http://palinfo.habago.org/Entry?Command=Information_PrintForum#FORUM40723"><text:span text:style-name="T2">#</text:span></text:a></text:p>
      <text:p text:style-name="P3"><text:span text:style-name="T1">台灣人真要坐以待斃？(十五)：凡事有個極限<text:line-break/><text:line-break/>陳真<text:line-break/><text:line-break/>2021. 06. 16.<text:line-break/><text:line-break/><text:line-break/>底下是昨天高雄施打疫苗的現場一角，整個場面的規模要比這個大得多：<text:line-break/><text:line-break/></text:span><text:a xlink:type="simple" xlink:href="https://bit.ly/3vsXvsA"><text:span text:style-name="T4">https://bit.ly/3vsXvsA</text:span></text:a><text:span text:style-name="T1"><text:line-break/><text:line-break/>請問各位，這叫防疫，還是集體自殺？還是提供病毒擴散爆發的機會？<text:line-break/><text:line-break/>今天，如果是韓國瑜當市長這樣幹，你想，會被人渣黨及其走狗們攻擊成什麼樣？肯定是全民聲討大草包！一大堆綠油油的醫生一定會爭相跳出來批評。<text:line-break/><text:line-break/>如果韓國瑜這樣子進行腦殘防疫，連我也會開罵，因為對就是對，錯就是錯。<text:line-break/><text:line-break/>有些人家裏，一家四口，某天，也許有位朋友來訪，泡茶聊天，於是四口變五口，違反規定，就得罰款。一人罰六萬，那麼，請問這樣一種上千人的群聚場面 (據報導是在高雄巨蛋)，得罰多少錢？<text:line-break/><text:line-break/>可是，換成人渣黨執政，那就怎麼幹都可以了，你將很難在這島上找到一個醫生敢公開批評。誰批評，誰倒楣；誰批評，誰就會反倒成為眾矢之的，或是付出各種外人難以想像的痛苦代價、折磨與實質傷害。<text:line-break/><text:line-break/>有一件事，為了家人安全，我直到現在已經很多年了，卻還是不敢說得太白。大約是在若干若干年前，在某次選舉中，因為我心裏頭是設定醫師族群做為讀者，寫了一篇相當溫溫吞吞的純說理文章。我說：<text:line-break/><text:line-break/>醫師公會是一種專業組織，一種社會公器，以維護所有民眾的健康與生命為核心價值；理當憑其專業，獨立超然於所有黨派之上，只問是非，只問專業，不問顏色。因此，不應該以所謂 "XX 市全體醫師公會成員" (亦即該縣市所有醫師) 為名，去支持任何黨派的候選人，畢竟醫師公會不可能代表 "全體" 醫師。<text:line-break/><text:line-break/>這麼溫和、初級的說理文章，居然馬上為我招來人身生命安全的威脅。聽其他醫師轉述，在某個上千人的醫師節大會上，我更是因此遭到公開點名批判。事後，許多醫師同事和同學打電話來說我闖了大禍，要我小心安全。<text:line-break/><text:line-break/>這只是故事的開端，後續還有很多我 "不敢" 透露也 "不想" 透露的高層情節。之所以 "不想" 透露是因為，不想連累在事件中為我挺身而出的朋友們。<text:line-break/><text:line-break/>這事在我看來應該沒那麼嚴重，但是，為什麼那麼多醫師會僅僅因為我那樣一篇溫和到不能更溫和的文章而為我之人身安全感到不安？甚至後來還引起某些貴人主動暗中相助，保護我的安全。<text:line-break/><text:line-break/>這事說明了很多問題，包括醫師公會向來的屬性，包括地方政治之陰暗腐敗與刀光血影，包括醫界與當權者向來之密切利益掛勾...等等等，這些事我都 "不敢" 提，事實上也沒法提，更沒興趣提，畢竟這些千千萬萬的 "小" 問題，只是反映了整個政治權力結構與政治黑金本質的大問題。<text:line-break/><text:line-break/>大問題不改，小問題仍將永遠層出不窮；解決了一個 "小" 問題，實際上它將來還是會以其它形式再度出現，除非我們在大問題上或甚至文化思想與 "價值態度" 上做出改變。<text:line-break/><text:line-break/>在此，我只想訴說兩點最起碼的基本是非，那就是：<text:line-break/><text:line-break/>一，台灣人整天自我陶醉什麼言論自由，但是，從我上述的一小部份驚悚經歷中，你也許就能明白台灣的政治腐化、滲透入骨到何種程度；即便是在理當以知識和真理為依歸的學界或醫界也一樣，沒有是非，只有利害；沒有專業，只有顏色；即使是在一種所謂專業社群組織中，言論依然是被各方權力階級所徹底壟斷的。<text:line-break/><text:line-break/>你看，中研院院士陳培哲教授，他辭去台灣官方的疫苗審查委員，並公開指出蔡英文是整齣土產疫苗大戲的幕後黑手，完全以政治取代科學，一手主導既定劇本。<text:line-break/><text:line-break/>此言一出，結果，這位過去是深綠的學者，馬上被綠營網軍抹黑成中共犬馬，打成 "病毒"。就連這樣一個根正苗綠、並且具有舉足輕重之國際學術地位的人，都根本不可能講真話，更何況一般人。誰講良心話，誰就會遭到外人難以想像的報復。<text:line-break/><text:line-break/>應該沒有人會因此威脅要傷害陳培哲教授或其家人的人身安全，但是，今天當你是個沒有崇高社會地位或不具廣泛知名度的一般人時，你就有可能遭到更大的報復和懲罰，甚至司法制裁。因為，傷害你很簡單，不會引起社會關注。<text:line-break/><text:line-break/>這樣一些問題，從蔣家到現在，半個多世紀年來，從未改變。不但沒有改善，反而在綠色勢力壯大之後的過去這二十多年，更是變本加厲到一種為謀私利不擇手段、完全無法無天的邪惡地步；而許多腦殘人民卻反而高聲歌頌說我們好民主，好自由，好驕傲，好幸福；走狗文人們更是爭相拍馬，傷害忠良，醜態百出。<text:line-break/><text:line-break/>二，凡事有個極限。<text:line-break/><text:line-break/>我從年少時就懂得時間的意義，心裏頭偷偷藏了個 "時鐘"。這個鐘，不以我個人數十寒暑轉瞬即過的生命為分母，而是一百年秒針才走一格，走得非常非常慢。我這一生，不管做什麼都比別人慢，當別人都已經完成他們的人生段落與重要工作時，而我卻才剛要起步。但我不怕走得慢，我只怕走錯路。當我把人事物的分母以千百年為單位時，我就不急於一時，而只求專注於當下。<text:line-break/><text:line-break/>因此，我身上沒有一絲浪漫的革命念頭，我相信任何改革或進步，都不可能一蹴可幾，因此，我對惡行的容忍度很高，特別是權力邊緣的那些小奸小壞，我通常比較能夠諒解人性之趨吉避凶而難以苛責。但是，不管怎麼包容與退讓，任何惡行總該有個極限吧？<text:line-break/><text:line-break/>巴勒網有句座右銘： 「總該有些事是正直的人絕對不幹的！」這句話來自以色列一個非暴力組織叫做「Yesh Gvul」，翻譯成英文就是「There is a limit !」（凡事有個極限），鼓吹士兵拒絕執行違背良心的軍事任務，讓良心而不是讓軍令來主導自己的行為。數千以色列士兵響應，因此入獄受審。<text:line-break/><text:line-break/>該組織有句名言，相當動人，就是巴勒網的這句座右銘：「總該有些事是正直的人絕對不幹的！」（There are things that decent people don’t do!）<text:line-break/><text:line-break/>這兩句座右銘，我想送給那些良心未泯者。這些話對我起作用，對任何人也理當如此。我們並不喜歡道德高調，也從不追求完美的人間淨土，但是，凡事總該有個道德極限不是嗎？<text:line-break/><text:line-break/>美國人以及它的走狗黨派們，為了謀財害命，以反中鬥爭和千億起跳之私利為考量，不擇手段操弄疫情及千方百計阻擋疫苗，竟然不惜以兩千多萬人民的生命、健康與身家財產為賭注、為代價，這等惡行之邪惡程度，根本就是泯滅人性不是嗎？如果你可以容忍這樣的邪惡，請問還有什麼惡事是你無法容忍的？<text:line-break/><text:line-break/>整個島嶼子民們如此巨大的痛苦，以及生命的驟然消逝，千百個家庭的破碎，難道都引不起你絲毫的悲傷與義憤？</text:span></text:p>
      <text:p text:style-name="P2"><text:span text:style-name="T1">陳真   |  2021.06.15 20:45   |   </text:span><text:a xlink:type="simple" xlink:href="http://palinfo.habago.org/Entry?Command=Information_PrintForum#FORUM40722"><text:span text:style-name="T2">#</text:span></text:a></text:p>
      <text:p text:style-name="P4"><text:span text:style-name="T1">台灣人真要坐以待斃？(十四)：醫師公會不該是黨派附庸<text:line-break/><text:line-break/><text:line-break/>陳真<text:line-break/><text:line-break/>2021. 06. 15.<text:line-break/><text:line-break/><text:line-break/>為了在一片完全黑箱的黑心防疫環境中，多少知道一些狀況，我於是加入高雄醫師公會的群組。群組負責人叫做陳豐偉，我看他頭銜寫個 "祕書長"，我不知道是什麼組織的祕書長，我想，應該就是醫師公會。<text:line-break/><text:line-break/>在這群組上，常可看到一些令人憤怒的發言，比方說對於在野人士或在野黨的攻擊，比方說對於人渣黨的歌功頌德，比方說什麼 "全民" 都很感恩日本人的捐贈疫苗等荒唐言論。我雖是忍教教主，很會忍，但總有忍不住、凍未條的極限。<text:line-break/><text:line-break/>一個醫師公會，理當是個為民眾發聲、把民眾生命與健康擺在第一位、獨立超然的專業組織，怎麼搞得像個什麼黨派附庸或政府下級執行單位那樣不堪。<text:line-break/><text:line-break/>今天，看到有醫生在群組寫說：好心肝的違規施打疫苗事件，害慘了大家，害大家都只好必須很嚴格地出示無數證明才能打疫苗。<text:line-break/><text:line-break/>我看了，實在忍不住，於是就寫說：這個垃圾黨阻擋疫苗，才是真正害慘了大家，害死幾百條人命。<text:line-break/><text:line-break/>沒想到，管理員陳豐偉馬上跳出來說我的發言與公務無關，馬上刪除。於是我就陸續又寫了底下這些，但是，統統都被他秒刪了。他還揚言，我若再發表與公務無關的言論，就會把我逐出群組。<text:line-break/><text:line-break/>以下是我剛剛在高雄醫師公會的發言：<text:line-break/><text:line-break/>-----------<text:line-break/><text:line-break/>這個人渣黨阻擋疫苗進行圖利，就是整個疫情的最核心關鍵！如果這不是公務，難道是私事？<text:line-break/><text:line-break/>你們在這群組上怎麼定義公務我沒意見，但是如果我所說的不是公務，那麼，那些針對在野黨的無端指控難道就是公務？還有，包括衛生局疾管處的回應，例如什麼 “全民” 都很感激日本的捐贈疫苗，諸如這些不符事實的鬼話就更不應該出現在這群組上。<text:line-break/><text:line-break/>你(指陳豐偉)要訂規則，就應一致，而不是歌功頌德的就叫公務，胡說八道的也叫公務，稍有批評就不是公務。<text:line-break/><text:line-break/>醫師公會理當是一個獨立超然的專業組織，而不是政府的執行單位，更不是任何一個黨派的附庸。<text:line-break/><text:line-break/>現實上，為了全民利益的最大化，我們必須得配合執行某些政策，但這並不意味著我們必須摘除腦子，封住嘴巴，對所謂執政者傷害全民的荒唐惡行完全悶不吭聲。<text:line-break/><text:line-break/>我個人很不喜歡群組之類的東西，之所以惟一只加入這醫師公會群組，只是希望在一片完全黑箱的所謂防疫中多少能知道一點狀況。<text:line-break/><text:line-break/>我毫無興趣在此一群組上議論問題。但我希望，如果掌控群組者希望讓群組只侷限於 “純粹技術性” 的公務事項，那就請確切執行，而不是歌功頌德、胡說八道的叫做公務，稍有批評就說不是公務。<text:line-break/><text:line-break/>我把我要講的話講完了。謝謝各位。希望這是我惟一一次也是最後一次的被迫發言。</text:span></text:p>
      <text:p text:style-name="P2"><text:span text:style-name="T1">懷軒   |  2021.06.14 23:19   |   </text:span><text:a xlink:type="simple" xlink:href="http://palinfo.habago.org/Entry?Command=Information_PrintForum#FORUM40721"><text:span text:style-name="T2">#</text:span></text:a></text:p>
      <text:p text:style-name="P3"><text:span text:style-name="T1">看起來Novavax的疫苗進展很好，雖然晚了些，但據他們自己說第三期的試驗結果挺好，快的話今年第三季將要量產百萬劑。<text:line-break/><text:line-break/></text:span><text:a xlink:type="simple" xlink:href="https://reurl.cc/bXGnml"><text:span text:style-name="T4">https://reurl.cc/bXGnml</text:span></text:a><text:span text:style-name="T1"><text:line-break/><text:line-break/>懷軒</text:span></text:p>
      <text:p text:style-name="P2"><text:span text:style-name="T1">李念淨   |  2021.06.14 13:36   |   </text:span><text:a xlink:type="simple" xlink:href="http://palinfo.habago.org/Entry?Command=Information_PrintForum#FORUM40720"><text:span text:style-name="T2">#</text:span></text:a></text:p>
      <text:p text:style-name="P4"><text:span text:style-name="T1">推薦一個旅俄華人的專頁，二十幾年前就在俄國居住的<text:line-break/>對於蘇聯與俄羅斯史的見解很獨特，非傳統西方那種臉譜式的抹黑<text:line-break/></text:span><text:a xlink:type="simple" xlink:href="https://www.zhihu.com/people/yang-yun-fei-30-89/answers"><text:span text:style-name="T4">https://www.zhihu.com/people/yang-yun-fei-30-89/answers</text:span></text:a></text:p>
      <text:p text:style-name="P2"><text:span text:style-name="T1">莊靖   |  2021.06.14 10:33   |   </text:span><text:a xlink:type="simple" xlink:href="http://palinfo.habago.org/Entry?Command=Information_PrintForum#FORUM40719"><text:span text:style-name="T2">#</text:span></text:a></text:p>
      <text:p text:style-name="P5"><text:span text:style-name="T7">下面這一則去年11月的消息，已經指明高端疫苗用的是美國NIH設計的S-2P棘蛋白和Dynavax公司的CpG-1018佐劑。<text:line-break/><text:line-break/></text:span><text:a xlink:type="simple" xlink:href="https://geneonline.news/en/medigen-signs-agreement-with-metronic-making-it-the-first-taiwan-made-vaccine-deal/"><text:span text:style-name="T8">https://geneonline.news/en/medigen-signs-agreement-with-metronic-making-it-the-first-taiwan-made-vaccine-deal/</text:span></text:a></text:p>
      <text:p text:style-name="P2"><text:span text:style-name="T1">陳真   |  2021.06.13 11:23   |   </text:span><text:a xlink:type="simple" xlink:href="http://palinfo.habago.org/Entry?Command=Information_PrintForum#FORUM40718"><text:span text:style-name="T2">#</text:span></text:a></text:p>
      <text:p text:style-name="P3"><text:span text:style-name="T1">真的是低能大草包。天底下有人這樣防疫？把高速公路入口堵住，每分鐘准許兩輛車進入，這樣就可以 "嚇阻" 大家端午節返鄉，於是就可防疫？真不知道這些人腦子裏是裝了些什麼？還是腦子有洞？<text:line-break/><text:line-break/>整條高速公路看不到半輛車，入口處卻塞了好幾公里數千輛車，往前也不行，往後也不行，根本無法脫隊，只好一直塞在幾公里長的車道中。我昨天有事回醫院，就是這樣在88快速道路上足足塞了兩個小時，完全動彈不得。加上天氣炎熱，怠速過久，很多車輛水箱爆掉，使得整個交通更加混亂。<text:line-break/><text:line-break/>不過30公里長的路途，昨天卻花了將近三小時才終於回到家。<text:line-break/><text:line-break/>該做的防疫，為了撈錢，為了圖利，為了聽命於美國，拼命阻擋疫苗，然後卻又拼命搞些低能到爆的舉動。如果要 "嚇阻" 大家返鄉，不如事先宣佈高速公路禁止使用，而不是引人入甕，然後就把大家關在入口匝道裏頭，動彈不得，空等兩小時才能上高速公路。這樣就能防疫？它媽的真是有夠低能。<text:line-break/><text:line-break/>至於狗官出巡，更是高雄的一大特色，動不動就管制交通，讓狗官一路順暢。<text:line-break/><text:line-break/>=============<text:line-break/>塞3小時上國道 上班族罵不長腦<text:line-break/><text:line-break/>中時<text:line-break/><text:line-break/>本報記者／綜合報導<text:line-break/><text:line-break/>2021年6月13日<text:line-break/><text:line-break/><text:line-break/>端午連假為避免民眾返鄉，交通部祭出嚴格匝道儀控管制，盼阻礙民眾返鄉，反而苦了上班族與物流業者。11日晚間起各大交流道陸續出現壅塞情形，林口交流道12日上午更是從平面道路塞到國道1號，新北台65線土城交流道南下匝道也是大塞車，台88快速道路甚至出現5公里的回堵，不少人直呼「我們不是要返鄉啊！」、「高公局拜託長點腦」。</text:span></text:p>
      <text:p text:style-name="P2"><text:span text:style-name="T1">陳真   |  2021.06.13 01:34   |   </text:span><text:a xlink:type="simple" xlink:href="http://palinfo.habago.org/Entry?Command=Information_PrintForum#FORUM40717"><text:span text:style-name="T2">#</text:span></text:a></text:p>
      <text:p text:style-name="P4"><text:span text:style-name="T1">(續) <text:line-break/><text:line-break/>我常覺得，人有兩種，一種是愛心媽媽，一種是進步青年。愛心媽媽不談權力與結構，不談資源與分配，不談原因，不做思考，總之就是愛愛愛。<text:line-break/><text:line-break/>進步青年則好發議論，這個理論那個理論，分析來分析去，鄙視情感，看輕個別性，好像人不是人，生命不是生命，而只是一種零件或成份。<text:line-break/><text:line-break/>這兩種人我都怕，兩邊不討好，常感挫折。<text:line-break/><text:line-break/>就跟蝙蝠一樣，牠是唯一會飛的哺乳類，可是，鳥類說牠不是真的鳥；哺乳類卻叫牠別再裝了，把奶秀出來給大家看啊！明明就是鳥，裝什麼哺乳類。<text:line-break/><text:line-break/>每當有人說他讀過我的"文章"，我就覺得很難堪，感覺就好像有人說他看過我洗澡一樣，你到底看到了什麼？<text:line-break/><text:line-break/>過去二十年來，我從不在巴勒網以外的其它任何地方留言，你是從哪看到我的什麼 "文章"？我寫過幾千萬字，你又是看到了什麼？你是以為我是鳥類或哺乳類？還是會飛的哺乳類？會餵奶的鳥類？<text:line-break/><text:line-break/>我能想像，有很多人他不是真的想知道你在寫什麼、說什麼，他只是想看到符合他的 "既定立場" 的表面文字。你罵他的 "敵人"，他就覺得爽！真爽！他其實就只是想看到這些。<text:line-break/><text:line-break/>而且，最好不要寫太長，字稍微多兩行他就不想看了，因為在他看來，內在敘述不重要，反正就是要一個簡單答案，享受一種鬥來鬥去罵來罵去 (流行術語所謂 "打臉") 的快感。<text:line-break/><text:line-break/>你若寫一些風花雪月或稍微帶一點抽象的東西，他就直接跳過了，因為那個不是他的菜。<text:line-break/><text:line-break/>關於愛心媽媽與進步青年，我常舉個例，不過它其實不是個好例子，畢竟報章雜誌很難讓你率性開罵。那例子是這樣：20幾年前，也就是第一次波斯灣戰爭十周年，我在英國國會前參加了一場差點讓我提早畢業的聲援伊拉克抗爭活動。<text:line-break/><text:line-break/>事後，我寫了一篇 "反輻射混蛋與伊拉克禁運"，很多媒體與雜誌主動來信要求轉載。我說沒問題，但只有一個條件就是絕不做任何內容上的刪改。大家都說好。結果呢？登出來之後，幾乎每一家媒體或雜誌卻全刪改了。<text:line-break/><text:line-break/>我那文章主要是寫美國透過非法禁運，摧毀伊拉克的經濟，並以公衛做為一種軍事手段，長期蓄意攻擊伊拉克的淨水設施，藉此殺害五十萬名五歲以下之伊拉克兒童。美國國務卿 Madeleine Albright，面對外界質問時，竟公開說，美方認為死五十萬名伊拉克小孩是值得的。<text:line-break/><text:line-break/>我在那文章中還首次提到貧鈾彈之重大危害，美國卻瘋狂地以貧鈾彈攻擊伊拉克，造成伊拉克畸形兒與癌症盛行率飆高七倍以上。<text:line-break/><text:line-break/>最後，我在文末寫說，面對西方這樣一種泯滅人性的血腥侵略，我常覺得：<text:line-break/><text:line-break/>“對於一個想要安靜過自己日子的人，生活在這年代，可真是他媽的生不逢時” 。 <text:line-break/><text:line-break/>那些要求刊登我這文章的十幾個平面與網路媒體，竟然全部 (簡直就像事先約定好似的)，擅自刪除了 "他媽的" 三個字。<text:line-break/><text:line-break/>這些編輯先生小姐真是很 "清純"， "清純" 到連 "他媽的" 三個字都受不了，說這是髒話，是仇恨語言。很 "清純" 、很 "溫馨" 吧？可是，他們卻能夠毫無困難地忍受世上或島上那麼多的不公不義、血腥與殘酷，甚至參與其中，卻一點都不會難受。<text:line-break/><text:line-break/>這樣一些人，很 "溫馨" 很 "理性"，連聽到 "他媽的" 三個字都會臉紅心跳，但他們其實稱不上 "愛心媽媽"，反倒比較像是進步青年，關心進步議題，喜歡講人權什麼的，熱衷時事，好談所謂國際觀。<text:line-break/><text:line-break/>相較之下，如果只能二選一，我還是比較喜歡愛心媽媽，雖然跟他們相處也是很可怕。你不能批評什麼哦，你一批評，他就會覺得你不夠有愛心；他會告訴你愛愛愛。你關心兒童，他們會好愛你，覺得你好棒好有愛心哦。可是，你一旦談起兒童受苦的結構性因素，他就會覺得你好可怕，好無情，是不是人格變態？<text:line-break/><text:line-break/>記得在彰化基督教醫院實習時，因為貌似忠厚，沉默寡言，每天努力照顧病人，任勞任怨，與世無爭，有一些護士對我頗有好感，把我當成小孩那樣愛護。<text:line-break/><text:line-break/>有一天值班，一群小夜班的護士，下班不回家，聚集在護理站聊天，有人談起政治，痛罵黨外是一群壞人，反民主反社會，禍國殃民。我忍不住，於是就開口說了兩句大實話，我說我就是黨外，國民黨才是禍國殃民。<text:line-break/><text:line-break/>幾天後，又是一個值班的夜晚，護士們驚魂甫定，問我說：<text:line-break/><text:line-break/>"看你明明是好人，為什麼會有那些偏激的想法？"<text:line-break/><text:line-break/>"為什麼要被人利用？不能單純地好好愛這個社會嗎？"<text:line-break/><text:line-break/>"看你講政治的樣子，好嚴肅好可怕哦，跟平常完全不一樣。"<text:line-break/><text:line-break/>"搞政治做什麼？破壞大家的生活是為了什麼？"<text:line-break/><text:line-break/>"為什麼要恨政府？恨社會？"<text:line-break/><text:line-break/>於是，我又沉默了，恢復平常的樣子，就像一顆蛤蜊，除了吃喝，很少開口；別人不管說什麼，我就微笑不語，每天像個風中幽魂一樣，不言不語，無聲無息地獨自來去。<text:line-break/><text:line-break/>我一直記得護士們群起對我展開 "愛的訓話"，要我改邪歸正的那一天，就是10月26日。為什麼我記得呢？因為前一天(也就是台灣光復節)我去總統府，差點回不來。我和黃華等人，大約五、六個，舉著 "台灣尚未光復" 的牌子，夜襲總統府。<text:line-break/><text:line-break/>一群憲警驚慌失措衝出來堵人，有一個手裏還拿著電擊棒，節節進逼，對我作勢攻擊。幾個同志們被堵住了，但我從旁掙脫，往前飛奔，幾乎成功達陣。就在總統府前，我停下腳步(因為我不知道衝進去裏面要做什麼)。一個年紀大約是我的兩倍的中年警官，卻喊我 "大哥"，從後面追上來，氣喘噓噓，嘴裏一直喊著 "大哥！站住"。<text:line-break/><text:line-break/>隔天，我值班。當護士們對我展開輪番訓話時，我心裏想著，如果她們知道我昨天才剛夜襲總統府，豈不是要嚇死了或心碎了？<text:line-break/><text:line-break/>"愛心媽媽" 很溫馨很善良，至少表面上是這樣。但他們應該知道，光喊 "愛" 很空洞。一個人沒飯吃，你可以愛他，給他錢，給他食物。但是，一群人沒飯吃，而另一群人卻吃到飽，吃到撐，那你就該研究一下究竟何以致之？<text:line-break/><text:line-break/>思索並不冷血。我從小喜歡數學，表面清冷、說一不二的數學，卻往往讓我熱血澎湃，激動不已。<text:line-break/><text:line-break/>至於進步青年，特徵就是愛分析，好議論，凡事都要套個什麼理論，以示高人一等。雖然絕大多數進步青年其實都很低能，但是，思考與議論倒也不是什麼壞事。不過，他們其實應該要明白，如果不是因為情感因為愛，思索何用？議論有何意義可言？<text:line-break/><text:line-break/>所謂藍與黑，上帝給了我們藍，又給我們黑，如果不是為了藍，黑又何妨？</text:span></text:p>
      <text:p text:style-name="P2"><text:span text:style-name="T1">陳真   |  2021.06.12 02:25   |   </text:span><text:a xlink:type="simple" xlink:href="http://palinfo.habago.org/Entry?Command=Information_PrintForum#FORUM40716"><text:span text:style-name="T2">#</text:span></text:a></text:p>
      <text:p text:style-name="P3"><text:span text:style-name="T1">這些荒唐事跟我住在哪沒有關係，它不是一種個人事務。島內如此，島外也一樣，美國的惡行，西方社會的腐敗與墮落，不會因為我搬去哪而消失。這不是一種個人戶籍或國籍問題，而是人性幽微，一個人心裏頭的一種關切，揮之不去。<text:line-break/><text:line-break/>前一陣子，接觸到一些小孩，三、四歲或七、八歲，有的安靜，有的活潑，各有天性，他們的共同特色就是無家可歸。我覺得我能體會到他們的心，我知道他們想靠近我，可我卻想著如何把他們從心裏頭統統驅逐出境。<text:line-break/><text:line-break/>肢體上我做到了。我就像在撥路邊的一群野草那樣，輕輕把他們撥開，但他們卻反而像在我心裏頭生了根，就算移民去火星，大概也不可能擺脫得了他們在我心裏劃下的傷痕。<text:line-break/><text:line-break/>他們的無辜和痛苦，讓我無言，讓我似乎很真實地理解了什麼叫做 "她的一滴淚，比我的幸福汪洋還更有份量"(André Gide 語)。我知道我永遠都不可能擺脫他們，有些傷疤是不可能痊癒的；上帝給了人類一顆敏感的心，讓它受傷，卻沒有給它解藥。<text:line-break/><text:line-break/>天地偌大，逃避某些東西很容易，但難逃那方寸之間，因為心總是連結的。你或可看淡一己榮辱悲歡，但很難看淡哪怕是個連話都還不太會講的三歲小孩。他們如此無辜而可愛，身世卻又如此慘烈可悲。我能逃到哪裡去才能遺忘？如果不是因為他們，我不知道人心與作為之醜陋，寫來滿紙污穢，有何值得理會？</text:span></text:p>
      <text:p text:style-name="P2"><text:span text:style-name="T1">Akan   |  2021.06.12 01:08   |   </text:span><text:a xlink:type="simple" xlink:href="http://palinfo.habago.org/Entry?Command=Information_PrintForum#FORUM40715"><text:span text:style-name="T2">#</text:span></text:a></text:p>
      <text:p text:style-name="P4"><text:span text:style-name="T1">看到陳醫師“難道我們要這樣過一輩子”..之前在FB上有個帖，大陸人和大馬華人聊天，大馬華人入了中華民國國籍住在台灣，大陸人不解問他為什麼，對方回，因為大馬人無法直接入中國籍，所以他先入ROC籍等統一。 這算笑話，倒也是事實。也常覺得因為政治因素而移居台灣的香港人實在多此一舉，因為以後還是回歸~~ 那難道陳醫師沒想過去對岸生活嗎？我想不出來台灣2024還有誰有資格再上演最後一次的民選總統、落實統一的局面，也不相信兩岸會走到武統這一步。這次疫情人渣黨的處理無形而主動地翻轉一定程度台灣人對大陸的觀感，也更拉近了情感距離。現在到2024還有3年，台灣在民不聊生的逼迫上，西進的人只會更多~</text:span></text:p>
      <text:p text:style-name="P2"><text:span text:style-name="T1">許世勤   |  2021.06.11 17:30   |   </text:span><text:a xlink:type="simple" xlink:href="http://palinfo.habago.org/Entry?Command=Information_PrintForum#FORUM40714"><text:span text:style-name="T2">#</text:span></text:a></text:p>
      <text:p text:style-name="P3"><text:span text:style-name="T1">不好意思，Novavax疫苗的開頭不是MVC，應該是NVX，Novavax的縮寫，特此更正。</text:span></text:p>
      <text:p text:style-name="P2"><text:span text:style-name="T1">許世勤   |  2021.06.11 17:25   |   </text:span><text:a xlink:type="simple" xlink:href="http://palinfo.habago.org/Entry?Command=Information_PrintForum#FORUM40713"><text:span text:style-name="T2">#</text:span></text:a></text:p>
      <text:p text:style-name="P4"><text:span text:style-name="T1">現在主張「免疫橋接」以取代三期的作法，好比說今天最早我讓某甲吃一公斤的雞肉，已經知道結果，可以讓某甲長半斤的肌肉。<text:line-break/><text:line-break/>今天我另外開發了新款蟑螂肉，如果改讓某乙吃一公斤蟑螂肉，發現某乙也長了半斤的肌肉，那我說吃蟑螂肉可以得到跟吃一公斤雞肉一樣的「營養」，但是吃蟑螂跟吃雞肉會一樣嗎？<text:line-break/><text:line-break/>這就是「免疫橋接」目前無法在國際上取得共識的原因，因為「基準不同，不能比較」。<text:line-break/><text:line-break/>即便生物相似藥，擁有與原本大分子藥相同的結構，也就是「複製人」，可以跳過二期試驗，但是三期的效價還是得做。今天高端安排的「橋接」，是拿「蛋白質次單元」的MVC-COV1901與「腺病毒載體」的AZ疫苗相比，等於告訴我們吃蟑螂一樣好。如果要「橋接」，至少要拿Novavax CoV2373來比。<text:line-break/><text:line-break/>何況只看免疫生成力，就好像只看到長了肌肉就說吃蟑螂跟吃雞肉一樣好，但是沒說的是中和抗體的「多樣性」，那才是能否成功防禦多變異病毒株感染的關鍵。如果我以前做實驗這樣安排，早就被教授電爆了。<text:line-break/><text:line-break/>目前最受歡迎的BNT-162b2疫苗，意思是在臨床前試驗篩選了至少162個候選標的才找到可以進臨床試驗的。同樣作為純化蛋白疫苗的Novavax MVC-CoV2373，則是篩選了至少2373個模板才找到進臨床試驗的候選。<text:line-break/><text:line-break/>我們公司篩選藥物，篩選了十萬個自行設計與合成的小分子化合物，也才一個剛進入臨床一期。高端MVC-COV1901的COV19指的是Covid-19，01則是指第一個模板，也就是馬上就找到可以進入臨床的候選。大概真的是有美國專家提供建議，不然就是運氣真的太好了。</text:span></text:p>
      <text:p text:style-name="P2"><text:span text:style-name="T1">陳真   |  2021.06.11 15:27   |   </text:span><text:a xlink:type="simple" xlink:href="http://palinfo.habago.org/Entry?Command=Information_PrintForum#FORUM40712"><text:span text:style-name="T2">#</text:span></text:a></text:p>
      <text:p text:style-name="P3"><text:span text:style-name="T1">台灣人真要坐以待斃？(十三)：我們要這樣過一輩子嗎？<text:line-break/><text:line-break/><text:line-break/>陳真<text:line-break/><text:line-break/>2021. 06. 11.<text:line-break/><text:line-break/><text:line-break/>世勤所言甚是。疫苗或新藥研發如果弄個二期就能通過，那麼，隨便一個相關科系的人都能製造新藥了。<text:line-break/><text:line-break/>台灣真的是一個非常病態扭曲的政治環境，基本理性與是非，基本知識與常識，統統都起不了任何作用；只要大權在握，只要有暴利可圖，只要顏色正確，你幾乎可以在這島上做任何荒唐事；你可以任意抹黑任何人，摧毀他的人格與素養，你可以扭曲所有基本事實，甚至連傷害所有人民這等齷齪荒唐事，都完全可以橫行無阻。<text:line-break/><text:line-break/>只要控制媒體、教育與司法，再加上網軍及各方文人走狗，就算是泯滅天良之事，照樣能宣揚成全世界都羨慕的偉大政績。<text:line-break/><text:line-break/>我常想到對岸人民，心中常有這樣一個疑問：<text:line-break/><text:line-break/>究竟大陸同胞們能否真實體會生活在台灣這樣一個殖民地的痛苦？<text:line-break/><text:line-break/>在對岸或世人看來理所當然之事，在這島上卻很可能必須為之慘痛代價。<text:line-break/><text:line-break/>我對國際人權有長達三十多年的經驗、知識及參與，我知道許多戰亂地區或軍事獨裁政權或所謂民主國家例如印度，執政者如何謀財害命，例如控制重要民生物資，藉以斂財，或是私吞、控制外界援助物資或藥物，任由饑荒蔓延，任由醫療失能。<text:line-break/><text:line-break/>所有這些國家，大多數人都很貧窮，而且文盲比例很高，資訊匱乏。但我從未見過像台灣這樣一種社會，經濟整體富裕，教育水平很高，醫療與公衛一流，卻竟然發生上述那樣一種非常落後野蠻的謀財害命行徑。我從未見過、聽過或讀過這樣一種所謂國家或社會，一方面明明識字懂道理，一方面卻又極其荒誕可笑愚蠢卑劣。<text:line-break/><text:line-break/>那是因為，台灣事實上就是個極其封閉反智的殖民地，不管多麼荒誕無恥多麼泯滅天良之事，只要掌權者有利可圖，便可橫行無阻，而且還會得到受害者眾人的歡呼與支持。<text:line-break/><text:line-break/>二、三十年的折磨，真的是夠了，難道我們要這樣過一輩子嗎？我們要讓下一代繼續同樣的悲劇和折磨嗎？<text:line-break/><text:line-break/>===================<text:line-break/>2期解盲取代3期 中研院詹家琮痛批：取巧、不道德<text:line-break/><text:line-break/>毅傳媒2021. 06. 11.<text:line-break/><text:line-break/>高端疫苗宣布第2期臨床實驗解盲成功，中研院基因體研究中心研究技師詹家琮今日稍早稱，他不認同不科學的「國產新冠疫苗2期臨床試驗解盲」。<text:line-break/><text:line-break/>詹家琮負責中研院P3實驗室，更是抗SARS英雄。他認為，2期解盲應該加入英國株變種病株，或是印度變種病毒株的實驗數據。<text:line-break/><text:line-break/>對於食藥署與高端疫苗都主張「免疫橋接」，詹家琮提出兩大質疑。首先，抗體中和效力試驗，不足以取代3期臨床試驗。因為人體對抗病毒不是只有靠著抗體一項，還有T細胞、巨噬細胞、自然殺手細胞（Natural killer, NK）等，以及其他非記憶性的細胞與激素反應。<text:line-break/><text:line-break/>詹家琮強調，這些反應是單純的血清中和效力試驗看不到的，只有進入臨床3期試驗，藉由受試者身體的反應才能夠觀察到。<text:line-break/><text:line-break/>其次，抗體中和力試驗是一個非常單純的設計，只有血清、病毒、一種細胞及培養液，人體內有許許多多種類的細胞可以參與抑制病毒的活動。<text:line-break/><text:line-break/>因此，詹家琮主張，2期臨床試驗是不足夠的，至少要進入臨床3期並完成中期的試驗，我們要看的應該是人體的整體表現，不只是簡單的中和性抗體的效價。<text:line-break/><text:line-break/>「現在台灣以及世界上流行的是什麼病毒株？哪裡還會有原始的武漢病毒株呢？」詹家琮要求，解盲的血清中和效力試驗，要加入英國變種病毒株甚或是印度變種病毒株的實驗數據，否則數據就會失真而不可信。<text:line-break/><text:line-break/>詹家琮更痛批，2期解盲只會有武漢病毒株的數據，這是非常取巧非常不專業更是不道德的作為。<text:line-break/></text:span></text:p>
      <text:p text:style-name="P2"><text:span text:style-name="T1">許世勤   |  2021.06.11 09:06   |   </text:span><text:a xlink:type="simple" xlink:href="http://palinfo.habago.org/Entry?Command=Information_PrintForum#FORUM40711"><text:span text:style-name="T2">#</text:span></text:a></text:p>
      <text:p text:style-name="P4"><text:span text:style-name="T1">昨天臉書上一片歌舞昇平，高端解盲成功，好多支持者準備挽袖接受施打。早上才發布一批新聞，指稱可能不是解盲，只是期中分析，外界嘩然。收案都已經結束了，你只是要期中分析？受試者還不到4000人，台灣的數據分析能力有這麼差嗎？結果下午還是解盲了，只能對老董說「真是猜不透你啊」。目前還沒在線上看到正式發布的二期報告，無法評估他們所說的安全性及免疫生成力，至少我還沒查到。政府用人民的稅金買500萬劑的高端疫苗，據稱每個人還要自費881元施打，等於當白老鼠還要自帶乾糧，這一票簡直是無本生意。<text:line-break/><text:line-break/>陳培哲指稱蛋白質次單元疫苗不是台灣擅長的技術，不可能趕在七月施打。何美鄉卻跳出來說Novavax對Sars-CoV-2各主要流行株的防禦力平均達九成，這不是轉移焦點嗎？陳培哲講「讓中餐師傅做法國菜」，卻有人跑出來說「法國菜好吃」。難道我今天練拳擊，我就保證可以變成拳王嗎？新聞媒體甚至直接偷換概念，變成「陳培哲唱衰國產，何美鄉嗆效率達九成」，連我都被誤導了，以為一個中研院生醫所的學者竟然講這麼沒水準的話。記者甚至寫「國產Novavax疫苗」，聯亞旗下公司是Covaxx，記者不是沒搞清楚就是故意裝傻兼誤導。Novavax是目前進度最超前的蛋白質次單元疫苗，但它不是「國產」，而且三期試驗還未完成，不能遽下結論。陳培哲並沒有說錯，這個技術很難。<text:line-break/><text:line-break/>最近一支HIV的疫苗三期解盲失敗了，但這支疫苗在二期試驗的時候非常成功，被認為是人類對抗愛滋病的強力武器與一大進步。但是它的三期試驗確定疫苗無效，不能有效防禦HIV，再一次說明二期的結果不能用來預期三期的結果。這支疫苗還只是驗證無效，如果有嚴重不良反應，對受試者來說是一輩子的傷害。高端疫苗如果只靠二期就要確認效價，測試抗體中和病毒能力的試管試驗是不夠的，如果只要試管試驗就可以下結論，那麼台灣的生技早已起飛。除非把近4000名受試者召回，直接在受試者身上感染病毒，否則無法確定防禦率。但這個政府已經決定七月施打，這個試驗比三期更真實，納粹跟731部隊應該也不敢拿自己的人民做實驗吧？</text:span></text:p>
      <text:p text:style-name="P2"><text:span text:style-name="T1">陳真   |  2021.06.10 23:15   |   </text:span><text:a xlink:type="simple" xlink:href="http://palinfo.habago.org/Entry?Command=Information_PrintForum#FORUM40710"><text:span text:style-name="T2">#</text:span></text:a></text:p>
      <text:p text:style-name="P3"><text:span text:style-name="T1">台灣人真要坐以待斃？(十二)：喪心病狂到極點<text:line-break/><text:line-break/><text:line-break/>陳真<text:line-break/><text:line-break/>2021. 06. 10.<text:line-break/><text:line-break/><text:line-break/>高端疫苗二期解盲通過。真的是在騙小孩！演一齣假戲！<text:line-break/><text:line-break/>請問，有多少疫苗或新藥研發是連二期試驗都會失敗的？現在媒體卻講得好像什麼天大的成就。<text:line-break/><text:line-break/>這就好像你要找尋賽車選手，一期就是有駕照，二期就是真的會開車，敢開上路，而且沒發生過重大車禍；惟有通過三期才是真正有辦法上場比賽的選手。沒有人會在二期放鞭炮的。<text:line-break/><text:line-break/>今天，如果全世界就只有這東西，情況緊急也就只好跟它拼了，只要會開車就抓來充當選手。可是，現在明明有許多真正安全且具有保護力的疫苗隨手可得，卻硬是要千方百計阻撓進口，擺明就是要賺這一大票！擺明就是要謀你的財，害你的命！擺明就是要強迫你打一支不合格的疫苗。<text:line-break/><text:line-break/>請問，打了有用嗎？根本沒有人知道。任何藥物，三期試驗失敗的可能性非常高。<text:line-break/><text:line-break/>請問，打了之後，出得了國嗎？正常社會會承認你打過疫苗嗎？不可能。<text:line-break/><text:line-break/>一支疫苗如果打了之後，連有沒有用都完全不知道；而且，打了之後，世界上根本不可能會有人承認你打過疫苗，你根本出不了國。那麼，你強迫台灣人打這種價格高端、品質卻低端的地下疫苗，究竟居心何在？<text:line-break/><text:line-break/>而且，打疫苗如果出了問題，請問疫苗能夠從血管裏抽出來丟掉嗎？當然不可能。<text:line-break/><text:line-break/>打了之後，若有問題，能夠再混著改打其它疫苗嗎？很難說。很可能會產生更多副作用問題或不可測的長短期風險。<text:line-break/><text:line-break/>更可怕的是，比方說幾年後，三期很可能沒過(大多數都失敗)，證實這疫苗根本無效，請問屆時該怎麼辦？在這盲目測試的數年漫長過程中，得犧牲多少條人命？這根本就是存心拿台灣人當白老鼠。<text:line-break/><text:line-break/>你的家人倘若生了病，請問你是會給他吃目前世界上最好的或至少合格、全世界認證的藥物，還是強迫他吃根本完完全全不知道有沒有效的土產仙丹？<text:line-break/><text:line-break/>這個人渣黨及其背後美國主子，真的是利慾薰心，喪心病狂到極點。<text:line-break/><text:line-break/>=================<text:line-break/><text:line-break/>高端疫苗完成解盲 陳培哲：既定劇本、毫無意外<text:line-break/><text:line-break/>中時<text:line-break/><text:line-break/>2021/06/10 旺報 李侑珊<text:line-break/><text:line-break/><text:line-break/>爭議不斷的高端疫苗宣布解盲成功，並加速第三期臨床實驗，中研院院士陳培哲表示，此為既定的劇本，毫無意外，此為預期中的結果。<text:line-break/><text:line-break/>陳培哲近來提出專業發言，指出三家本土生技公司的疫苗專長都是滅活疫苗，投入新冠疫苗技術卻是蛋白質次單位疫苗，研發與技術都大有問題，甚至更坦言離開食藥署疫苗審查委員，最大的困難點即來自於總統蔡英文，引起一連串政治追殺。<text:line-break/><text:line-break/>不只陳培哲，包含前疾管局局長蘇益仁也認為國產疫苗有問題，即便專家多次拋出相關說法，但有媒體民調顯示，仍有逾5成民眾願意施打國產疫苗。對此，陳培哲則說，如此即在於沒有其他的選擇，這也是很無奈的事情。</text:span></text:p>
      <text:p text:style-name="P2"><text:span text:style-name="T1">許世勤   |  2021.06.10 13:48   |   </text:span><text:a xlink:type="simple" xlink:href="http://palinfo.habago.org/Entry?Command=Information_PrintForum#FORUM40709"><text:span text:style-name="T2">#</text:span></text:a></text:p>
      <text:p text:style-name="P3"><text:span text:style-name="T1">我有一位朋友參加了高端MVC-COV1901的二期試驗，看到他的動態表示今天解盲才會知道他打的是安慰劑還是疫苗，但在剛剛看見學弟的動態卻說今天只是期中分析。上網查閱了一下新聞，看樣子真的不是「解盲」:<text:line-break/></text:span><text:a xlink:type="simple" xlink:href="https://www.chinatimes.com/realtimenews/20210610001310-260405?chdtv"><text:span text:style-name="T4">https://www.chinatimes.com/realtimenews/20210610001310-260405?chdtv</text:span></text:a><text:span text:style-name="T1"><text:line-break/><text:line-break/>這個政府一再宣稱七月份要開打「國產」疫苗，如果二期的結果不僅安全，而且在兩種不同劑量組別有良好的免疫生成力，那儘快解盲不是更好？這下卻不告訴我們結果了。假如這支「疫苗」在二期根本不能生成有效與足量的抗體，那麼打這支疫苗只是在注射生理食鹽水。結果好的話趕快公布，增加人民尤其是這個政府支持者的信心，1450一定會藉此大肆宣傳「台灣價值can help」。<text:line-break/><text:line-break/>有時候基於生存壓力，我總後悔念了生化，因為這一行還看不見曙光。到了業界之後，發現許多人努力地在新藥與新的治療方式進行開發，領著相對不算高的薪水。但是不少主其事者卻只在玩數字遊戲，硬是把生技產業做成了騙局。沒有長遠規劃，沒有戰略眼光，未來可能連AI領域也會是同樣的結果。</text:span></text:p>
      <text:p text:style-name="P2"><text:span text:style-name="T1">陳真   |  2021.06.10 09:29   |   </text:span><text:a xlink:type="simple" xlink:href="http://palinfo.habago.org/Entry?Command=Information_PrintForum#FORUM40708"><text:span text:style-name="T2">#</text:span></text:a></text:p>
      <text:p text:style-name="P4"><text:span text:style-name="T1">台灣人真要坐以待斃？(十一)：做賊喊捉賊<text:line-break/><text:line-break/><text:line-break/>陳真<text:line-break/><text:line-break/>2021. 06. 10.<text:line-break/><text:line-break/><text:line-break/>人渣黨做為台奸，做為一條漢奸走狗，雖然不敢幹些動刀動槍的事，但是，一個人或一個黨的邪惡，不在於他所做的惡事之規模，而是在於他為惡的心態之扭曲與複雜程度。我真的很難想像世界上怎麼會有這樣一群人渣，如此無恥下三濫。這個黨，每天造謠抹黑，每天撒謊，動輒自導自演栽贓嫁禍，長年以來卻動用司法，不斷去傷害那些說出真話的人。<text:line-break/><text:line-break/>人渣黨豈止是告訴日本台灣疫苗夠用，而是不斷告訴全世界，千方百計阻撓疫苗進口：<text:line-break/><text:line-break/></text:span><text:a xlink:type="simple" xlink:href="https://bit.ly/3pBKuvy"><text:span text:style-name="T4">https://bit.ly/3pBKuvy</text:span></text:a><text:span text:style-name="T1"><text:line-break/><text:line-break/>沈富雄更是現身說法，提到有多少人積極要賣疫苗給台灣，人渣黨卻告訴他們，疫苗夠了。<text:line-break/><text:line-break/>台灣的疫苗，目前根本就是杯水車薪！但是，人渣黨卻藉此來進行政治炒作，說我們應該感恩日本，感恩美國，另一方面卻不斷造謠，抹黑大陸，甚至造謠說大陸阻礙疫苗進口，造謠說大陸阻礙日本送疫苗給我們，每天就是滿口謊言。我真的不知道這個人渣黨到底有沒有哪一句話是真實可信的？<text:line-break/><text:line-break/>人渣黨之所以千方百計阻擋疫苗進口，目的就是為了要護航美國人可以藉此撈大錢的土產疫苗。<text:line-break/><text:line-break/>台灣檢調與司法系統，沒有一個正直之士來調查與遏阻這些狗官謀財害命的惡行嗎？卻反而不斷去獵捕與傷害那些說出真話的人。<text:line-break/><text:line-break/>陳真<text:line-break/><text:line-break/>2021. 06. 10.<text:line-break/><text:line-break/>===============<text:line-break/>轉貼日外相說法 新竹副縣長被速辦<text:line-break/><text:line-break/>林郁平、陳鴻偉、莊旻靜／連線北報導<text:line-break/><text:line-break/>2021年6月10日<text:line-break/><text:line-break/>日本政府捐給台灣124萬劑AZ疫苗，日前網路瘋傳日本外相茂木敏充備詢時稱台灣「只要擋一下」的說法，連新竹縣副縣長陳見賢也在LINE群組轉貼，遭行政院長蘇貞昌怒轟「這是很惡毒的謠言」，一定要查辦。警方9日將3人送辨，其中刑事局將最早撰文的譚姓男子及轉傳的陳見賢約談到案，陳認為僅是評論、不是假訊息，但詢後仍遭送辦，成為政府打假以來涉案層級最高的地方官員。<text:line-break/><text:line-break/>翻譯差別外界看法不一<text:line-break/><text:line-break/>檢警迅速將陳見賢送辦，民進黨網社中心主任范綱皓製作疫苗圖卡，遭事實查核中心認證為假消息，卻不見檢警偵辦，引發外界質疑是「辦藍不辦綠」。<text:line-break/><text:line-break/>遭綠營人士抨擊為惡意扭曲翻譯的文章，稱「日本外相在國會被問到為何只給台灣124萬劑，他回說台灣政府沒想要很多，只要6月擋一下就好，7月開始台灣自己就會有自己生產的疫苗」，並附上日本外相在國會接受質詢時的新聞連結及影片。令蘇貞昌8日怒批這是很惡毒的謠言，綠委莊瑞雄質詢時特別點名陳見賢散播謠言。<text:line-break/><text:line-break/>外交部還原日本外相的談話，指他認為「預計台灣國內的疫苗生產體制會在7月以後逐漸完備，而目前台灣面臨的是很緊急迫切的需求」，從未說過台灣曾表達只需要124萬劑等說法。翻譯上的差別，引發各界看法不一。<text:line-break/><text:line-break/>陳見賢稱僅發表評論<text:line-break/><text:line-break/>外交部與疾管署迅速認定為假訊息後向警方報案，刑事局立即展開追查，發現住在新北市汐止的41歲譚男最早發文，7日中午貼在巴哈姆特網站上。警方前天將無業的譚男約談到案，他表示是看到日本相關新聞，並參考國內政論節目的說法，認為少要疫苗是事實才撰文，隔天發現竟引發軒然大波嚇了一跳，趕緊將文章刪除，但已遭網友轉傳。<text:line-break/><text:line-break/>警方昨日到新竹縣約談陳見賢，他表示，收到訊息曾請懂日文的朋友幫忙翻譯，他不認為這是假訊息，因自己參與縣內防疫工作，知道疫苗是很重要的問題，所以認為這是可受公評之事，僅是發表評論。訊後，依嚴重特殊傳染性肺炎防治及紓困振興特別條例、社維法函送士林地檢署偵辦。<text:line-break/><text:line-break/>台北市警萬華分局交通分隊劉姓員警，8日也在群組中轉傳，並附上相關影片連結，劉事後雖將訊息收回，但已遭同事擷圖、檢舉，劉也被依相同罪名送辦。</text:span></text:p>
      <text:p text:style-name="P2"><text:span text:style-name="T1">陳真   |  2021.06.10 03:22   |   </text:span><text:a xlink:type="simple" xlink:href="http://palinfo.habago.org/Entry?Command=Information_PrintForum#FORUM40707"><text:span text:style-name="T2">#</text:span></text:a></text:p>
      <text:p text:style-name="P3"><text:span text:style-name="T1">台灣人真要坐以待斃？(十)：謀財害命大戲<text:line-break/><text:line-break/><text:line-break/>陳真<text:line-break/><text:line-break/>2021. 06. 10.<text:line-break/><text:line-break/><text:line-break/>至少半個多世紀來，美國每侵略一個國家，或在一個國家製造顛覆動亂或發動政變，往往會有一張當地人士的暗殺名單，通常數千人之譜，藉以消滅異己，包括一切有礙於美國的反對人士或反美人士或左派與其支持者或同情者等等。<text:line-break/><text:line-break/>聽起來很可怕對不對？可是，這還只是具有針對性的殺害。有些時候則是不分青紅皂白、不分男女老幼的大屠殺，亦即針對特定種族例如華人，進行種族清洗，或是針對左傾人士或疑似左傾，或是連疑似也不用，愛怎麼殺就怎麼殺，例如美國支持的蘇哈托政權之全面性的反華大屠殺，死亡人數竟高達百萬人。<text:line-break/><text:line-break/>根據印尼反華大屠殺之後25年的一份調查報告如下：<text:line-break/><text:line-break/></text:span><text:a xlink:type="simple" xlink:href="https://bit.ly/3zg7LaL"><text:span text:style-name="T4">https://bit.ly/3zg7LaL</text:span></text:a><text:span text:style-name="T1"><text:line-break/><text:line-break/>幾位美國前CIA官員與軍方將領首度向媒體承認，美方系統性地提供蘇哈托政權極其詳盡的暗殺名單，有案可查的就有五千多人。每當名單上的人員被捕或被殺，美方就在該人的名字旁邊打勾。<text:line-break/><text:line-break/>不管是針對性的暗殺，或是族群滅絕性的大屠殺，通常有四股執行勢力：<text:line-break/><text:line-break/>一是當地的美國傀儡政權，由美國提供武器與武裝人員訓練，並提供外交掩護，甚至幫忙栽贓。<text:line-break/><text:line-break/>例如印尼的蘇哈托政權，例如伊拉克總統海珊以化武殺害五千名庫德族人之 "Halabja 屠村事件"，便是由美國提供化學武器給海珊，然後再製造假情報與假證據嫁禍伊朗，並在聯合國百般維護當時仍被美國稱為 "捍衛自由的民主鬥士" 之海珊。<text:line-break/><text:line-break/>第二股屠殺勢力就是由美軍自己執行。這類例子更是罄竹難書，俯拾皆是，例如侵略伊拉克與阿富汗等等，無數政治異己與反美人士，往往會以反恐之名遭到殺害。<text:line-break/><text:line-break/>第三股勢力則是身份保密、滲透各國的武裝臥底人員。<text:line-break/><text:line-break/>《新聞周刊》（Newsweek）花了兩三年時間進行調查，上個月披露調查結果指出，美國至少從十多年前開始，每年花費數百億元，在全球各國安插一支祕密軍隊，人數約六萬多人，但真實規模應遠遠超過。<text:line-break/><text:line-break/>這支臥底的殺手部隊，行動代號叫做「消除特徵」（signature reduction），完全不受國會監督，當然更不會鳥你什麼國際法，專門從事暗殺、破壞、情蒐與裏應外合等各種機動性祕密任務。<text:line-break/><text:line-break/>臥底人員散落在全球130多家企業與政府機關。平常以假身份從事正常工作以掩人耳目，但實際上是CIA臥底殺手；科技配備精良，來去無蹤；只要主子一聲令下，隨時可取人性命，隨時可執行各種祕密任務。<text:line-break/><text:line-break/>第四股勢力則是交由像 "黑水" (Blackwater) 這樣的私人武裝公司執行血腥任務。因其私人性質，更加不受管控，為所欲為。以黑水為例，特別是在伊拉克和阿富汗，幹下無數泯滅天良的姦殺擄掠罪行。<text:line-break/><text:line-break/>黑水的創辦人就是這位投資台灣土產疫苗的 Erik Prince。美軍在中東成千上萬的屠殺平民與虐待戰俘事件，包括輪姦、刑求與滅門等重大罪行，其中有一部份就是黑水公司所為。這些泯滅人性的血腥暴行，並非偶然，亦非個案，而是體制所允許與縱容，甚至鼓勵，藉以威嚇敵人。<text:line-break/><text:line-break/>各位能理解黑水公司的存在意義嗎？所謂戰爭，不管是哪種類型，它就是國與國或族群與族群、派系或政權之間的武裝衝突。簡單說，它具有某種公眾性與體制性，是一種解決問題的手段，戰爭本身並非目的；戰爭參與者，或多或少得受制於國際社會或聯合國或國內的各種司法監督與制裁。<text:line-break/><text:line-break/>但是，一旦戰爭委由跨國私人公司執行，它的整個本質就變了。它不再是一種解決公眾問題的手段，而是追求公司利益最大化的一種快速斂財工具。<text:line-break/><text:line-break/>而且，暴力執行者並非軍人，不受任何軍事體系監督或司法管轄，而只是老闆以天價酬勞所僱用的一群擁有高超殺人技能的 "員工"，擁有任意殺人的特權，為所欲為，逍遙法外。不但不受國會監督，所謂美國司法通常也只是做做樣子，極少判刑。<text:line-break/><text:line-break/>對外更是橫行無阻。美國至今揚言，任何美國人都絕不接受任何國際法庭的制裁；從布希到歐巴馬，再到川普，均一再對國際法庭發出以下恫嚇：誰敢以司法制裁或逮捕美國人，誰就會遭到美國的報復，包括以武力消滅。<text:line-break/><text:line-break/>這樣一群以殺人為業績的私人 "員工"，殺越多，賺越多；這就跟美國軍火工業之私人化一樣，戰爭越多就越賺；隨便發射一顆飛彈，就能不愁吃喝三輩子；私利之龐大，猶如天文數字。<text:line-break/><text:line-break/>這間黑水公司就是這樣，原本成立時只有十幾人，"業務" 瞬間暴增千百倍，短短幾年內，公司 "營收" 竟高達數十億美元即上千億台幣，成為全球幾乎可以說是惟一的國際級私人戰爭公司。<text:line-break/><text:line-break/>人性之可怕，往往不在於受害人數規模，更在於從事惡行者之心態。比方說，這間黑心肝的美國黑水公司之 "員工"，你從他們所犯下的罪行之內涵，很清楚可以看得出來，他們根本不把人當人看，不把性命當一回事，甚至以殺害他人生命、虐待他人肉體為樂。<text:line-break/><text:line-break/>曾有一些公開案例指出，有些黑水員工姦殺擄掠無法無天之際，連自己的同事都看不下去；曾有一位黑水員工，當他無法制止同事們的任意屠殺之惡行時，舉槍指著一位同事的腦袋，逼迫對方放下武器，停止屠殺。<text:line-break/><text:line-break/>前 CIA 局長 Leon Panetta 以及黑水公司老闆 Erik Prince 本人，都曾公開承認黑水公司就是CIA 的 "體制外資產"，任憑使喚，藉以換取龐大私人利益，並能規避國會監督與軍事體系管轄。<text:line-break/><text:line-break/>簡單說就是，這是一個表面上是體制外、其實仍由 CIA 所管控的私人武裝部隊，擁有殺人特權。曾有一位美國議員，言語上得罪 Erik Prince，Prince 竟揚言隨時可取對方一條小命。這位在世界各地殺人不眨眼的黑水公司大老闆是誰呢？他就是幾個月前才剛辭職的美國教育部長 Betsy DeVos (本姓Prince) 的親弟弟。<text:line-break/><text:line-break/>黑水公司富可敵國，武器精良，除了在戰場或佔領國執行血腥任務外，CIA 更可利用其平民身份以掩人耳目，在美國本土或海外各地代為訓練武裝人員，台灣就是其中之一。<text:line-break/><text:line-break/>也許因為利潤龐大，分贓不均，再加上在美國國內樹敵無數，Prince 於十幾年前 (2009年) 被迫辭去黑水公司CEO身份。2010年，把整個公司賣掉。講好聽是洗心革面，重新做人，事實上是轉換跑道，追求更大事業版圖。前後差別在於，Prince 一再表明，現行事業已無武裝，而主要是從事保全、物流及行銷布局與戰略諮詢。<text:line-break/><text:line-break/>Prince 的事業第二春，就在香港，2014年成立一間公司叫做 "先豐服務集團"（Frontier Services Group），核心工作就是為那些在全球動盪高風險地區營運的大企業，提供各項安保服務與工程建設及戰略諮詢；中國國企「中信集團」是其第三大股東，全面參與中國一帶一路的各種安全事項，包括安保、情蒐、人員培訓、風險評估與物流等等。<text:line-break/><text:line-break/>我能理解祖國為何會和這樣一個人合作，因為此人交遊廣闊，跨越各國，甚至同時與各敵對政權保持友好關係 (行走兩岸三地，各方奉若貴賓，便是一例)，就連 CIA 都得借重其在阿富汗當地的特殊人脈，執行軍事任務。<text:line-break/><text:line-break/>我不能理解的是，為何美國能夠允許他從事一些與美國既定政策背道而馳的任務？比方說參與一帶一路，比方說私運軍火給 (俄羅斯所支持的) 利比亞反對派 Khalifa Haftar 將軍。聯合國安理會所設置之 "利比亞武裝禁運小組" (UN Arms embargo on Libya) ，甚至在今年三月，對此發表一篇120多頁的調查報告，對Prince提出鉅細靡遺的犯罪指控：<text:line-break/><text:line-break/></text:span><text:a xlink:type="simple" xlink:href="https://bit.ly/3g7HeVW"><text:span text:style-name="T4">https://bit.ly/3g7HeVW</text:span></text:a><text:span text:style-name="T1"><text:line-break/><text:line-break/>最近，因為路透社的報導，很多人誤以為是 "黑水" 投資島內土產疫苗，其實不是，投資者是早在十多年前便已把 "黑水" 公司整個賣掉的Erik Prince。他在去年(2020年) 10月，在美國另外成立一間名叫 "Windward Wyoming" 的公司：<text:line-break/><text:line-break/></text:span><text:a xlink:type="simple" xlink:href="https://bit.ly/3gpsBMB"><text:span text:style-name="T4">https://bit.ly/3gpsBMB</text:span></text:a><text:span text:style-name="T1"><text:line-break/><text:line-break/>這間找不到更多資料的新公司，像個空殼子，到底是在幹啥的？實在令人費解。我想，它的真正公司名稱應該是 Windward Capital Management，網址是：<text:line-break/><text:line-break/></text:span><text:a xlink:type="simple" xlink:href="https://www.windwardcapital.com/"><text:span text:style-name="T4">https://www.windwardcapital.com/</text:span></text:a><text:span text:style-name="T1"><text:line-break/><text:line-break/>這間 "管理" 公司，看起來就很像Prince 的風格了。該公司表明： "專注於" 服務 "高端" 顧客，並強調 "一次只服務一位高端顧客"，幫忙打通政商任督二脈，排除風險，創造高利潤管道，提供安全管理與投資策略。<text:line-break/><text:line-break/>目前，它所 "專注服務" 的 "高端顧客"，不是高端疫苗公司，而是人渣黨所拼命護航的另一間生技公司，叫做 "聯合生物製藥"（簡稱聯生藥），隸屬台灣人在美國成立的聯亞生技集團（UBI）。Prince 的Windward Capital Management，透過聯亞生技集團在美國的另一子公司COVAXX (現在名稱為 Vaxxinity)，取得聯亞疫苗的 "全球銷售權"。<text:line-break/><text:line-break/>人渣黨不是每天都在抓中資嗎？在島內，只要不是綠的，誰敢跟中資或對岸稍微有關，誰就會被污名化而遭到打壓與攻擊。可是，這位黑水前老闆，就是中資大企業 "先豐服務集團" 的創立者兼副主席 (上上個月才辭職)，卻負責聯亞疫苗的全球銷售管道，人渣黨為何不去獵巫卻反而百般護航呢？<text:line-break/><text:line-break/>路透社的報導中提到，他們取得一些非公開性的文件和信件，包括黑水前老闆 Prince 遊說美國某位國會幕僚共同參與的一系列簡訊，簡訊日期是去年 (2020年) 十月底至十一月初之間。Prince 在簡訊裏頭強調，此一販售疫苗事業，利益龐大；甚至話講得很露骨，Prince 告訴對方說，"每打一針疫苗，就有抽取數美元佣金之空間。" ("There's room for a couple dollars per dose in commissions.")<text:line-break/><text:line-break/>路透社的獨家調查報導還提到，聯亞疫苗早在一期試驗根本都還沒開始進行時，聯亞生技集團於去年 (2020年) 年初在美國成立、黑水老闆也參與投資的子公司 Vaxxinity，就已如未卜先知般地預訂今年七月疫苗就能公開販售。此一時程，也就是人渣黨過去幾個月來所一再宣稱的日期；並以此為由，千方百計阻擋疫苗進口，任憑疫情無限擴散。<text:line-break/><text:line-break/>這意味著什麼呢？這意味著打從一開始，所謂疫情之爆發與土產疫苗之未試驗就先下千萬大單，以及將來準備強迫人民施打不合格疫苗等等瘋狂舉措與諸多 "巧合"，是不是其實就只是一場由美方所主導、由人渣黨所奉命執行、精心布局的謀財害命大戲？<text:line-break/><text:line-break/>我不是陰謀論者，對於捕風捉影的任何陰謀論，向來缺乏好感。問題是，難道這一連串事件全屬巧合？疫情很 "湊巧" 地突然爆發？所謂防疫，卻是毫無一絲理性地拒絕普篩，凡事被動且毫無作為，卻一味地瘋狂阻撓疫苗進口；去年年底原本就已能由東洋公司進口三千萬劑輝瑞BNT疫苗，竟也被迫棄單......無數瘋狂舉動，若非蓄意藉此圖利，並阻擋八月即將舉行之反萊豬與重啟核四等四項妨礙美方利益之公投(所謂綠能產業，是美方等外資吸血台灣的另一管道)，還能有什麼原因？  <text:line-break/><text:line-break/>還有很多骯髒事，礙於公私繁忙，個人時間極其有限，我就不多寫了。<text:line-break/><text:line-break/>必須聲明的是：高端疫苗公司背後有個言行華而不實的炒股家族，而且似乎根本無意於從事三期試驗，自然令人充滿疑慮。但是，我對聯合生技公司的專業能力卻毫無疑問。我並不反對發展本土疫苗。任何人或任何機構、任何黨派，從中投資做生意，乃至賺大錢，都是很正常的事，不會有人反對。<text:line-break/><text:line-break/>一家公司，一個政黨或政府，如果照規矩做事，我們怎麼會說它髒呢？問題是，這個人渣黨及其美國主子，卻是既謀財又害命。更精確地說，他們透過無數的謊言與政治操弄，千方百計阻擋疫苗進口，藉著疫情之擴散全島，從中謀取巨大黑心財，並且不斷恐嚇、威脅與攻擊，乃至於透過司法，鎮壓批評者或懷疑者。<text:line-break/><text:line-break/>今天，假若有個犯罪集團，透過壟斷某種物資，透過人命的傷亡來斂財，如此重大罪行，是不是應該繩之以法？是不是應該依法槍斃或坐穿牢底？然而，我們卻任由人渣黨橫行無阻，胡作非為。<text:line-break/><text:line-break/>我能想像許多歹徒或黑心商家，有可能為了謀財而害命，但我從未見過或聽過世界上有這樣一個所謂 "政府" 及政黨，竟然以全體人民的生命和健康為代價，百般阻撓救命疫苗，企圖從中圖利自己或他人。<text:line-break/><text:line-break/>我的結論是這樣：<text:line-break/><text:line-break/>台灣是美國藉以吸血撈錢、藉以仇中反華的殖民地，而人渣黨則是美國人所豢養的一頭貪婪無度的惡犬。當人民長期遭受生命財產之傷害及教育與思想之荼毒，我們應該認清，真正的作惡源頭是美國，美國才是島嶼一切痛苦的來源。<text:line-break/><text:line-break/>至於美國人養的狗，當然也很可恨。問題是，你罵狗也是白罵，狗哪會在乎你罵？更不會在乎什麼呼籲。這個人渣黨，每天就是撒謊，每天就是造謠，每天就是抹黑，每天就是鼓吹仇中反華，栽贓抹黑，你每天忙著一一去反駁，不累嗎？<text:line-break/><text:line-break/>簡單這麼說，狗根本不是一個有效的溝通對象，狗主人才是。狗再貪吃，再膽大包天，若無主子授意，不可能膽敢如此瘋狂作為，草菅人命。<text:line-break/><text:line-break/>問題是，溝通何用？世界上或歷史上哪個殖民政權會在乎被殖民者的生命與痛苦？當司法被控制，當媒體被完全壟斷，我不知道還能有什麼方法推翻這樣一個邪惡政權，更不用說擺脫殖民。<text:line-break/><text:line-break/>我們能做的，也許就是盡一己之力去反抗，雖然無從改變大局，但至少能為這島嶼保留一絲公義與一線光芒。畢竟，面對呼風喚雨的邪惡勢力，並不是所有人都會感到畏懼；面對各種權位利誘，也不是所有人都會被收買。邪不可能勝正，只要堅持良善與公義，我們總有擺脫黑暗的一天。</text:span></text:p>
      <text:p text:style-name="P2"><text:span text:style-name="T1">A Hsin   |  2021.06.09 17:07   |   </text:span><text:a xlink:type="simple" xlink:href="http://palinfo.habago.org/Entry?Command=Information_PrintForum#FORUM40706"><text:span text:style-name="T2">#</text:span></text:a></text:p>
      <text:p text:style-name="P3"><text:a xlink:type="simple" xlink:href="https://www.youtube.com/watch?v=EdhoEFbghGI"><text:span text:style-name="T4">https://www.youtube.com/watch?v=EdhoEFbghGI</text:span></text:a><text:span text:style-name="T1"><text:line-break/><text:line-break/>主持人：「日本明明有多的AZ，為什麼只給台灣124萬AZ。」<text:line-break/><text:line-break/>日本參議員佐藤正久:「台灣本身的感染者的數字最多的時候也大約700或500，<text:line-break/>傳染的範圍並沒有遍及整個台灣而是以台北市和新北市為中心因此並不是那麼吃緊，<text:line-break/>再加上AZ疫苗也預計在六月份進來200萬劑，<text:line-break/>而台灣製的疫苗也從七月份起兩家公司準備一次1000萬劑，<text:line-break/>所以按照計畫來看總共會有2000萬劑的疫苗，<text:line-break/>【於是只需要應急的100萬劑的數量，這就是當初的訊息。】」</text:span></text:p>
      <text:p text:style-name="P2"><text:span text:style-name="T1">許世勤   |  2021.06.09 09:04   |   </text:span><text:a xlink:type="simple" xlink:href="http://palinfo.habago.org/Entry?Command=Information_PrintForum#FORUM40704"><text:span text:style-name="T2">#</text:span></text:a></text:p>
      <text:p text:style-name="P3"><text:span text:style-name="T1">聯亞UB-612已完成一期試驗，受試者60人，在中國醫藥大學進行。試驗編號NCT04545749，於上個月5/24完成臨床一期試驗，確認疫苗的安全性。目前數據尚未公開。<text:line-break/><text:line-break/>二期試驗編號NCT04773067，預計招募受試者3750人，在台灣北中南各大醫學中心進行。預計於本月6/30完成臨床二期試驗。雙盲試驗，分為安慰劑與兩種不同劑量組，測試人體耐受力、免疫誘發能力、安全性。<text:line-break/><text:line-break/>另外該品項二/三期試驗編號NCT04683224，預計今年底12/24完成。雙盲試驗，主要測試疫苗的有效性，但尚未進行受試者招募。<text:line-break/><text:line-break/>可見這支疫苗已經提出三期計畫書，就時間上來看，根本不可能於七月進行施打。比起某股價很高端的疫苗，他們根本連三期計畫書都沒有送審，貌似根本不打算做三期。這裡面是不是有官商勾結，有待查證，只能確定這個政府正在拿疫苗作為政治工具。<text:line-break/><text:line-break/>陳培哲院士是個值得信賴的學者，我今年有幸一篇剛發表的研究跟他成為共同作者。作為科學家應有的良心，陳培哲只是說出基本的科學倫理與事實，甚至因此請辭疫苗審查委員。人渣黨1450以及打手媒體如三立，卻如同預期般展開了認知作戰，對院士進行人格毀滅。至於某周姓名嘴「又」能得到消息「爆料」，這裡面顯然又有某種違反倫理的情節發生。違反倫理的不是陳培哲，而是某爆料者。<text:line-break/><text:line-break/>相關新聞請見:</text:span><text:a xlink:type="simple" xlink:href="https://udn.com/news/story/122190/5515660"><text:span text:style-name="T4">https://udn.com/news/story/122190/5515660</text:span></text:a><text:span text:style-name="T1"><text:line-break/><text:line-break/>有關聯亞UB-612的臨床試驗進度：<text:line-break/></text:span><text:a xlink:type="simple" xlink:href="https://covid19.trackvaccines.org/vaccines/43/"><text:span text:style-name="T4">https://covid19.trackvaccines.org/vaccines/43/</text:span></text:a><text:span text:style-name="T1"><text:line-break/>高端MVC-CoV1901試驗進度：<text:line-break/></text:span><text:a xlink:type="simple" xlink:href="https://covid19.trackvaccines.org/vaccines/24/"><text:span text:style-name="T4">https://covid19.trackvaccines.org/vaccines/24/</text:span></text:a></text:p>
      <text:p text:style-name="P2"><text:span text:style-name="T1">陳真   |  2021.06.09 02:08   |   </text:span><text:a xlink:type="simple" xlink:href="http://palinfo.habago.org/Entry?Command=Information_PrintForum#FORUM40703"><text:span text:style-name="T2">#</text:span></text:a></text:p>
      <text:p text:style-name="P3"><text:span text:style-name="T1">Akan，跟你無關啊，是跟路透社那新聞有關。不過，基本上是我自己的問題，看太快，以為是台灣藥廠和黑水合作，其實是和黑水的前老闆 Erik Prince 於去年才剛成立的另一間公司合作。<text:line-break/><text:line-break/>當然，這裏頭仍然有一些問題，以後有空再寫。<text:line-break/><text:line-break/>剛剛看到 "幸澄 " 貼的那段視頻：<text:line-break/><text:line-break/></text:span><text:a xlink:type="simple" xlink:href="https://bit.ly/2T5S8SS"><text:span text:style-name="T4">https://bit.ly/2T5S8SS</text:span></text:a><text:span text:style-name="T1"><text:line-break/><text:line-break/>我快轉聽了一兩分鐘，這純粹就是危言聳聽。你看，視頻底下還寫著：<text:line-break/><text:line-break/>"重磅黑幕！台湾3860人被用于活体实验！路透社独家:臭名昭著美国黑水公司创始人普林斯参与新冠疫苗COVAXX研发分销！不受国际体系和政府监管的公司在台湾进行真人活体实验！"<text:line-break/><text:line-break/>這個就是在鬼扯蛋。這些試驗不做活體實驗，難道是要做死人實驗？這些試驗當然是公開合法進行，不是什麼不受監管的什麼祕密實驗。這樣胡說八道有何意義可言？<text:line-break/><text:line-break/>視頻中那位老兄，甚至還說這些疫苗試驗是要透過研究台灣人的基因，以製作基因武器來毀滅整個中國人。真的是胡說八道一通。<text:line-break/><text:line-break/>我覺得，講話還是應該要有點基本常識才好，如果只會鬼扯瞎掰，那不就跟人渣黨一樣了？<text:line-break/><text:line-break/>其它的，以後再說。</text:span></text:p>
      <text:p text:style-name="P2"><text:span text:style-name="T1">Akan   |  2021.06.09 00:24   |   </text:span><text:a xlink:type="simple" xlink:href="http://palinfo.habago.org/Entry?Command=Information_PrintForum#FORUM40702"><text:span text:style-name="T2">#</text:span></text:a></text:p>
      <text:p text:style-name="P4"><text:span text:style-name="T1">陳醫師，不好意思給您添亂了，還請多多保重...</text:span></text:p>
      <text:p text:style-name="P2"><text:span text:style-name="T1">陳真   |  2021.06.08 23:37   |   </text:span><text:a xlink:type="simple" xlink:href="http://palinfo.habago.org/Entry?Command=Information_PrintForum#FORUM40701"><text:span text:style-name="T2">#</text:span></text:a></text:p>
      <text:p text:style-name="P3"><text:span text:style-name="T1">我被路透社的那則新聞誤導了。我上一則留言寫的是錯的。不管是高端或聯亞，都跟黑水無關。<text:line-break/><text:line-break/>我再找時間寫。每天忙到爆。一天很難有三、五分鐘的空檔。</text:span></text:p>
      <text:p text:style-name="P2"><text:span text:style-name="T1">陳真   |  2021.06.07 17:01   |   </text:span><text:a xlink:type="simple" xlink:href="http://palinfo.habago.org/Entry?Command=Information_PrintForum&amp;iPage=1#FORUM40700"><text:span text:style-name="T2">#</text:span></text:a></text:p>
      <text:p text:style-name="P3"><text:span text:style-name="T1">人渣黨和美國的邪惡，真的是永遠都能遠遠超乎我們的想像，我們永遠都不可能事先預料到這群惡魔泯滅人性的程度。人渣黨千方百計阻擋疫苗，竟然和這個全世界最邪惡最血腥的戰爭公司有關。這些台奸、漢奸，真的是毫無人性，為了私利和權力，喪心病狂到這種地步！<text:line-break/><text:line-break/>殺人魔黑水公司的事，我有時間再寫。</text:span></text:p>
      <text:p text:style-name="P2"><text:span text:style-name="T1">幸澄   |  2021.06.07 11:17   |   </text:span><text:a xlink:type="simple" xlink:href="http://palinfo.habago.org/Entry?Command=Information_PrintForum&amp;iPage=1#FORUM40699"><text:span text:style-name="T2">#</text:span></text:a></text:p>
      <text:p text:style-name="P6"><text:a xlink:type="simple" xlink:href="https://bit.ly/2T5S8SS"><text:span text:style-name="T9">https://bit.ly/2T5S8SS</text:span></text:a><text:span text:style-name="T1"><text:line-break/><text:line-break/>台湾3860人被用于活体实验！路透社独家:臭名昭著美国黑水公司创始人普林斯参与新冠疫苗COVAXX研发分销！</text:span></text:p>
      <text:p text:style-name="P2"><text:span text:style-name="T1">Akan   |  2021.06.07 11:08   |   </text:span><text:a xlink:type="simple" xlink:href="http://palinfo.habago.org/Entry?Command=Information_PrintForum&amp;iPage=1#FORUM40698"><text:span text:style-name="T2">#</text:span></text:a></text:p>
      <text:p text:style-name="P3"><text:span text:style-name="T1">現在看來高端只是個幌子..雷倩6/05在寰宇全視界也提到這件事....看水多深多黑暗就好~<text:line-break/><text:line-break/>美國黑水保全的創辦人Prince<text:line-break/>投資新冠疫苗<text:line-break/>在臺灣進行人體實驗<text:line-break/>Prince 是川普政府教育部DeVos的弟弟<text:line-break/>DeVos的丈夫家擁有安麗集團<text:line-break/>UB-612就是聯亞疫苗<text:line-break/>COVAXX聯亞子公司<text:line-break/>也就是UBI的子公司<text:line-break/>所以萊婆是在為美國這個股東護航<text:line-break/>強推聯亞<text:line-break/>高端只是放在前面的幌子<text:line-break/>聯亞生技其實是一家美國控股的公司<text:line-break/>【聯亞生技（United Biomedical, Inc.,Asia），全名「聯亞生技開發股份有限公司」，為美國聯合生物醫學公司（United Biomedical,Inc.,UBI）於1998年10月1日在台灣成立之生物製藥公司。也是UBI集團在亞太的營運中心，從事研發、製造及銷售人用與動物用之免疫治療、疫苗及檢驗試劑等創新生物製品。】<text:line-break/><text:line-break/></text:span><text:a xlink:type="simple" xlink:href="https://reut.rs/3gkMeW0"><text:span text:style-name="T10">https://reut.rs/3gkMeW0</text:span></text:a><text:span text:style-name="T1"><text:line-break/><text:line-break/></text:span><text:a xlink:type="simple" xlink:href="https://prn.to/3g3S1jL"><text:span text:style-name="T10">https://prn.to/3g3S1jL</text:span></text:a></text:p>
      <text:p text:style-name="P2"><text:span text:style-name="T1">許世勤   |  2021.06.07 09:04   |   </text:span><text:a xlink:type="simple" xlink:href="http://palinfo.habago.org/Entry?Command=Information_PrintForum&amp;iPage=1#FORUM40697"><text:span text:style-name="T2">#</text:span></text:a></text:p>
      <text:p text:style-name="P4"><text:span text:style-name="T1">我太太由於醫療從業人員的背景，被安排打了第一劑的AZ疫苗。這支疫苗利用腺病毒作為載體表現冠狀病毒的疾蛋白，雖然可以藉此表現抗原誘發免疫反應，但是副作用很大。她早上打了疫苗後，當天晚上便全身無力、畏寒、肌肉痠痛，甚至發燒。最近台灣出現第一起施打AZ疫苗引發血栓的案例，患者花了七十萬元才保住一命。我過去生化所學弟的太太是做臨床研究助理的工作，直言AZ的不良反應率及發生輕度血栓的比例其實比檯面上所報導的還高。當人民被迫只能選擇施打AZ疫苗的時候，政府沒有任何配套措施，只有一句「是人都有生老病死」，這是一個衛福部長該講出口的話嗎？對於資源豐富的人來說，七十萬元保一條小命不成問題，但對多數的家庭來說，卻是沉重的負擔。這個政府，聽見人民正在哭泣嗎？<text:line-break/><text:line-break/>高端疫苗利用施打重組蛋白作為抗原，理論上不會有太大的危險，但利用重組蛋白能否有效誘發得以對抗各式變種病毒的抗體則不無疑問。病毒表面的棘蛋白具有多變異的醣基化修飾，一旦抗體不能辨識變異後的醣基，這個疫苗等於無效。目前台灣流行的病毒株是英國變異株B.1.1.7，不知道高端設計的棘蛋白是利用哪一種病毒株作為模板？又利用了什麼類型的細胞生產蛋白？找出有效的小分子藥物治療新冠病毒感染，仍舊是必要的。台大葉秀慧老師團隊，便提出利用病毒棘蛋白furin位點作為靶點設計藥物，我想應該是可行的。</text:span></text:p>
      <text:p text:style-name="P2"><text:span text:style-name="T1">陳真   |  2021.06.06 22:15   |   </text:span><text:a xlink:type="simple" xlink:href="http://palinfo.habago.org/Entry?Command=Information_PrintForum&amp;iPage=1#FORUM40696"><text:span text:style-name="T2">#</text:span></text:a></text:p>
      <text:p text:style-name="P3"><text:span text:style-name="T1">台灣人真要坐以待斃？(九)：炒股話術與詐術<text:line-break/><text:line-break/>陳真<text:line-break/><text:line-break/>2021. 06. 06.<text:line-break/><text:line-break/>這篇是沿續 "台灣人真要坐以待斃？(八)：鬼扯無下限"：<text:line-break/><text:line-break/></text:span><text:a xlink:type="simple" xlink:href="https://bit.ly/2T5p4uU"><text:span text:style-name="T4">https://bit.ly/2T5p4uU</text:span></text:a><text:span text:style-name="T1"><text:line-break/><text:line-break/>前文提到：<text:line-break/><text:line-break/>"金管會如果是一個盡責的監督單位，就應該制止並處罰公司負責人及相關人士，禁止他們散播各種蓄意曖昧混淆毫無科學意義毫無實證依據的吹捧言論來吹捧股價，因為那就是一種炒股話術，一種拐彎抹角的欺騙或誘導。"<text:line-break/><text:line-break/>但是你看，很無恥吧！金管會不但不去嚴懲違法亂紀的炒股話術與詐術，檢調單位不去調查 "連二期都未解盲就先下千萬劑大單" 的荒謬採購行徑，近日卻反而對社會大眾發出恫嚇，一方面說要抓股市禿鷹，一方面不准大家再批評或質疑這間 "高端疫苗公司" 與人渣黨之荒誕採購行徑，否則就要移送法辦，因為人渣黨的頭子已經定調且下令了，強調絕無非法情事，不准大家再批評或懷疑，否則就是 "蓄意抹煞疫苗研究人員的辛苦"。<text:line-break/><text:line-break/>他媽的真是有夠無恥。我去查了一下資料，這間公司既無權證，亦無融券，若真有人想要放空，技術上恐怕很難，只能四處去向人借股票來賣，這樣一種微不足道的人工借券方式，能起得了多大的放空效果？會有這麼笨的股市禿鷹嗎？<text:line-break/><text:line-break/>前文提到各種炒股話術。當然，我指的是高端疫苗公司董事長家族過去在"基亞" (高端疫苗之母公司)之炒股話術與詐術，而非指高端疫苗公司。問題是，這個炒股家族，過去若有如此惡劣行徑，為何一個所謂 "政府" 卻硬要以全民性命與健康為代價，千方百計阻撓疫苗進口，千方百計就是要非法圖利與護航這樣一間私人家族生技公司？<text:line-break/><text:line-break/>底下是高端疫苗公司的董監事與大股東，你去查一下就知道，它事實上就是一個家族企業。以其最保守的家族持股比例來計算，獲利兩百億以上：<text:line-break/><text:line-break/></text:span><text:a xlink:type="simple" xlink:href="https://bit.ly/3fA4Hi8"><text:span text:style-name="T4">https://bit.ly/3fA4Hi8</text:span></text:a><text:span text:style-name="T1">  <text:line-break/><text:line-break/>至於當年基亞的炒股話術約略可以歸納如下：<text:line-break/><text:line-break/>一，以純粹假設性的幻想或想像或願望來混淆基本事實。<text:line-break/><text:line-break/>比方說，在毫無根據的情況下，以某種純粹幻想性的假設前提，告訴大家一種極端罕見的結果，讓不懂的人以為這個可能性乃是真實存在的。<text:line-break/><text:line-break/>這就好像一個國中一年級學生說："如果" 我這次期中考能夠考一百分的話，我 "不排除" 直接申請劍橋大學研究所；我的競爭對手其實就是愛因斯坦，如果我將來提出的理論能夠證實的話，獲得一點五個諾貝爾獎不是不可能。<text:line-break/><text:line-break/>二，刻意混淆風馬牛不相干的兩種概念，欺騙外行人。<text:line-break/><text:line-break/>比方說，故意把孤兒藥資格的認定和三期試驗混淆。兩個根本不相干的概念，透過話術，刻意混淆視聽，讓缺乏相關醫藥知識的一般投資人，誤以為獲得孤兒藥資格就等同於獲得藥證，等同於 "跳級" 過關，無須再做三期試驗。<text:line-break/><text:line-break/>三，報喜不報憂。<text:line-break/><text:line-break/>基亞公司於2010年便已向美國FDA申請三期試驗，但始終沒有下文，但公司卻故意隱而不宣，反而拼命渲染純屬幻想的跳級申請藥證之假象。<text:line-break/><text:line-break/>這就好像有人說："我已經收到通知，下個月就要去英國了，我已經向劍橋大學提出入學申請。" 聽到這些話的人會以為對方下個月就要去留學了，其實他是收到旅行社的通知，下個月要去英國玩一星期。他確實提出入學申請了，但根本沒有獲准，他卻故意不說壞消息，反倒刻意混淆不相干的兩件事，讓人產生錯誤聯想與誤解。<text:line-break/><text:line-break/>四，把極端狀況渲染成可能狀況。<text:line-break/><text:line-break/>確實有些人國中畢業就直接念研究所或上大學，但那畢竟是極少數。同樣地，確實曾經有些公司的藥物，未經三期完成就跳級申請藥證，但是那畢竟是極端狀況下或緊急狀況下的極少數個案。<text:line-break/><text:line-break/>五，誇大其詞無極限<text:line-break/><text:line-break/>比方說，把自己二期都還在收案、八字都還沒一撇的新藥，故意說成是和某個已上市的世界主流治療藥物之間的一種競爭(事實上，兩者之藥物地位高下，相差幾萬光年)，並進一步無限誇大為所謂 "全球六成的市佔率"。<text:line-break/><text:line-break/>這就比方說，我正在研發一種新藥，可以治療腦殘。我並荒唐自誇說，和我競爭市場的是某個世界一流藥物。但是，套句陳建仁的話術，我的"研究設計十分完善"，"執行非常嚴謹"，如果成效顯著，我將能打敗這個世界第一的藥物，屆時，我的腦殘藥物之全球市佔率將高達九成。<text:line-break/><text:line-break/>你若不信，質問我憑什麼能預測將有全球九成的市佔率，套句基亞當年的回覆：那是因為全球腦殘病患有九成以上集中在台灣。<text:line-break/><text:line-break/>問題是，如果你連歐、美的三期試驗都沒有獲准進行，憑什麼就能吹牛吹到如此遙遠的 "未來全球展望"？並且完全脫離現實地無限誇大所謂 "收益展望"，瘋狂灌水。<text:line-break/><text:line-break/>六，炒股大軍聯手出擊<text:line-break/><text:line-break/>以上這些話術，當然都不是僅僅依靠某個個人或公司本身，而是有一大群炒股大軍，裏應外合，共同吹捧，包括各路財團、金主、媒體、名嘴、各路 "學界友人" 與結盟公司等等等。<text:line-break/><text:line-break/>例如，最近跳出來瘋狂痛罵那些批評人渣黨之疫苗政策者乃是"品性不端之中共犬馬" 的聯電榮譽董事長曹興誠，其所屬的 "聯電" 旗下之創投公司，當初就是基亞的所謂 "策略投資夥伴"，也就是藉用聯電名號，進行股價護航。<text:line-break/><text:line-break/>至於 "基亞" 或 "高端疫苗" 這個炒股家族本身，更是養了一批股市高手，精於 "投資"，曾經成立一家叫做 "云辰" 的公司，也是把股票從二十幾元炒到兩百元，賺翻了，結果卻傳出內線交易，後來雖然獲判無罪，但是害死不少傻蛋散戶。<text:line-break/><text:line-break/>從云辰到基亞，從基亞到高端疫苗，類似的事情不斷重演，如果這不叫做炒股，什麼是炒股？<text:line-break/><text:line-break/>七，各位鄉親，以上都還只是話術，但是最厲害的卻是詐術。詐術之一就是左手賣右手，然後右手再賣左手，讓不明就裏的社會大眾誤以為此家公司的新藥竟然如此搶手，連外國公司都來爭相搶購，於是就趕緊衝進去買股票。<text:line-break/><text:line-break/>簡單說，自己在海外另外投入一間 "外國公司"，讓人誤以為是一間 "外國生技公司"，其實就是自己啦，一人扮雙角，左手高價賣右手，然後右手再用更高的價格賣給左手。傻瓜們一看，哇！不得了，台灣之光！連 "外國人" 都願意用幾百億來買這個八字都還沒一撇的新藥，於是大家就爭相衝進去買股票，結果就上當了。<text:line-break/><text:line-break/>事實上，哪來什麼外國公司？而是一人分飾兩角，把股價炒到比天高，直到最後牛皮拆穿，一連19根跌停板，害死無數單純的散戶。<text:line-break/><text:line-break/>我老家就住在台南新町(過去台灣著名的紅燈區，全盛時期有上百家妓院)，整條街有各種江湖賣藝、賣藥或拍賣大會。我念小學與國中時，每天都會去看 "表演"，所以很清楚那些 "爭相搶購" 的所謂 "顧客"，其實根本就是老闆的員工或親友，或是花錢找來的，製造 "爭相搶購" 的假象與口碑，欺騙不知情的圍觀者也趕緊搶購。<text:line-break/><text:line-break/>聽不懂的，請直接看 "今周刊" 當年第921期 (2014. 08. 14. )的報導如下：<text:line-break/><text:line-break/></text:span><text:a xlink:type="simple" xlink:href="https://bit.ly/3vJzhvu"><text:span text:style-name="T4">https://bit.ly/3vJzhvu</text:span></text:a><text:span text:style-name="T1"> <text:line-break/><text:line-break/>我把原文附於文末，但我貼不出圖片，所以請參看原始網址比較清楚。<text:line-break/><text:line-break/>對於這些話術與詐術，我所要指控的並不是法律上的意義，畢竟我不知道搞這麼一堆唬人手段到底是合法或非法？我要指控的是道德上和實際是非善惡方面的問題。如果這一切不叫做話術與詐術，那我不知道語言與行為到底還有多少足以信任的基本成份？一般人又如何可能面對撲天蓋地的欺騙與操弄？<text:line-break/><text:line-break/>===================<text:line-break/><text:line-break/>基亞股價「氣爆」 幕後真相公開 <text:line-break/><text:line-break/>基亞風暴中，又以聯電旗下迅捷創投大動作入股基亞疫苗，格外引人矚目。賴筱凡焦點新聞<text:line-break/><text:line-break/>"今周刊" 921期<text:line-break/><text:line-break/>2014-08-14 <text:line-break/><text:line-break/>一顆還未取得藥證的肝癌藥，竟吸引超過600億元資金瘋狂追逐； 然而，一份「期中分析」報告，一針刺破這場台灣生技大夢，從此，連續12根跌停板， 終結了這場各方人馬穿梭其中的大戲。<text:line-break/><text:line-break/>《今周刊》抽絲剝繭，揭露基亞話術背後的真相。一份在七月二十八日半夜悄悄發布的肝癌新藥PI-88三期試驗「期中分析」報告，數字不如預期的結果，卻引爆台灣生技業的大「核爆」，不只基亞連續十二個交易日都跌停鎖死，市值蒸發超過三百億元，其他生技股也跟著被拖累。<text:line-break/><text:line-break/>八月七日，也是基亞連續苦吞九根跌停之後，基亞董事長張世忠選在台北南港辦公室，找了媒體私下會面，就為了宣布重要訊息：基亞旗下子公司基亞疫苗決定引進策略性投資人，而這個策略投資人正是聯電持股三四％的迅捷投資公司。<text:line-break/><text:line-break/>消息一出，市場一片譁然。引人關注的不只入股時間點敏感，溢價幅度也驚人。由於基亞疫苗甫於六月十八日以每股十八元進行現增，相隔僅五十天，迅捷便以每股三十元取得基亞疫苗八％股權，溢價幅度高達六七％。<text:line-break/><text:line-break/>當晚，台灣資本市場傳言四起，聯電此舉到底為誰解套？才會選在基亞最危難的時刻，挺身表態支持，希望用利多消息來強化投資人對基亞的信心，外界都很好奇。<text:line-break/><text:line-break/>對此，聯電相關人士一口咬定，純粹只是看好蛋白質疫苗前景，才會投資。<text:line-break/><text:line-break/>事情演變至此，基亞風暴的受關注程度，被推上了最高點。股市各方勢力覬覦，再搭上澳洲國際藥廠與名醫光環，居然吹出基亞多達六百億元的大泡泡，到底基亞是怎麼樣的一家公司？PI-88又是怎麼樣的一顆藥？故事得從澳洲藥廠普基（Progen）開始說起。<text:line-break/><text:line-break/>一直以來，基亞手上的肝癌新藥PI-88，技術母公司源自於普基。多數投資人以為，普基是澳洲、美國都有掛牌的上市公司；然而，普基卻是不折不扣的台灣公司，不只一手操刀普基轉型的是台灣人，攤開普基前三十名大股東名單，超過半數股權也都由台灣人所持有。<text:line-break/><text:line-break/>疑點一：與澳洲買家關係？兩公司交叉持股 張世忠還當過普基董事<text:line-break/><text:line-break/>普基原本是一家工業上市公司，後來被旅澳華僑張榮基與當地台灣人合資買下，將普基轉型成為新藥公司。當時，普基最重要的產品就是自澳洲國家醫學院技轉來的一款新藥，也就是後來基亞的肝癌新藥PI-88。<text:line-break/><text:line-break/>由於新藥開發耗資費時，當時PI-88才剛展開一期臨床試驗，亟需人力、資金，張榮基遂返台募資、找人，才與云辰董事長張姿玲夫婦一拍即合；不只找來大同、力麗、幸福水泥一起投資六．五億元，張姿玲還說服原是慈濟大學醫學系系主任的哥哥張世忠加入。<text:line-break/><text:line-break/>普基將PI-88專利賣給基亞，轉由基亞負責進行PI-88二期臨床試驗，並以此換得基亞二○％股權；另外，若試驗成功，基亞可享有PI-88銷售的一五％權利金，基亞也以策略結盟的方式，成了普基最大股東，持有超過一三％股權。<text:line-break/><text:line-break/>按照交叉持股的情況來說，普基與基亞算是母子公司，兩家公司董事長同為張榮基，張世忠甚至還出任普基董事。直到2002年，基亞準備登錄興櫃，基於利益迴避原則，張榮基辭去基亞董座，一度還請來海基會前董事長江丙坤短暫出任董事長，最後才由張世忠接手。<text:line-break/><text:line-break/>隨著基亞二期臨床試驗耗時多年，張世忠對外也鮮少再主動揭露這段歷史，但這段期間，普基一直是持有基亞兩成股權的大股東，而張世忠也出任普基董事。<text:line-break/><text:line-break/>2007年，基亞完成二期臨床試驗，普基決議以十億元買回PI-88專利權，自行完成三期臨床試驗，並出清手上基亞持股，張世忠才辭任普基董事與經理人，基亞持有的普基持股也降到只剩二．○三％，並保有未來PI-88上市銷售的一五％權利金。<text:line-break/><text:line-break/>光靠這筆交易，就讓基亞在興櫃疲弱不振的股價，短短兩個月內，從二十元急漲到七十二元，讓投資基亞多年卻看不到成績單的股東們，以為真的盼到春天來臨。 原來，澳洲買家是「自己人」。<text:line-break/><text:line-break/>基亞、普基交叉持股、專利權交易歷程(見圖表)  <text:line-break/><text:line-break/>疑點二：新藥能賣到全球？臨床只做台、中、韓 進不了歐美<text:line-break/><text:line-break/>若你以為基亞與普基的關係，到這裡雙方各取所需就畫下句點，那可就錯了！由於普基三期臨床試驗進行不如預期，病患收案進度大幅落後，逼得基亞不得不要求普基將PI-88三期試驗交由基亞完成。至此，基亞才又重新拿回PI-88主導權，張世忠還對外宣稱，「普基是以嫁女兒的心境，深信基亞會是PI-88的最好歸宿」。<text:line-break/><text:line-break/>兜了一大圈，從澳洲、台灣，澳洲又回到台灣，外界看似遠在澳洲的專利買家，其實都是關係深厚的自家人。<text:line-break/><text:line-break/>基亞股價最高漲到四七九元，最重要、也是唯一的核心價值就在於肝癌新藥PI-88。儘管張世忠從普基拿回專利後，宣稱基亞將握有更完整權利，可在全球進行三期臨床試驗；但開發了四年，基亞只拿到台灣、中國和韓國三地區的三期臨床試驗核准。<text:line-break/><text:line-break/>新藥研發最關鍵、被視為全球藥證指標的美國食品暨藥物管理局（ＦＤＡ），卻只見基亞於2010年提出申請，遲遲未見核准三期臨床試驗下文。對此，基亞財務長歐朝銓澄清，「基亞確實有向美國ＦＤＡ遞件，但考量歐美人種不同，故轉為聚焦亞洲市場。」<text:line-break/><text:line-break/>基亞對外宣稱「PI-88在2012年獲得美國ＦＤＡ孤兒藥資格認定」，可是生技業內重量級大老炮轟：「有孤兒藥資格與核准做三期臨床，根本是風馬牛不相及的兩件事！」<text:line-break/><text:line-break/>歐朝銓解釋，基亞從未宣稱取得孤兒藥資格就等於三期臨床試驗核准，若造成投資人誤解，未來針對訊息揭露會有調整空間。但一般人不易辨別兩者差異，許多投資人誤以為，基亞手上已經握有全球藥證的入場券，甚至還估計這顆藥的「全球市場價值」。<text:line-break/><text:line-break/>疑點三：誇大新藥收益？即使拿到藥證 後續投入的資金更多<text:line-break/><text:line-break/>張世忠還屢屢拿德國藥廠拜耳手上的肝癌標靶用藥蕾莎瓦（Nexavar）做對比，點名PI-88的最大競爭對手就是蕾莎瓦。然而，台灣工銀投顧協理羅敏菁就指出，「蕾莎瓦在2007年就拿到美國ＦＤＡ與歐盟藥證，還在全球銷售，用途是末期肝癌殺掉癌細胞的標靶藥物。」可是，不僅美國ＦＤＡ、歐盟尚未核准PI-88三期臨床試驗；就連PI-88的用途也是在於肝癌術後預防復發的藥物，屬於「輔助藥物」，根本無法與蕾莎瓦相提並論，羅敏菁更用「完全是不同跑道的兩種藥」來形容。<text:line-break/><text:line-break/>「拿蕾莎瓦的價格、市場來推估基亞，根本是誇大了好幾倍。」追蹤生技業多年的分析師說，電視上的投顧老師不斷用蕾莎瓦來對比PI-88，還說如果一顆蕾莎瓦健保藥價高達一千多元，一個月用藥就要三十萬元，全球七十萬名肝癌病人，只要PI-88拿下一成市場，以每年病人用藥費用約五十萬元來推估，一年就有350億元的營收。<text:line-break/><text:line-break/>「這種說法根本不負責任，即使明天就發藥證給基亞，再給它三年時間，稅後ＥＰＳ（每股純益）也賺不到三元。」生技業內重量級大老不諱言，三期臨床試驗完成、拿到藥證後，上市銷售的行銷費用要花的錢更多，絕非拿到藥證就等著收錢。 <text:line-break/><text:line-break/>疑點四：期中分析一定過？想抄捷徑拿藥證 卻低估分析難度<text:line-break/><text:line-break/>面對此一質疑，歐朝銓喊冤，生技新藥研發風險大，股價波動也高，著實無從針對每位投顧老師的說法澄清。<text:line-break/><text:line-break/>這兩年，基亞與張世忠家族大幅買進普基股權，看準的就是PI-88若能成功上市，普基將分得六％至一二％的權利金，市值卻僅一千一百萬美元，對比基亞市值高達六百億元，顯然不相對稱。<text:line-break/><text:line-break/>至於這次讓基亞泡沫「爆破」的主因──也就是難看的「期中報告」成績，某位生技業重量級大老直言，「基亞股價漲到四百元、市值膨脹到六百億元，公司迫不及待做『期中分析』，想告訴大家，如果期中分析數字很漂亮，基亞不用做完三期臨床，就能直接拿著『期中』數字去申請藥證；但他沒告訴投資人的是，全球靠著期中分析就拿到藥證的公司，可能五根手指就數得完。」<text:line-break/><text:line-break/>「誇大」話術成了裹著蜜的劍，張世忠的醫師專業背景又加深了投資人的信賴，搭配股市大戶的「全力支持」與投顧名嘴的「大力喊盤」，讓基亞股價直奔四七九元。直到「期中分析」放榜的當天，多數人都還深信著，基亞新藥夢實現的那天會到來，而且會更早到來。<text:line-break/><text:line-break/>只是，他們沒料到的是，「期中分析」數據完全低於預期，基亞股價提前宣布「氣爆」。當國王的新衣褪去，再度印證股市裡血淋淋的一面：沒有基本面支撐的公司，終究難逃市場長期的檢驗。 「期中分析」沒過該怎麼辦？ <text:line-break/><text:line-break/>這次的基亞三期臨床試驗「期中分析」未過關，就像一個學生只考了59分，按照新藥臨床試驗規定，未來基亞「期末分析」要過關，不只要考60分，還要比60分更好，達到期中數值的兩倍才算過關，因此PI-88在期末分析要順利過關的難度更高了。<text:line-break/><text:line-break/>揭開基亞漂亮話術 背後的祕密──基亞遭外界質疑的言論與說明。<text:line-break/><text:line-break/>基亞董事長張世忠曾私下對媒體坦誠，因為過度樂觀的個性，經常把話「講過頭」。 <text:line-break/><text:line-break/>遭質疑言論1<text:line-break/><text:line-break/>為何已向FDA申請三期試驗，卻不說是否核准？<text:line-break/><text:line-break/>基亞於2010年8月向美國FDA提出PI-88抗肝癌第三期全球臨床試驗的申請，卻未有下文說明是否通過。<text:line-break/><text:line-break/>基亞說明<text:line-break/><text:line-break/>確實有向美國FDA申請三期臨床試驗，但考量歐美人種不同，加上八成肝癌病患集中於亞洲，因為公司策略轉向聚焦亞洲臨床試驗，遂無再更新進度。<text:line-break/><text:line-break/>遭質疑言論2<text:line-break/><text:line-break/>為何聲稱與普基非關係人，卻持股普基近３成？<text:line-break/><text:line-break/>早期張世忠曾出任普基董事，雙方並交叉持股。後來基亞掛牌時，稱雙方非關係人，2013年基亞卻持股普基近３成。<text:line-break/><text:line-break/>基亞說明<text:line-break/><text:line-break/>目前基亞確實持有普基３成股權，但係因考量PI-88三期試驗即將完成，普基將為基亞生產PI-88，因而參與普基增資。<text:line-break/><text:line-break/>遭質疑言論3<text:line-break/><text:line-break/>為何取得歐、美孤兒藥資格，卻不說三期試驗未核准？<text:line-break/><text:line-break/>基亞於2010年6月與2012年4月，分別獲得歐盟與美國FDA孤兒藥資格認定，但取得孤兒藥資格仍須進行三期臨床試驗，基亞未提及歐美三期臨床試驗仍未獲准。<text:line-break/><text:line-break/>基亞說明<text:line-break/><text:line-break/>取得孤兒藥資格確實不等於獲得三期臨床試驗核准，這部分資訊未來會再揭露得更完整。<text:line-break/><text:line-break/>遭質疑言論4<text:line-break/><text:line-break/>為何敢說全球市占率可達６成？<text:line-break/><text:line-break/>基亞稱PI-88最大競爭者來自拜耳藥廠蕾莎瓦，因此，全球市場規模，每年達19億美元，預估市占率達6成。但蕾莎瓦已取得歐盟與美國FDA藥證，並在全球90多個國家核准上市，而PI-88只獲台、韓、中國核准三期臨床試驗。<text:line-break/><text:line-break/>基亞說明<text:line-break/><text:line-break/>基亞握有PI-88全球銷售權，目前三期臨床試驗確實聚焦於亞洲市場；惟全球八成肝癌病患集中於亞洲，因此初估將可涵蓋大部分市場，未來歐美部分將採取授權方式。<text:line-break/><text:line-break/>遭質疑言論5<text:line-break/><text:line-break/>為何才剛收完病人，一年就能拿藥證？<text:line-break/><text:line-break/>基亞去年底對外公告，已達成預定500名病人收案目標，如試驗結果符合預期，最快將於2014年申請藥證。但此前提為「期中分析」數據過關，才得以於今年申請藥證。<text:line-break/><text:line-break/>基亞說明<text:line-break/><text:line-break/>由於台灣TFDA已展開審查，所以，當時進度估計確實是以「期中分析」數據過關的假設為前提。<text:line-break/><text:line-break/>金主、主力、媒體、名嘴  交織出的「基亞大夢」<text:line-break/><text:line-break/>聯電董事長洪嘉聰在這次基亞事件中所扮演的角色為何？令人好奇。(攝影/聶世傑) <text:line-break/><text:line-break/>月７日下午，基亞重大訊息宣布，旗下的子公司基亞疫苗要以每股30元的價格，引進「迅捷投資」作為策略性投資人，持股８％。<text:line-break/><text:line-break/>在基亞連吞九根跌停之後，這筆「適時」的投資挹注，隨即在市場上引發譁然，各種傳言揣測四起。但其中最大的爭議點在於，「迅捷為什麼要用高達67％的溢價買進？」<text:line-break/><text:line-break/>原來，6月18日，基亞疫苗才剛剛辦理4億元的現金增資，發行價格每股18元；短短50天之後，迅捷就用溢價超過6成的30元買進。是迅捷太笨？還是另有其他目的？<text:line-break/><text:line-break/>根據經濟部商業司的資料，聯電是迅捷投資的大股東，持股34％，而迅捷投資的舊址，就登記在台北市敦化南路二段、聯電的台北辦公室，與聯電的關係不言可喻。儘管第一時間聯電表示「對迅捷沒有控制權」，但這筆投資案仍然可能影響了聯電所有小股東的權益，聯電在迅捷董事會上對該投資案如何表態？應該對外說清楚，給聯電小股東一個交代。<text:line-break/><text:line-break/>面對外界質疑聲浪，聯電發言人劉啟東以「聯電不排除檢討未來是否持續投資迅捷公司之可能性」，作為回答。<text:line-break/><text:line-break/>但除了聯電的持股，迅捷投資者到底是誰？表面上董事長為聯電財務處出身的洪炳坤，但業內人士都認定，實際負責人就是聯電董事長洪嘉聰；換句話說，迅捷正是洪嘉聰主導的投資公司。<text:line-break/><text:line-break/>洪嘉聰為何要幫基亞這個忙？當天同一時間，很多投資大戶的「Line群組」裡，都湧進了許多傳言。其中傳得最盛的，莫過於基亞想透過引進「聯電」集團的招牌，在隔天股市開盤打開跌停板。<text:line-break/><text:line-break/>但為什麼是洪嘉聰？事實上，洪嘉聰和一群投資界好友在台北市信義路上開設了「吉品魚翅海鮮」餐廳，是頗負盛名的高檔餐廳，而這群好友也因為經常一起投資，在股市被稱之為「吉品幫」。這一次，市場盛傳「吉品幫」也在基亞飆漲的過程中，扮演了重要角色，許多人手上都曾經或仍然持有基亞股票。<text:line-break/><text:line-break/>洪嘉聰是否因此而「挹注」基亞？本刊求證吉品餐廳與洪嘉聰，均無法得到證實。<text:line-break/><text:line-break/>事實上，除了「吉品幫」，從主力、炒手、媒體、到股市名嘴，都在這次基亞風暴裡，參了一腳，例如鼎富證券前董事長、股市聞人賈文中的左右手彭文榮，在８月11、12日，原本無量跌停的基亞逐漸出現數百張交易的過程中，就扮演了金主的關鍵角色；而彭文榮早在2000年，基亞大股東云辰電子股價大漲時，也是云辰的監察人，雙方之間的關係，錯綜複雜。<text:line-break/><text:line-break/>又例如，一直到這次基亞肝癌藥PI-88的期中分析失利之後，都還有某股市雜誌仍然大力看好，也被外界認定是一路以來，唱旺基亞股價的重要推手之一。<text:line-break/><text:line-break/>一顆尚未取得藥證的新藥，在台灣股市呼風喚雨，吸引超過600億元資金瘋狂追逐，所有主力、炒家、散戶集體陪葬，基亞暴起暴落的股價，再度見證股市裡人性貪婪醜惡的一面。</text:span></text:p>
      <text:p text:style-name="P2"><text:span text:style-name="T1">欧阳阳   |  2021.06.05 20:26   |   </text:span><text:a xlink:type="simple" xlink:href="http://palinfo.habago.org/Entry?Command=Information_PrintForum#FORUM40695"><text:span text:style-name="T2">#</text:span></text:a></text:p>
      <text:p text:style-name="P3"><text:span text:style-name="T1">1450军团已经显现出威力，台湾人民正在承受恶果。<text:line-break/><text:line-break/>两年前，韩国瑜的“民意逆转”，就是1450军团的一次巅峰之作；<text:line-break/>民进党蔡英文势力，背后可能有美国势力，利用执政优势，发动掌控的舆论媒体，既得利益的政客，文人，以及各种挂羊头卖狗肉的“民间”组织，洗脑，传销台湾人民，特别是台湾青年学生，抹黑攻击韩国瑜及韩粉；<text:line-break/>在短短一年时间内使的韩国瑜支持“民意”发生逆转，蔡英文的支持度从20%上升到60%；<text:line-break/>在此期间，韩国瑜有犯过明显的执政错误吗？没有，相反，他是台湾少有的非常想把高雄治理好的政客<text:line-break/>蔡英文在一年间有什么显著的执政成果吗？没有！<text:line-break/><text:line-break/>很显然，这是一场有预谋，有组织的针对台湾普通民众的“认知作战”<text:line-break/><text:line-break/>而就在昨天，1450军团又出动，发动了一次针对疫情的“认知作战”，这段时间，民进党拒绝一切与大陆相关的疫苗，包括由大陆企业代理的BNT疫苗；<text:line-break/>而台湾疫情蔓延，台湾的很多人已经产生恐慌情绪，对民进党产生质疑；<text:line-break/>就在昨天，民进党联系日本送来124万剂日本人不用的AZ疫苗，同时1450军团也大规模发动起来，对日本进行感恩戴德，对中国大陆进行抹黑攻击，试图挽救民进党往下走的“民意”。<text:line-break/>看看这两天台湾主流媒体的报道：<text:line-break/><text:line-break/>獨家｜塔台20秒音檔曝光！AZ疫苗現貨全包急送來台　民航局航管感謝日航機長回應超催淚<text:line-break/><text:line-break/>不畏中國六四敏感　感念日本友台疫苗送暖<text:line-break/><text:line-break/>獨家｜最大手筆！日本送124萬劑AZ疫苗抵台　陳時中曝：本來多要給COVAX、感謝日本有情有義直接送<text:line-break/><text:line-break/>謝長廷：打虎抓賊親兄弟 　感謝日本供台灣疫苗<text:line-break/><text:line-break/>賴品妤：打壓台灣的惡鄰中共，與國際同盟伸援形成強烈對比<text:line-break/><text:line-break/>美日相繼援助台灣疫苗　學者丁樹範：台灣處於美中戰略重要角色<text:line-break/><text:line-break/>K律師論點｜日本援台灣也援中國　「你就知道共產黨怎麼處理恩人的」<text:line-break/><text:line-break/>疫苗關鍵晚宴菜色曝光　謝長廷請美日貴賓吃這些台灣味<text:line-break/><text:line-break/>來自台灣的感謝　日本網友收到了！101點燈圖被瘋傳「想儘早去台灣玩」<text:line-break/><text:line-break/><text:line-break/>另外，苹果日报5月20还发了这样一篇新闻：<text:line-break/>美媒：美國建6萬臥底兵團執行秘密任務　人數比CIA特務多10倍<text:line-break/>《新聞周刊》（Newsweek）獨家披露，原來在編制之外，五角大樓在過去10年還打造了一支為數約6萬人的秘密軍隊，這支在「消除特徵」計劃下（signature reduction）建立的臥底兵團，會以假身份執勤，不受國會監督，專門從事比全副武裝衝突次一級的「灰色地帶」行動。<text:line-break/>《新聞周刊》花了兩年時間調查，發現美軍也有一支混合了職業軍人、平民和承包商的非常規部隊，人員散落在全球130間企業及政府機關，隨時可執行秘密任務。<text:line-break/>這支每年耗費9億美元（約251.96億元台幣）運作的6萬人軍隊，逾半屬特種部隊，負責最危險的前線反恐和敵後騷擾；其次是軍事情報專家；第三大兵種則是鍵盤戰士，由他們在網路上搜尋目標和影響輿論。他們參與行動時都有不同程度隱藏真正身份。<text:line-break/><text:line-break/><text:line-break/>大家可以想象，处于中美交锋前线的台湾，会有多少美国的卧底部队？<text:line-break/><text:line-break/>当台湾的执政党堕落到不顾台湾人民的生命安全，你能想象，它还有什么不敢做的？<text:line-break/>有正常智商的人其实都能判断，大陆是台湾不可逃避的最重要的关系，挑拨2300万台湾人与14亿大陆人的仇恨关系，无异于自</text:span><text:span text:style-name="T5">杀</text:span><text:span text:style-name="T1">自毁；<text:line-break/>可惜，很多台湾人在那种舆论洗脑传销的作用下，已经失去了正常人应该有的智商。<text:line-break/><text:line-break/><text:line-break/>1450军团已经主导台湾， 人民正走在通往危险的路上。<text:line-break/><text:line-break/></text:span></text:p>
      <text:p text:style-name="P2"><text:span text:style-name="T1">莊靖   |  2021.06.05 16:11   |   </text:span><text:a xlink:type="simple" xlink:href="http://palinfo.habago.org/Entry?Command=Information_PrintForum#FORUM40694"><text:span text:style-name="T2">#</text:span></text:a></text:p>
      <text:p text:style-name="P4"><text:span text:style-name="T1">不查炒作只查禿鷹 高端只許漲不許跌? 厲害了金管會!<text:line-break/><text:line-break/><text:line-break/>高端跌停風暴 金管會查禿鷹<text:line-break/>2021-06-03 05:19 經濟日報 / 記者葉憶如、陳芝瑄、蔡靜紋／台北報導<text:line-break/><text:line-break/>國產疫苗製造商高端昨（2）日再度跌停鎖死，八大公股行庫卻進場買高端？金管會昨日澄清網路謠言，並提醒投資人，應該審慎判斷相關投資訊息。金管會強調，嚴查「禿鷹」行為，若有人刻意散布不實流言，將移送檢調。<text:line-break/><text:line-break/>財政部也澄清說，財政部所屬八大公股金融事業均未動用自有資金買進高端疫苗股票，傳言與事實不符。財政部提醒投資人，不要相信謠言，並勿再轉傳或散播相關錯誤資訊，避免觸法；如有人藉此意圖影響股市行情，將蒐集資料，移請相關主管機關調查。<text:line-break/><text:line-break/>統計八大公股行庫連三天買超高端，累計買超達1.3億元，被指為是為高端股價護盤，公股行庫昨日澄清，是客戶在旗下券商下單所為。</text:span></text:p>
      <text:p text:style-name="P2"><text:span text:style-name="T1">陳真   |  2021.06.05 03:07   |   </text:span><text:a xlink:type="simple" xlink:href="http://palinfo.habago.org/Entry?Command=Information_PrintForum#FORUM40693"><text:span text:style-name="T2">#</text:span></text:a></text:p>
      <text:p text:style-name="P3"><text:span text:style-name="T1">台灣人真要坐以待斃？(八)：鬼扯無下限<text:line-break/><text:line-break/>陳真<text:line-break/><text:line-break/>2021. 06. 05.<text:line-break/><text:line-break/><text:line-break/>陳建仁不是文盲，而是接受過科學教育的知識人。他那樣子的回答就是一種話術，這話術也就是高端疫苗公司董事長張世忠過去所擅用的炒股手法。這部份我有空再寫。先說陳建仁。<text:line-break/><text:line-break/>表面上，他提到自己是接受二期雙盲測試，誰都不知道誰到底是打了安慰劑或試驗藥物。可是，他卻對記者說 "沒有任何不良反應"，"沒有任何不適"，"沒有什麼大的副作用"。既然連自己究竟是打了什麼東西都不知道，哪來什麼有或沒有 "副作用" 可言？然後再用一些空洞修辭來讚美，比方說什麼二期試驗 "設計相當完善"，"執行十分嚴謹"。<text:line-break/><text:line-break/>這就是鬼扯蛋。陳建仁只是數千名受試者之一，他又不是實驗計劃的主持人，也不是計畫的執行單位，他哪知道龐大的執行過程到底執行得嚴不嚴謹？再說，一個疫苗試驗計劃如果連設計都不完善，那不是很好笑嗎？諸如這些修辭與空言，就是根本不應該說的不當言論，更何況以他的政治身份與學術地位，更不應該在一個藥物都還在進行初步試驗期間就公開大加讚美。<text:line-break/><text:line-break/>而且，綠色媒體們馬上截取他的話，說他誇讚高端疫苗試驗打了之後都不會不舒服，感覺好棒哦，研究設計好嚴謹哦。諸如這些都是很明顯的假新聞，卻故意四處渲染。所謂造謠或帶風向，手法之一就是類似這樣，先講一些具有前提性的空洞修辭與假設，然後再偷偷把前提與假設拿掉，然後四處散播，藉以製造出一種迷惑人心的假象。<text:line-break/><text:line-break/>高端疫苗公司董事長張世忠，過去就是憑藉類似吹捧的炒股手法，騙倒一大堆阿西散戶，爭先恐後衝進去買一支從二十幾元漲到將近五百元的生技股叫做基亞。當時，張世忠董事長甚至還說什麼基亞的肝癌新藥兩岸三期試驗的期中分析結果 "如果" 成效很棒的話，"不排除可以直接向FDA申請藥證"，屆時就全球賺翻了。於是，很多傻蛋就相信了，紛紛衝進去買一支已經漲了20倍的生技新藥股票。<text:line-break/><text:line-break/>結果呢？期中分析結果卻死當，一連19根跌停板，無數相信張董的投資人瞬間破產，血本無歸。<text:line-break/><text:line-break/>事實上，這些吹捧言論全是 "如果"，就像一個高一學生說，"如果" 我好好用功，"如果" 我這回期中考考到100分的話，"不排除" 直接申請劍橋大學；而且，"如果" 我將來的研究設計十分完善，執行非常嚴謹的話，獲得諾貝爾獎不是不可能，屆時我將是台灣之光。<text:line-break/><text:line-break/>如果有個高中生這樣講，你聽了也只是呵呵，不會當真。但是，當一群人，包括公司老闆及各方財團與大股東，包括學界友人或大老，包括主流媒體，紛紛如此鬼扯蛋時，一般人哪會知道真假？一般人又不是醫藥專業，哪會懂什麼幾期試驗與藥證等等這些東西的具體意義？<text:line-break/><text:line-break/>金管會如果是一個盡責的監督單位，就應該制止並處罰公司負責人及相關人士，禁止他們透過各種蓄意曖昧混淆毫無科學意義毫無實證依據的吹捧言論來吹捧股價，欺騙投資大眾。<text:line-break/><text:line-break/>事實上，高端疫苗的母公司基亞，2010年曾經向美國FDA申請三期試驗，但根本沒有下文，就馬上吹捧得好像全球仰望的肝癌救星那樣。<text:line-break/><text:line-break/>張董事長所說的那些 "如果" 多棒多棒、就 "不排除" 提前申請藥證的言論，並不是不存在往例，問題是，那樣的跳級取得藥證方式卻十分罕見，就好像世界上有幾個人念完國中就跳級念研究所的？講這樣一些極其罕見的 "如果"，把 "如果" 當成 "很可能發生的事實" 來宣揚，若不是存心誇大渲染以炒股，難道只是在開愚人節玩笑？<text:line-break/><text:line-break/>金管會如果是一個盡責的監督單位，就應該制止並處罰公司負責人及相關人士，禁止他們散播各種蓄意曖昧混淆毫無科學意義毫無實證依據的吹捧言論來吹捧股價，因為那就是一種炒股話術，一種拐彎抹角的欺騙或誘導。<text:line-break/><text:line-break/>很多公司的老闆或大股東就像江湖賣藝人士那樣，飛天鑽地，刀槍不入，極盡聳動誇大之能事。這可以想像，問題是，居然有這樣一個所謂政府，這樣一個黨，居然用盡各種荒謬透頂的可笑言論來大加吹捧一個八字都還沒一撇的疫苗，居然還保證這支八字都還沒一撇的疫苗很安全，絕不會有問題。而人渣黨所吹捧的這間公司，過去卻早已使用過類似的炒股手法。你若要說這裏頭沒有不可告人的內幕，有可能嗎？<text:line-break/><text:line-break/>重點是：我不相信這僅僅只是利益誘因在裏頭。為什麼呢？因為人渣黨要撈錢的管道多得是，沒必要以一種笑死人而且犯眾怒的鬼扯蛋方式、千方百計阻撓疫苗進口，千方百計去護衛這樣一家私人家族公司。<text:line-break/><text:line-break/>陳建仁是個好人，但是，鬼扯蛋就是鬼扯蛋。</text:span></text:p>
      <text:p text:style-name="P2"><text:span text:style-name="T1">李念淨   |  2021.06.04 23:53   |   </text:span><text:a xlink:type="simple" xlink:href="http://palinfo.habago.org/Entry?Command=Information_PrintForum#FORUM40692"><text:span text:style-name="T2">#</text:span></text:a></text:p>
      <text:p text:style-name="P4"><text:span text:style-name="T1">非洲也有很有才能的領導者<text:line-break/>比方說坦尚尼亞的的尼雷爾，他的社會主義政策循序漸進，而且個人清廉自守，可以說是非洲少見的大政治家了。<text:line-break/><text:line-break/>最令人感慨的就是<text:line-break/>像古巴這樣不管在資源跟處境上，都比台灣艱困得多，但是他們的人民敢於犧牲，最後經濟、政治、文化上都達成完全自主的獨立地位。<text:line-break/><text:line-break/>更別提體量最大的中國了，能改革開放完全就是世界奇蹟，估計就跟宇宙大爆炸的機率差不多<text:line-break/><text:line-break/>而台灣人真的在骨子中，對於第三世界反抗強權，扶弱鋤強的概念是沒有的。<text:line-break/>整天只以自己當了強者的狗而沾沾自喜，這算哪門子的台灣民族？<text:line-break/>最近又看到台灣在世界上的碳排放屢創新高，經常代美日強權行苟苟之事，感覺台灣比起以前的利比亞來反而比較像是真正的流氓國家。</text:span></text:p>
      <text:p text:style-name="P2"><text:span text:style-name="T1">李念淨   |  2021.06.04 18:35   |   </text:span><text:a xlink:type="simple" xlink:href="http://palinfo.habago.org/Entry?Command=Information_PrintForum#FORUM40691"><text:span text:style-name="T2">#</text:span></text:a></text:p>
      <text:p text:style-name="P3"><text:span text:style-name="T1">最近看了一些有關非洲歷史的書，都會提到這個"蒙博托陷阱"<text:line-break/>再有革命熱情的理想家及創業者，一旦缺乏現代化的官僚體系+歐美帝國主義的殖民，最終都會落入腐化的惡性循環<text:line-break/><text:line-break/>蒙博托的統治有三個特點：<text:line-break/><text:line-break/>第一個特點是依靠裙帶關係進行統治。<text:line-break/>蒙博托不僅自己大權獨攬，而且還把自己所在族群的親戚、族人提拔到重要崗位上。<text:line-break/>這種做法，看起來並不符合現代官僚制的原則。<text:line-break/>但在蒙博托看來，這可以防止權力落到對自己有威脅的人手中。<text:line-break/><text:line-break/><text:line-break/>第二個特點是瘋狂地榨取統治租金。<text:line-break/><text:line-break/>蒙博托建立的以裙帶關係為基礎的高層網絡，還是一種分贓機制。<text:line-break/>他本人就是當時非洲最腐敗、最奢侈的政治領導人。<text:line-break/>他擁有龐大的BENZ車隊，擁有多處奢侈的頂級莊園。<text:line-break/>他還經常包下法國航空公司的協和客機，目的就是為了去巴黎購一次物。<text:line-break/>國際媒體估算，蒙博托在剛果至少榨取了50億美元的個人財富。<text:line-break/>其他高級官員和地方諸侯，則是一個個大大小小的蒙博托。<text:line-break/><text:line-break/><text:line-break/>第三個特點是國家長期陷於徹底的貧窮與停滯。<text:line-break/><text:line-break/>在蒙博托的統治之下，剛果淪為了世界上最可憐的國家之一。<text:line-break/>剛果甚至一度連像樣的道路都沒有，通脹飆升，經濟停滯，人民生活悲苦，甚至有許多人因飢餓而死。<text:line-break/>對那裡的人民來說，生活就是一場無窮無盡的苦難。<text:line-break/><text:line-break/>=========================<text:line-break/><text:line-break/>台灣又豈止一個蒙博托呢？<text:line-break/>依我看，台灣大大小小的各級鄉鎮，從人渣黨到國民黨，都有這樣的蒙博托<text:line-break/><text:line-break/>更何況，歐美國家也非常熱衷於讓蒙博托這樣的人統治殖民地<text:line-break/>讓一個國家不能獨立，不能自主，少了很多威脅。<text:line-break/><text:line-break/>誰還相信台灣能夠真正達到台灣獨立呢？<text:line-break/>其實，日本把剩餘的疫苗(美國必定授意)空運到台灣，這就跟1970年代法國向博卡薩這樣的人空運各種物資來支援獨裁者，來挽救他的聲望，根本是一模一樣。<text:line-break/>把內戰換成選舉，把子彈換成媒體，手段上並沒有什麼差異<text:line-break/><text:line-break/>其實現代的台灣年輕人，口口聲聲說要台灣獨立，骨子裡其實是希望當美日的殖民地。<text:line-break/>問題是：美國的一等公民難道就真的幸福美滿嗎？西裔移民以及黑人真的幸福快樂嗎？<text:line-break/>更何況台灣目前這種被間接統治的二等公民在美日的一般百姓及權貴會是什麼眼光？<text:line-break/><text:line-break/>韓國雖然受美國影響，但長年的反抗列強的情緒讓他們有獨立自主的理念<text:line-break/>看了越南的一些新聞，這個國家的經濟跟社會狀況也越來越好<text:line-break/>只有台灣，其實社會墮落的速度不亞於非洲剛獨立後的國家。</text:span></text:p>
      <text:p text:style-name="P2"><text:span text:style-name="T1">唐欽孝   |  2021.06.04 17:45   |   </text:span><text:a xlink:type="simple" xlink:href="http://palinfo.habago.org/Entry?Command=Information_PrintForum#FORUM40690"><text:span text:style-name="T2">#</text:span></text:a></text:p>
      <text:p text:style-name="P4"><text:span text:style-name="T1">以下是有關“他們在打的我們不敢用”以及被巴西總統停用的科興疫苗在巴西實驗的報導。<text:line-break/>如果覺得觀察者是大內宣不可信，可以看看華爾街日報的報導，<text:line-break/>如果不知道華爾街所說的Sinovac’s Covid-19 vaccine是哪一支疫苗，<text:line-break/>可以再看看日經新聞與產經新聞的報導。<text:line-break/><text:line-break/>觀察者<text:line-break/></text:span><text:a xlink:type="simple" xlink:href="https://www.guancha.cn/internation/2021_05_31_592641.shtml"><text:span text:style-name="T4">https://www.guancha.cn/internation/2021_05_31_592641.shtml</text:span></text:a><text:span text:style-name="T1"><text:line-break/><text:line-break/>華爾街日報<text:line-break/></text:span><text:a xlink:type="simple" xlink:href="https://www.wsj.com/articles/brazilian-towns-mass-vaccination-creates-oasis-of-well-being-11620392401"><text:span text:style-name="T4">https://www.wsj.com/articles/brazilian-towns-mass-vaccination-creates-oasis-of-well-being-11620392401</text:span></text:a><text:span text:style-name="T1"><text:line-break/><text:line-break/>日經新聞<text:line-break/></text:span><text:a xlink:type="simple" xlink:href="https://www.nikkei.com/article/DGXZQOGN30EBK0Q1A430C2000000/?unlock=1"><text:span text:style-name="T4">https://www.nikkei.com/article/DGXZQOGN30EBK0Q1A430C2000000/?unlock=1</text:span></text:a><text:span text:style-name="T1"><text:line-break/>中國製疫苗的社會實驗 巴西市鎮死者大幅降低<text:line-break/>聖保羅支局　外山尚之<text:line-break/>新型冠狀<text:line-break/>2021年5月10日 0:00 (2021年5月11日 5:26更新) [有料会員限定]<text:line-break/> <text:line-break/>巴西聖保羅州的塞拉納市，人口4萬5644人。塞拉納市實施了一項「社會實驗」，為市內97.7%的18歲以上人士接種中國製COVID-19疫苗。這是新興國家難以入手歐美疫苗的「後疫情」現實。<text:line-break/>5月3日，從聖保羅市開車出發4個小時，午後抵達塞拉納市，便望見坐在馬路邊長椅上談笑的人們，他們全都沒有戴口罩。「能打疫苗真是太好了，這樣就不用畏懼新冠病毒了」，ラウダイル・アヌライ（47歲）如此說道。<text:line-break/>原先毫不起眼的塞拉納市，如今已成為世界研究人員的焦點。聖保羅州從2月開始實行的「S項目（S計劃）」，是將全體18歲以上的市民作為疫苗接種對象。截至4月11日，全員已完成第2劑接種。<text:line-break/>即便有效性50%左右 重症者、死者大幅降低<text:line-break/>塞拉納市使用的是中國的製藥公司，科興控股生物技術研發的疫苗。在巴西和智利的調查，其有效性為50%左右，較有效性90%的美國輝瑞或是莫德納明顯低下。<text:line-break/>巴西也對中國製的疫苗缺乏信賴，但指揮這次實驗的州立塞拉納醫院的マルコス・ボルゲス（59歲）醫師回想起：「多虧地方自治體的指導者表明其安全性及有效性，因此拒絕中國製的人少之甚少」。<text:line-break/>塞拉納在2020年8月遭遇第1波疫情，據調查，陽性比例佔人口的10.6%，是州內災情最嚴重的區域。アヌライ說：「家人裡就有6個人確診，除了接種疫苗毫無選擇。」<text:line-break/>中國製疫苗的效果遭受質疑，但迄今的成果，可以看出重症者跟死者數量減少。異變種病毒肆虐的第2波疫情，巴西4月份的死者約8萬2000人，達到過去單月最多。但是，塞拉納較上個月降了7成，佔全國人口的3分之1。<text:line-break/>最終數據預計5月中發佈<text:line-break/>市內的墓地人煙稀少，工作人員悠閒地進行修繕工作。工作人員シルバナ・アパレシダ（53歲）反應：「去年的情況，死者接二連三運送過來，但現在平靜了下來」。現在，聖保羅市內由於死者劇增墓地吃緊，有些墓園停止接受遺體運送，這個差距就十分明顯。<text:line-break/>重症患者也正在減少。當初由於COVID-19而導入的4台人工呼吸器，現在已沒在使用，醫院附近的空地也停著救護車沒有出動。<text:line-break/>聖保羅州預計5月中發佈項目S的最終數據。可以得知，較歐美製更容易入手的中國製疫苗具有一定的效果，這將成為大多數新興國家的希望。<text:line-break/>尚有不安的是，4月的新增感染人數235人，雖較3月份開始降了約3分之1，但離完全壓制還很遙遠。在由COVID-19疫苗接種改為流感疫苗接種中心的保健所等待的エマララ・ペレイラ（59歲）持續帶著口罩說：「也有人接種以後感染了」。塞拉納仍有許多飲食店持續停業，長期與病毒奮戰所留下來的傷痕仍需時間撫平。<text:line-break/>結束塞拉納的採訪，在距離20里公立外的貝朗普雷圖與一名計程車司機相遇，司機ディエゴ・アラウジョ（30）困惑: 「塞拉納的人們非常幸運，我們要到什麼時候才有疫苗打呢」。巴西現在大部分的城市，能夠接種疫苗的對象只有醫療從業人員和高齡人士。塞拉納的成果，是1年多下來與COVID-19的奮戰中望見的微弱曙光。但，這對無法確保疫苗供應的新興國家來說，要照射到每一個角落還尚未足夠。<text:line-break/><text:line-break/>產經新聞<text:line-break/></text:span><text:a xlink:type="simple" xlink:href="https://www.sankeibiz.jp/macro/news/210511/mcb2105111019007-n1.htm"><text:span text:style-name="T4">https://www.sankeibiz.jp/macro/news/210511/mcb2105111019007-n1.htm</text:span></text:a></text:p>
      <text:p text:style-name="P2"><text:span text:style-name="T1">葉小慧   |  2021.06.04 15:26   |   </text:span><text:a xlink:type="simple" xlink:href="http://palinfo.habago.org/Entry?Command=Information_PrintForum#FORUM40689"><text:span text:style-name="T2">#</text:span></text:a></text:p>
      <text:p text:style-name="P3"><text:span text:style-name="T1"><text:line-break/>施如亮是藥界前輩，不過您的說法似乎被陳建仁自己反證了。<text:line-break/><text:line-break/>陳建仁自己的臉書粉專上在6月1日是這麼說的：「這是一項第二期、前瞻性、雙盲、多中心、多地區的試驗」<text:line-break/><text:line-break/>----<text:line-break/></text:span><text:a xlink:type="simple" xlink:href="https://www.facebook.com/chencj/posts/4006846986062760"><text:span text:style-name="T4">https://www.facebook.com/chencj/posts/4006846986062760</text:span></text:a><text:span text:style-name="T1"><text:line-break/>陳建仁 Chen Chien-Jen<text:line-break/><text:line-break/>6月1日下午10:40 ·<text:line-break/><text:line-break/>我參加了隨機雙盲的國產疫苗第二期臨床試驗～<text:line-break/><text:line-break/>上星期我接受民視「新聞觀測站」的專訪，主持人胡婉玲副總經理詢問我參加臨床試驗的原由和感想。<text:line-break/><text:line-break/>今年三月初，林奏延教授告訴我一家國產疫苗二期臨床試驗的收案狀況，由於65歲以上的受試者人數不足，希望我鼓勵朋友們踴躍參加。為了支持我國的疫苗自主研發，我和內人就報名參加該試驗。<text:line-break/><text:line-break/>這是一項第二期、前瞻性、雙盲、多中心、多地區的試驗。為確保研究結果不被人為扭曲，這項隨機雙盲研究，有七分之六的受試者使用試驗疫苗，另外七分之一的受試者使用「安慰劑」，也就是不含有效成分的針劑(生理食鹽水)。醫師和受試者都不知道我們打的是疫苗還是安慰劑。<text:line-break/><text:line-break/>我們在三月十日簽署了受試者同意書，接受醫師的身體理學檢查、抽血檢驗、和心電圖檢查。三月十七日回診，醫師告知我們兩人，經評估後都符合受試資格，我們就接種了第一劑。我們帶著《受試者日誌》回家，詳細記錄每天使用的藥物和任何不良反應。一周後接受電話追蹤，以收集併用藥物與不良反應。<text:line-break/><text:line-break/>四月十四日回診，醫師評估我們繳回的《受試者日誌》，進行身體理學檢查，經評估後適合繼續接種，我們就接種了第二劑。帶著新的《受試者日誌》回家，繼續詳細記錄每天使用藥物和任何不良反應，一周後再接受電話追蹤。五月十二日回診，由醫師評估我們繳回的《受試者日誌》，進行身體理學檢查，並抽取血液進行免疫生成性檢查。<text:line-break/><text:line-break/>在整個受試的過程當中，我們都沒有任何的不良反應，也沒有感覺任何不適，只是很希望知道自己是打了疫苗或安慰劑？<text:line-break/><text:line-break/>主持人訪問我的時候，我說明了我和內人「不曉得自己打的是疫苗還是安慰劑，可是打完以後，我們兩個人都發現，沒有什麼大的副作用！」至於疫苗的保護力，要檢驗最後一次回診所抽取的血液，測量血液的「中和抗體效價」，在解盲以後進行兩組的比較分析才能判定。<text:line-break/><text:line-break/>我們親身體驗到這項臨床二期試驗，設計相當完善，執行十分嚴謹。該試驗必須在解盲以後，將試驗數據提交給食品藥物管理署的專家委員會來審查是否通過。如果證實疫苗具有保護性和安全性，打安慰劑的受試者也都會補接種到疫苗。<text:line-break/><text:line-break/></text:span></text:p>
      <text:p text:style-name="P2"><text:span text:style-name="T1">欧阳阳   |  2021.06.04 14:03   |   </text:span><text:a xlink:type="simple" xlink:href="http://palinfo.habago.org/Entry?Command=Information_PrintForum#FORUM40688"><text:span text:style-name="T2">#</text:span></text:a></text:p>
      <text:p text:style-name="P4"><text:span text:style-name="T1">关于疫苗研发，我相信台湾高端疫苗大概率可以取得成功，因为是比较成熟的技术了（重组蛋白疫苗技术）。<text:line-break/>但是疫苗这个东西，不怕一万，只怕万一，它是要大规模施打的，超过百分之一，千分之一的概率出现问题，那就是大问题。<text:line-break/>大陆的智飞生物也是采用的重组蛋白疫苗技术，去年11月启动的三期实验，现在施打剂次保守估计已经超过千万。<text:line-break/><text:line-break/>那在去年那种情况下，全世界都没有疫苗的情况，紧急授权是不得已而为之，而且人家也是有几万三期数据的基础上才被紧急授权的。<text:line-break/><text:line-break/>现在全世界可用的疫苗已经很多，获取难度并不大，台湾如果想从大陆获取疫苗也非常容易。<text:line-break/><text:line-break/>在这种情况下，台湾在三期都没开始做的情况下，就授权大规模施打绝对是政治算计多于科学。<text:line-break/><text:line-break/>陳建仁不可能不知道，说是眛著專業良知也没有错。</text:span></text:p>
      <text:p text:style-name="P2"><text:span text:style-name="T1">施如亮   |  2021.06.04 13:20   |   </text:span><text:a xlink:type="simple" xlink:href="http://palinfo.habago.org/Entry?Command=Information_PrintForum#FORUM40687"><text:span text:style-name="T2">#</text:span></text:a></text:p>
      <text:p text:style-name="P3"><text:span text:style-name="T1">陳醫師，我想要跟您更正以下這段：<text:line-break/><text:line-break/>還有，你看，那位陳建仁，更是眛著專業良知，欺騙大家說什麼他和他太太都有參加高端疫苗公司的二期試驗，說他打完疫苗後覺得很好！一點不舒服的感覺也沒有。這種低能謊話竟然也敢講！真的是把大家當白痴；既然是雙盲試驗，在解盲之前，他哪會知道自己是打了疫苗還是打了安慰劑？而且，不管打了什麼藥，沒有感覺不舒服就表示這個疫苗很安全很棒？騙三歲小孩也不能這樣騙。<text:line-break/><text:line-break/>疫苗的臨床試驗二期還沒雙盲，三期才會是雙盲試驗，所以陳建仁講的可能是真的。不要誤會了。</text:span></text:p>
      <text:p text:style-name="P2"><text:span text:style-name="T1">A Hsin   |  2021.06.04 12:34   |   </text:span><text:a xlink:type="simple" xlink:href="http://palinfo.habago.org/Entry?Command=Information_PrintForum#FORUM40686"><text:span text:style-name="T2">#</text:span></text:a></text:p>
      <text:p text:style-name="P4"><text:span text:style-name="T1">分享一則笑話，同一篇文章出現以下兩句話:<text:line-break/>1.呼籲勇敢的台灣人參與台產中國肺炎疫苗的第三期臨床實驗！<text:line-break/>2.我因為已經在美國打過兩劑輝瑞的疫苗，不適合參與國產疫苗第三期臨床實驗，所以也沒有立場公開提出這樣的想法（自己不能參加）。<text:line-break/><text:line-break/>文章出處:<text:line-break/></text:span><text:a xlink:type="simple" xlink:href="https://www.facebook.com/tingkuei.tsay/posts/4032578393494020"><text:span text:style-name="T4">https://www.facebook.com/tingkuei.tsay/posts/4032578393494020</text:span></text:a></text:p>
      <text:p text:style-name="P2"><text:span text:style-name="T1">欧阳阳   |  2021.06.04 10:21   |   </text:span><text:a xlink:type="simple" xlink:href="http://palinfo.habago.org/Entry?Command=Information_PrintForum#FORUM40685"><text:span text:style-name="T2">#</text:span></text:a></text:p>
      <text:p text:style-name="P3"><text:span text:style-name="T1">坏人并不可怕，可怕的是坏人装成好人<text:line-break/>选举并不可怕，可怕的是选举高于一切；<text:line-break/>而人民成为各路势力愚弄，操控，利用的对象；<text:line-break/>当人民成为争权夺利的工具，民主就是一句空谈<text:line-break/>那权谋，算计，欺骗就会充满整个社会。</text:span></text:p>
      <text:p text:style-name="P2"><text:span text:style-name="T1">欧阳阳   |  2021.06.04 10:00   |   </text:span><text:a xlink:type="simple" xlink:href="http://palinfo.habago.org/Entry?Command=Information_PrintForum#FORUM40684"><text:span text:style-name="T2">#</text:span></text:a></text:p>
      <text:p text:style-name="P4"><text:span text:style-name="T1">金燦榮此人的话看不懂，所以不做评论；<text:line-break/>但是，蔡英文民进党当局的荒唐政治算计在这一次疫情中可以说是显露无疑；<text:line-break/>大陆当局，郭台铭，张亚中等想捐疫苗，民进党当局千般阻拦，因为不符合它的政治利益，不惜牺牲台湾人民的生命安全。<text:line-break/><text:line-break/>然后，日本捐自己不要的AZ疫苗，民进党及其各路党羽政客文人马上跳出来欢欣鼓舞，感恩戴德；<text:line-break/>美国的疫苗还没说要捐多少，蔡英文就忙着发言，蔡英文：感謝拜登政府即時伸出援手<text:line-break/><text:line-break/>然后对日本捐AZ疫苗，看蘋果日報的报道标题：<text:line-break/><text:line-break/>124萬劑救命疫苗6/4抵台　日駐台代表引「鬼滅之刃」喻：團結終能贏來正義<text:line-break/>日本124萬劑疫苗今來台　486哭了！ICU醫估「遊日感謝潮」將大爆發<text:line-break/>日本疫苗今來台！《讀賣》前記者驚：速度這麼快　他又默默助台這些事<text:line-break/><text:line-break/><text:line-break/>民进党当局的荒唐并不可怕，可怕的是，它还能洗脑传销一大批死忠人民跟随者，连台湾人民的生命安全都可以不顾。<text:line-break/><text:line-break/></text:span></text:p>
      <text:p text:style-name="P2"><text:span text:style-name="T1">孫從輔   |  2021.06.04 06:45   |   </text:span><text:a xlink:type="simple" xlink:href="http://palinfo.habago.org/Entry?Command=Information_PrintForum#FORUM40683"><text:span text:style-name="T2">#</text:span></text:a></text:p>
      <text:p text:style-name="P3"><text:span text:style-name="T1">金燦榮教授在最新演講中推測兩岸統一問題將在五年內解決，並給出三點理由：<text:line-break/><text:line-break/>一、中美在台海的軍事力量改變。<text:line-break/>二、美國聯合台灣採取激進政治對抗，使大陸民意改變。<text:line-break/>三、因為形勢改變，武統利弊得失加總結果為正，代價可承受。<text:line-break/><text:line-break/>金教授的推測不是重點，重點在於細節分析。其中有一點讓我驚訝，金教授說近幾年中印邊界衝突時，台灣派軍事情報小組去幫助印軍，因為台軍對大陸的軍情比較了解。如果屬實，即便是美國指使的，也是台灣政府做過最損人損己的事情之一了。<text:line-break/><text:line-break/>影片在此<text:line-break/></text:span><text:a xlink:type="simple" xlink:href="https://youtu.be/o_BGPN2MqOI?t=2420"><text:span text:style-name="T4">https://youtu.be/o_BGPN2MqOI?t=2420</text:span></text:a></text:p>
      <text:p text:style-name="P2"><text:span text:style-name="T1">陳志鵬   |  2021.06.03 16:26   |   </text:span><text:a xlink:type="simple" xlink:href="http://palinfo.habago.org/Entry?Command=Information_PrintForum#FORUM40682"><text:span text:style-name="T2">#</text:span></text:a></text:p>
      <text:p text:style-name="P4"><text:span text:style-name="T1">借用不知出處的一段話：<text:line-break/><text:line-break/>~~身處地獄，依然仰望天堂。<text:line-break/><text:line-break/>人世美好的良善似乎已經悄然而去，只期望自己還能保持心中最後的一點光。</text:span></text:p>
      <text:p text:style-name="P2"><text:span text:style-name="T1">陳真   |  2021.06.03 15:57   |   </text:span><text:a xlink:type="simple" xlink:href="http://palinfo.habago.org/Entry?Command=Information_PrintForum#FORUM40681"><text:span text:style-name="T2">#</text:span></text:a></text:p>
      <text:p text:style-name="P3"><text:span text:style-name="T1">台灣人真要坐以待斃？(七)：黎明前的黑暗<text:line-break/><text:line-break/>陳真<text:line-break/><text:line-break/>2021. 06. 03.<text:line-break/><text:line-break/><text:line-break/>全世界應該找不到一個所謂 “政府”，竟然千方百計阻擋疫苗。這齣醜戲，撈錢只是附帶利益與酬庸，仇中反華之政治圖謀與對華戰爭，恐怕才是核心意圖。<text:line-break/><text:line-break/>沒有美國授意，人渣黨不可能硬要搞這齣荒腔走板喪心病狂的醜戲。因為，走狗所圖是錢，是權力，是利益，而不是人命。所謂謀財害命，人渣黨再怎麼壞，也只是謀財，美國所圖才是害命。<text:line-break/><text:line-break/>從無數的旁證看來，新冠病毒就是美國的生化武器。請看：<text:line-break/><text:line-break/></text:span><text:a xlink:type="simple" xlink:href="https://bit.ly/3wMMC66"><text:span text:style-name="T4">https://bit.ly/3wMMC66</text:span></text:a><text:span text:style-name="T1"><text:line-break/><text:line-break/>"生物武器：一個更陰暗的未來" 這個系列文字，雖然已經寫了一、二十篇，但它只是一小部份，實在沒有時間寫，資料非常多，絕非信口之言。<text:line-break/><text:line-break/>我知道，一般自以為理性的人不會相信這是美國的生化武器實驗室所外洩，但是，事實很可能就是這樣，差別只是在於它究竟是針對中國大陸蓄意攻擊，抑或只是不慎外洩。我相信是前者。<text:line-break/><text:line-break/>如果這個可能性為真，那麼，會有一次攻擊，就會有第二次、第三次……各式各樣的摧毀行動。美國之毀中企圖，不分出個高下，不可能罷休，一定得有一方被打趴在地，這一切醜惡的鬥爭與暗算才會停止。<text:line-break/><text:line-break/>我們很不幸，活在這樣一個亂世之中的殖民小島上，我們不知道怎麼保護下一代讓他們平安、健康、正直地長大。亂世兒女，情緣難償。事實上，沒有人會是局外人；所有世人，不論老少，全都得為此付出代價。<text:line-break/><text:line-break/>然而，這恐怕只是悲劇前奏，序幕才剛要拉開而已。但它也許就像黎明前的黑暗，快則十年八年，慢則一個世代，陽光總會重新普照大地。我相信，良善的一方會獲勝，祖國會贏得這場戰爭或鬥爭，因為人心厭惡不義，邪惡不可能得逞。</text:span></text:p>
      <text:p text:style-name="P2"><text:span text:style-name="T1">陳志鵬   |  2021.06.03 11:53   |   </text:span><text:a xlink:type="simple" xlink:href="http://palinfo.habago.org/Entry?Command=Information_PrintForum&amp;iPage=2#FORUM40680"><text:span text:style-name="T2">#</text:span></text:a></text:p>
      <text:p text:style-name="P3"><text:span text:style-name="T1">疫苗問題吵得很不正常，我以小人之心的猜測是這樣<text:line-break/><text:line-break/>1.炒作拿不到疫苗，加深對大陸的敵意，作為戰前動員的手段？<text:line-break/>2.放任病毒流竄，讓帶原者去大陸，癱瘓大陸崛起？<text:line-break/>3.部分疫苗是不是更加高級的生化基因武器？用台灣人做實驗？<text:line-break/><text:line-break/>希望上列的疑問都是我想像的陰謀。<text:line-break/><text:line-break/></text:span></text:p>
      <text:p text:style-name="P2"><text:span text:style-name="T1">陳真   |  2021.06.03 03:20   |   </text:span><text:a xlink:type="simple" xlink:href="http://palinfo.habago.org/Entry?Command=Information_PrintForum&amp;iPage=2#FORUM40679"><text:span text:style-name="T2">#</text:span></text:a></text:p>
      <text:p text:style-name="P4"><text:span text:style-name="T1">台灣人真要坐以待斃？(六)：被殖民者的悲劇<text:line-break/><text:line-break/>陳真<text:line-break/><text:line-break/>2021. 06. 03.<text:line-break/><text:line-break/><text:line-break/>一個黨，因為某種正面理由，偶爾撒個謊是可以想像的，但是，真的很難想像世界上怎麼會有這樣一個人渣黨，為了撈錢奪權騙選票，幾十年來每天所講的幾乎每一句話、幾乎每一句話、幾乎每一句話竟然全部都是謊言！每天就是不斷撒謊造謠抹黑或捏造事實美化自己。<text:line-break/><text:line-break/>這個黨的中心思想就是一個騙字。這個黨的最大本事就是網軍與媒體及走狗文人的造謠抹黑能力。這個黨的惟一存在目的就是撈錢奪權，舉家雞犬昇天。<text:line-break/><text:line-break/>這樣一個黨，全面控制媒體與教育體系，長年以來瘋狂造謠抹黑與洗腦，並且用我們納稅人的錢和職位與各種資源，豢養無數網軍與走狗文人，每天從事各種下流的陰暗齷齪勾當，除了造謠抹黑，更擅於自導自演栽贓嫁禍。<text:line-break/><text:line-break/>這樣一個喪心病狂的人渣黨蟑螂黨，卻不斷透過司法恐嚇、打壓與迫害對他有所質疑或有所不敬的人民。<text:line-break/><text:line-break/>前幾天的報紙說，警方要以散播謠言法辦一位網友。人渣黨每天造謠撒謊抹紅抹黑，長期系統性、有計劃性地、上下一條龍式地整個黨不斷自導自演栽贓抹黑異己，檢警調單位從來不去抓，卻自甘墮落，充當政治打手，每天以司法威脅恐嚇鎮壓人民。<text:line-break/><text:line-break/>那個被抓的人寫了底下這麼一段話，居然就被以造謠移送法辦。他寫說：<text:line-break/><text:line-break/>「現在終於知道民進黨的防疫的謊言：<text:line-break/><text:line-break/>第一，不採取全面普篩主要的目的是為了遮掩社區感染的真相。<text:line-break/><text:line-break/>第二，買不到疫苗真正原因在於民進黨想要賺疫苗回扣。<text:line-break/><text:line-break/>第三，這一年多來大內宣主要目的在想企圖運用全體免疫的方式來掩蓋防疫的不實。<text:line-break/><text:line-break/>第四，台灣的防疫只是一場遊戲一場夢。<text:line-break/><text:line-break/>第五，其實台灣社區感染非常嚴重，去年沒爆發是因為病毒量不深。這次會大爆發因為英國病種病毒傳播超強，紙包不住火，民進黨穿幫了。」<text:line-break/><text:line-break/>這位網友其實寫得不太精準，對於人渣黨的邪惡與齷齪了解太少了，把人渣黨想得太好了，彷彿它只是無能，只是企圖貪點所謂回扣，卻一個不小心而爆發疫情。這位網友真的是太善良了。人渣黨若只是無能，我們可以教他，但他豈是無能？他撈錢奪權的能力好到爆！他不是無能，而是無恥，骯髒齷齪到極點。<text:line-break/><text:line-break/>我不會去指控什麼 "疫苗回扣" 這類一般人的推測。為什麼呢？因為政治沒那麼單純，沒那麼 "乾淨"，比這個要複雜且骯髒多了。就如同前一陣子什麼黑道小混混嗆聲警方，相較於真正掌權者的巨大暴利、權力與惡行，一個傻呼呼的小混混，哪算一回事？<text:line-break/><text:line-break/>我敢保證，人渣黨將來絕不會拿什麼 "疫苗回扣"，太看不起人渣黨了。你自己用肚臍想也知道，當你掌握所有權力與資源時，你想撈錢，哪需要偷偷摸摸拿什麼回扣？那是基層人員才會幹的窩囊犯行，當權者哪需要這樣？<text:line-break/><text:line-break/>平常隨便一個什麼土地重劃或變更地目，就不知道能夠一夜之間撈到多少億，而且撈得天衣無縫；大家都知道怎麼回事，但是你能拿他怎麼樣？你如何可能把他繩之以法？再說，他很可能完全合法。對一個掌握所有權力和資源的人來說，要合法還不簡單？<text:line-break/><text:line-break/>就算非法，除非改朝換代，除非下一個朝代清廉自持，願意冒險肅貪，否則，司法永遠也不會拿權勢者開刀。阿扁之所以坐牢，是因為惹到美國人，是美國人釋出貪瀆證據，是美國人逼阿扁主動出面認罪，是美國人要他坐牢，而不是因為他的犯行。<text:line-break/><text:line-break/>相較於人渣黨的胃口，阿扁貪個幾十億根本就是皮毛。你看，扁嫂居然還得私下跟百貨公司老闆討禮券，還得四處找人偷偷摸摸收集發票來報一點私帳。人渣黨可完全不是這樣的小家子氣。<text:line-break/><text:line-break/>你看，不管是什麼綠能，什麼風力發電，什麼前瞻計畫，什麼新南向等等等，動輒以兆計算，而且這都還不包括動輒數千億的軍購，以及烏七媽黑的無數金錢外交；把錢送給一些人權紀錄惡名昭彰的獨裁者或政治人渣，利益均霑，然後睜眼說瞎話騙大家說這些都是什麼 "國際民主盟友"，共同捍衛民主自由。<text:line-break/><text:line-break/>這一切荒腔走板、動輒幾兆幾千億的所謂 "政策"，事實上幾乎全都有美、日的重大獲利在裏頭。它不是出於台灣民生大計之所需，而是殖民者長期吸血的各種方式。<text:line-break/><text:line-break/>回歸原題，我保證人渣黨沒有 "疫苗回扣" 這麼基層、可笑的貪污手法。<text:line-break/><text:line-break/>至於有沒有炒股，這當然是廢話，不炒白不炒。不過，權勢大者當然不會自己去炒。這通常是分贓政治體制往下釋放的一種基本 "福利"。<text:line-break/><text:line-break/>我很想舉些實例，但無證據在手沒法講。不過，稍微對島內藍綠政治有一點點了解的人，理應都知道，股市技術分析什麼年線月線都沒用，千線萬線不如一條內線。資訊，特別是比別人快一步的各種資訊，就是一種最安全最隱密最輕鬆的撈錢工具，做為一種犒賞與回報或資金來源(不妨想想大漢奸黎智英如何在美國協助下四處撈錢)。<text:line-break/><text:line-break/>人渣黨千方百計阻擋疫苗進口，主因絕不是什麼莫須有的 "疫苗回扣"，那是對政治的理解很 "單純" 的一般人的一種民間普遍推測，但這推測並不合理，太可笑了。拿回扣是權力外圍的人才會去幹的事。<text:line-break/><text:line-break/>至於炒股，高端疫苗公司短短一年漲了十幾倍，董事長張世忠兄妹與妹婿這個著名的炒股家族，疫苗根本八字都還沒一撇，卻輕輕鬆鬆就能撈上幾百億。雖然利潤如此龐大，但我也不相信這是人渣黨千方百計阻擋疫苗進口的原因。這只能說是一個附帶利益。為什麼呢？因為人渣黨自己撈都來不及了，沒必要為一個私人家族企業犯眾怒。<text:line-break/><text:line-break/>再說，若真要撈錢，理當是神不知鬼不覺地撈，哪會撈到天怒人怨，眾人猜疑？人渣黨沒那麼笨。而且，人渣黨大撈特撈的管道多得是，何必撈得如此難看、如此張揚？<text:line-break/><text:line-break/>那麼，到底是為了什麼，人渣黨必須如此千方百計地阻擋疫苗？我想，只有一個可能，那就是美國主子的意思。<text:line-break/><text:line-break/>人渣黨說，疫苗問題事關什麼國防戰略。這意思其實就是說，這整個荒唐詭異的阻擋疫苗行徑，事實上就是美國藉著台灣攻擊祖國的整個佈局之一，但它同時也能成為美國的一個提款機，因為所謂高端疫苗其實就是和美國國家衛生研究院合作進行。<text:line-break/><text:line-break/>台灣做為美國殖民地，所有重要政策與人事，向來全都得經過美國主子的批准和指示。殖民者不會去考慮被殖民者的需求，包括人命與健康都根本無關緊要。殖民者就是盡量從被殖民者身上撈取最大的利益，讓我們為美國人做出最大的犧牲。<text:line-break/><text:line-break/>我知道你很可能不會相信我講的，那是因為你對政治的理解太 "單純" 了。我不怪你，因為我也曾經 "單純" 過。經過將近二十年，我才從單純幼稚的表面政治幻象中清醒。</text:span></text:p>
      <text:p text:style-name="P2"><text:span text:style-name="T1">陳真   |  2021.06.01 11:24   |   </text:span><text:a xlink:type="simple" xlink:href="http://palinfo.habago.org/Entry?Command=Information_PrintForum#FORUM40678"><text:span text:style-name="T2">#</text:span></text:a></text:p>
      <text:p text:style-name="P3"><text:span text:style-name="T1">台灣人真要坐以待斃？(五)：草菅人命，官商勾結<text:line-break/><text:line-break/>陳真<text:line-break/><text:line-break/>2021. 05. 31.<text:line-break/><text:line-break/><text:line-break/>這個人渣黨真的是齷齪至極，為了強迫大家將來打台製黑心疫苗，無所不用其極，百般阻撓世界上最好的疫苗進口，而且每天不斷撒謊造謠，毫無羞恥心。<text:line-break/><text:line-break/>比方說，口口聲聲說什麼一定要跟原廠買，藉以阻撓疫苗進口。這不是發神經嗎？你買蘋果手機或現代汽車，難道一定要跑到美國或韓國買，才叫做原廠？醫院裏頭千千萬萬種藥物，來自世界各國，誰會一一跑去每個國家買？不管你是跟哪個代理商買的，原廠就是原廠。<text:line-break/><text:line-break/>更可惡的是，一方面信口雌黃說什麼一定要買原廠，當原廠真的來了，人渣黨卻又說不要買，睜眼說瞎話跟對方說台灣疫苗已經夠多了，不需要再買。<text:line-break/><text:line-break/>而且，事實上，人渣黨過去所進口的、歐洲十幾個國家禁用或停用的AZ疫苗，不但不是跟原廠買的，而且也不是原廠貨，而是韓國的代工廠SK Bioscience 所製造。至於最近那十五萬劑純做秀的莫德納疫苗，同樣也不是跟美國原廠買的，更不是原廠貨，而是西班牙的Rovi 藥廠所代工。<text:line-break/><text:line-break/></text:span><text:a xlink:type="simple" xlink:href="https://bit.ly/3i8BFrw"><text:span text:style-name="T4">https://bit.ly/3i8BFrw</text:span></text:a><text:span text:style-name="T1"><text:line-break/><text:line-break/>聽清楚哦，是代工製造，而不是代理販賣。連代工廠的產品都能接受，卻不能接受原廠製造？由此你就可以知道，人渣黨其實根本不是要跟你講道理，而是存心胡作非為，存心蠻幹！滿口低能荒唐的謊言，擺明就是要不擇手段阻擋世界最好的幾種疫苗進口。這是什麼心態？這若不是謀財害命，什麼是謀財害命？<text:line-break/><text:line-break/>這兩天，人渣黨頭子說話了，說疫苗是國家戰略產業，所以一定要扶植本土生技公司。可是，這鬼話說得通嗎？沒有人會反對台灣發展什麼生技產業，問題是，當疫情如此嚴重時，你卻千方百計阻撓救命解藥，說一定要先扶植一間僅僅上市才三年的私人生技公司？這種鬼話說得通嗎？<text:line-break/><text:line-break/>今天，假若你生了病，病況危急，全世界最好的解藥送到你嘴邊，你卻說不行，我不能吃，我不能仰賴別人，我一定要等我剛考上醫學院的兒子將來為我發明解藥。這說得通嗎？<text:line-break/><text:line-break/>如果只是你自己的一條命，你愛怎麼幹就怎麼幹。問題是，現在是涉及兩千三百萬人的性命與身家財產，你卻刻意百般阻撓，說什麼我們一定要發展自己的仙丹，不管死多少人也要等，天底下有這種道理？若說裏頭沒有陰暗內幕或機關盤算或利益輸送，難道是人渣黨集體發瘋了嗎？<text:line-break/><text:line-break/>再說，製藥生技產業難如登天，就算你傾國家之力，花上幾十年都不一定能發展得起來。<text:line-break/><text:line-break/>今天，假若台灣真的有什麼仙丹妙藥馬上可提供大眾救命，那倒也無話可說。但是事實上卻不然，不但不是仙丹妙藥，而且是根本不打算經過基本合格試驗程序、全世界沒有人會認可的黑心疫苗。<text:line-break/><text:line-break/>這一家叫做 "高端疫苗" 的台灣生技公司，是個臭名昭彰、過去炒股與內線交易醜聞不斷的家族企業，連二期都還沒完成，甚至這個月(五月) 的月初才剛啟動二期試驗，該公司的網頁在五月十二日都還在公開招募受試者，人渣黨政府居然在上周五月二十八日居然就下大單，預訂了五百萬劑疫苗，就連該試驗計畫的主持人都覺得很荒唐，一個連八字都沒一撇的東西，你卻用納稅人的錢全買單了。這不是違法亂紀，什麼是違法亂紀？公家機關可以去採購一個根本尚未存在、尚未進行試驗的藥物嗎來拯救疫情？<text:line-break/><text:line-break/>再說，天底下有人推出一個新藥是如此神速的嗎？天底下會有人這樣子訂購藥物的嗎？八字都還沒有一撇就下單全買了。這不是官商勾結，什麼是官商勾結？這不是草菅人命，什麼是草菅人命？<text:line-break/><text:line-break/>五月中旬都還在招募受試者，五月底政府單位就來下大單預訂了。二期試驗會不會過都還是個問題，更不用說真正具有臨床意義的三期試驗，官方居然就信口胡謅打包票說很安全、沒問題，馬上進行大採購。這不是圖利，什麼是圖利？這不是利益輸送，什麼是利益輸送？這不是官商勾結，什麼是官商勾結？這不是草菅人命，什麼是草菅人命？這不是違法亂紀，什麼是違法亂紀？<text:line-break/><text:line-break/>一個事關幾千萬條性命的疫苗，連完成三期試驗都不用，甚至連二期也不用，直接就能拍胸脯打包票說很安全很棒沒。科學生技製藥竟然是靠著政客拍胸脯，就能事先保證安全有效？這不叫做官商勾結，什麼是官商勾結？這不是黑心疫苗，什麼是黑心疫苗？簡直是把大家當白癡。<text:line-break/><text:line-break/>還有，你看，那位陳建仁，更是眛著專業良知，欺騙大家說什麼他和他太太都有參加高端疫苗公司的二期試驗，說他打完疫苗後覺得很好！一點不舒服的感覺也沒有。這種低能謊話竟然也敢講！真的是把大家當白痴；既然是雙盲試驗，在解盲之前，他哪會知道自己是打了疫苗還是打了安慰劑？而且，不管打了什麼藥，沒有感覺不舒服就表示這個疫苗很安全很棒？騙三歲小孩也不能這樣騙。<text:line-break/><text:line-break/>疫情危急之際，有那麼多世界最好的疫苗垂手可得，卻千方百計阻撓，每天造謠撒謊，完全就是無法無天，而且抹紅抹黑企圖引進或捐贈世界最好疫苗者，硬是要採用毫無安全保障的台製黑心疫苗，如果這不叫做泯滅良知，什麼是泯滅良知？如果這不叫做喪心病狂，什麼是喪心病狂？</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